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Consolas" svg:font-family="Consolas"/>
    <style:font-face style:name="Roboto" svg:font-family="Roboto, 'Liberation Mono'"/>
    <style:font-face style:name="SimSun1" svg:font-family="SimSun"/>
    <style:font-face style:name="Courier New" svg:font-family="'Courier New'" style:font-family-generic="modern"/>
    <style:font-face style:name="Symbol" svg:font-family="Symbol" style:font-family-generic="roman"/>
    <style:font-face style:name="Times New Roman" svg:font-family="'Times New Roman'" style:font-family-generic="roman"/>
    <style:font-face style:name="Arial" svg:font-family="Arial" style:font-family-generic="swiss"/>
    <style:font-face style:name="Arial Unicode MS" svg:font-family="'Arial Unicode MS'" style:font-family-generic="swiss"/>
    <style:font-face style:name="FreeSans2" svg:font-family="FreeSans" style:font-family-generic="swiss"/>
    <style:font-face style:name="Tahoma" svg:font-family="Tahoma" style:font-family-generic="swiss"/>
    <style:font-face style:name="Courier New1" svg:font-family="'Courier New'" style:font-family-generic="modern" style:font-pitch="fixed"/>
    <style:font-face style:name="Noto Sans CJK SC Regular1" svg:font-family="'Noto Sans CJK SC Regular'" style:font-pitch="variable"/>
    <style:font-face style:name="SimSun" svg:font-family="SimSun" style:font-pitch="variable"/>
    <style:font-face style:name="Liberation Serif" svg:font-family="'Liberation Serif'"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Nimbus Sans L" svg:font-family="'Nimbus Sans 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22cm" fo:margin-left="-0.009cm" table:align="left" style:writing-mode="lr-tb"/>
    </style:style>
    <style:style style:name="Table1.A" style:family="table-column">
      <style:table-column-properties style:column-width="1.699cm"/>
    </style:style>
    <style:style style:name="Table1.B" style:family="table-column">
      <style:table-column-properties style:column-width="1.697cm"/>
    </style:style>
    <style:style style:name="Table1.C" style:family="table-column">
      <style:table-column-properties style:column-width="1.499cm"/>
    </style:style>
    <style:style style:name="Table1.D" style:family="table-column">
      <style:table-column-properties style:column-width="5.403cm"/>
    </style:style>
    <style:style style:name="Table1.E" style:family="table-column">
      <style:table-column-properties style:column-width="6.72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6.703cm"/>
        </style:tab-stops>
      </style:paragraph-properties>
    </style:style>
    <style:style style:name="P2" style:family="paragraph" style:parent-style-name="Standard">
      <style:paragraph-properties>
        <style:tab-stops>
          <style:tab-stop style:position="4.586cm"/>
          <style:tab-stop style:position="6.703cm"/>
        </style:tab-stops>
      </style:paragraph-properties>
    </style:style>
    <style:style style:name="P3" style:family="paragraph" style:parent-style-name="Standard">
      <style:text-properties style:font-weight-complex="bold"/>
    </style:style>
    <style:style style:name="P4" style:family="paragraph" style:parent-style-name="Standard">
      <style:text-properties fo:font-weight="bold" style:font-weight-asian="bold"/>
    </style:style>
    <style:style style:name="P5" style:family="paragraph" style:parent-style-name="Standard">
      <style:text-properties fo:font-size="12pt" fo:language="en" fo:country="GB" style:font-size-asian="12pt" style:font-size-complex="12pt"/>
    </style:style>
    <style:style style:name="P6" style:family="paragraph" style:parent-style-name="Standard">
      <style:text-properties style:font-name="Courier New" fo:font-size="8pt" style:font-size-asian="8pt" style:font-name-complex="Courier New" style:font-size-complex="8pt" style:font-weight-complex="bold"/>
    </style:style>
    <style:style style:name="P7" style:family="paragraph" style:parent-style-name="Standard">
      <style:text-properties style:font-name="Courier New" style:font-name-complex="Courier New" style:font-weight-complex="bold"/>
    </style:style>
    <style:style style:name="P8" style:family="paragraph" style:parent-style-name="Standard">
      <style:text-properties style:font-name="FreeSans" fo:font-style="italic" style:font-style-asian="italic" style:font-style-complex="italic"/>
    </style:style>
    <style:style style:name="P9" style:family="paragraph" style:parent-style-name="Standard">
      <style:paragraph-properties fo:padding-left="0cm" fo:padding-right="0cm" fo:padding-top="0cm" fo:padding-bottom="0.035cm" fo:border-left="none" fo:border-right="none" fo:border-top="none" fo:border-bottom="0.74pt solid #000000"/>
    </style:style>
    <style:style style:name="P10" style:family="paragraph" style:parent-style-name="Standard">
      <style:paragraph-properties fo:padding-left="0cm" fo:padding-right="0cm" fo:padding-top="0cm" fo:padding-bottom="0.035cm" fo:border-left="none" fo:border-right="none" fo:border-top="none" fo:border-bottom="0.74pt solid #000000"/>
      <style:text-properties style:font-weight-complex="bold"/>
    </style:style>
    <style:style style:name="P11" style:family="paragraph" style:parent-style-name="Standard">
      <style:paragraph-properties fo:margin-left="0.353cm" fo:margin-right="0cm" fo:text-indent="0cm" style:auto-text-indent="false" fo:padding-left="0.141cm" fo:padding-right="0.141cm" fo:padding-top="0.035cm" fo:padding-bottom="0cm" fo:border="none"/>
      <style:text-properties style:font-name="FreeSans" fo:font-style="italic" style:font-style-asian="italic" style:font-style-complex="italic"/>
    </style:style>
    <style:style style:name="P12" style:family="paragraph" style:parent-style-name="Standard">
      <style:paragraph-properties fo:margin-left="0.353cm" fo:margin-right="0cm" fo:text-indent="0cm" style:auto-text-indent="false" style:border-line-width-bottom="0.053cm 0.106cm 0.026cm" fo:padding-left="0.141cm" fo:padding-right="0.141cm" fo:padding-top="0.035cm" fo:padding-bottom="0cm" fo:border-left="none" fo:border-right="none" fo:border-top="none" fo:border-bottom="5.24pt double #000000"/>
      <style:text-properties style:font-name="FreeSans" fo:font-size="12pt" fo:language="en" fo:country="GB" fo:font-style="italic" style:font-size-asian="12pt" style:font-style-asian="italic" style:font-size-complex="12pt" style:font-style-complex="italic"/>
    </style:style>
    <style:style style:name="P13" style:family="paragraph" style:parent-style-name="Normal_20__28_Web_29_">
      <style:paragraph-properties fo:margin-left="0.353cm" fo:margin-right="0cm" fo:margin-top="0cm" fo:margin-bottom="0.159cm" loext:contextual-spacing="false" fo:line-height="100%" fo:text-align="start" style:justify-single-word="false" fo:keep-together="auto" fo:orphans="2" fo:widows="2" fo:text-indent="0cm" style:auto-text-indent="false" fo:break-before="auto" fo:break-after="auto" fo:padding="0cm" fo:border="none" fo:keep-with-next="auto" text:number-lines="true" text:line-number="0" style:text-autospace="ideograph-alpha" style:punctuation-wrap="hanging" style:line-break="strict" style:vertical-align="baseline" style:snap-to-layout-grid="true" style:writing-mode="lr-tb"/>
      <style:text-properties fo:font-variant="normal" fo:text-transform="none" fo:color="#000000" style:text-position="0% 100%" style:font-name="FreeSans" fo:letter-spacing="normal" fo:font-style="italic" fo:font-weight="normal" fo:background-color="#ffffff" style:font-style-asian="italic" style:font-weight-asian="normal" style:font-size-complex="11pt" style:font-style-complex="italic"/>
    </style:style>
    <style:style style:name="P14" style:family="paragraph" style:parent-style-name="Normal_20__28_Web_29_">
      <style:paragraph-properties fo:margin-left="0.353cm" fo:margin-right="0cm" fo:margin-top="0cm" fo:margin-bottom="0cm" loext:contextual-spacing="false" fo:line-height="100%" fo:text-align="start" style:justify-single-word="false" fo:keep-together="auto" fo:orphans="2" fo:widows="2" fo:text-indent="0cm" style:auto-text-indent="false" fo:break-before="auto" fo:break-after="auto" fo:padding="0cm" fo:border-left="none" fo:border-right="none" fo:border-top="none" fo:border-bottom="3pt dotted #000000" fo:keep-with-next="auto" text:number-lines="true" text:line-number="0" style:text-autospace="ideograph-alpha" style:punctuation-wrap="hanging" style:line-break="strict" style:vertical-align="baseline" style:snap-to-layout-grid="true" style:writing-mode="lr-tb"/>
      <style:text-properties fo:font-variant="normal" fo:text-transform="none" fo:color="#000000" style:text-position="0% 100%" style:font-name="FreeSans" fo:letter-spacing="normal" fo:font-style="italic" fo:font-weight="normal" fo:background-color="#ffffff" style:font-style-asian="italic" style:font-weight-asian="normal" style:font-size-complex="11pt" style:font-style-complex="italic"/>
    </style:style>
    <style:style style:name="P15" style:family="paragraph" style:parent-style-name="Normal_20__28_Web_29_">
      <style:paragraph-properties fo:margin-left="0.353cm" fo:margin-right="0cm" fo:margin-top="0cm" fo:margin-bottom="0cm" loext:contextual-spacing="false" style:line-height-at-least="0.035cm" fo:text-align="start" style:justify-single-word="false" fo:keep-together="auto" fo:orphans="2" fo:widows="2" fo:text-indent="0cm" style:auto-text-indent="false" fo:break-before="auto" fo:break-after="auto" fo:padding="0cm" fo:border="none" fo:keep-with-next="auto" text:number-lines="true" text:line-number="0" style:text-autospace="ideograph-alpha" style:punctuation-wrap="hanging" style:line-break="strict" style:vertical-align="baseline" style:snap-to-layout-grid="true" style:writing-mode="lr-tb"/>
    </style:style>
    <style:style style:name="P16" style:family="paragraph" style:parent-style-name="Normal_20__28_Web_29_">
      <style:paragraph-properties fo:margin-left="0.353cm" fo:margin-right="0cm" fo:margin-top="0cm" fo:margin-bottom="0.212cm" loext:contextual-spacing="false" fo:line-height="100%" fo:text-align="start" style:justify-single-word="false" fo:keep-together="auto" fo:orphans="2" fo:widows="2" fo:text-indent="0cm" style:auto-text-indent="false" fo:break-before="auto" fo:break-after="auto" fo:padding="0cm" fo:border-left="none" fo:border-right="none" fo:border-top="none" fo:border-bottom="3pt dotted #000000" fo:keep-with-next="auto" text:number-lines="true" text:line-number="0" style:text-autospace="ideograph-alpha" style:punctuation-wrap="hanging" style:line-break="strict" style:vertical-align="baseline" style:snap-to-layout-grid="true" style:writing-mode="lr-tb"/>
      <style:text-properties fo:font-variant="normal" fo:text-transform="none" fo:color="#000000" style:text-position="0% 100%" style:font-name="FreeSans" fo:letter-spacing="normal" fo:language="en" fo:country="GB" fo:font-style="italic" fo:font-weight="normal" fo:background-color="#ffffff" style:font-style-asian="italic" style:font-weight-asian="normal" style:font-size-complex="11pt" style:font-style-complex="italic"/>
    </style:style>
    <style:style style:name="P17" style:family="paragraph" style:parent-style-name="Normal_20__28_Web_29_">
      <style:paragraph-properties fo:margin-left="0.353cm" fo:margin-right="0cm" fo:margin-top="0cm" fo:margin-bottom="0.212cm" loext:contextual-spacing="false" style:line-height-at-least="0.035cm" fo:text-align="start" style:justify-single-word="false" fo:keep-together="auto" fo:orphans="2" fo:widows="2" fo:text-indent="0cm" style:auto-text-indent="false" fo:break-before="auto" fo:break-after="auto" fo:padding="0cm" fo:border="none" fo:keep-with-next="auto" text:number-lines="true" text:line-number="0" style:text-autospace="ideograph-alpha" style:punctuation-wrap="hanging" style:line-break="strict" style:vertical-align="baseline" style:snap-to-layout-grid="true" style:writing-mode="lr-tb"/>
    </style:style>
    <style:style style:name="P18" style:family="paragraph" style:parent-style-name="Normal_20__28_Web_29_">
      <style:paragraph-properties fo:margin-left="0.353cm" fo:margin-right="0cm" fo:margin-top="0cm" fo:margin-bottom="0.504cm" loext:contextual-spacing="false" style:line-height-at-least="0.035cm" fo:text-align="start" style:justify-single-word="false" fo:keep-together="auto" fo:orphans="2" fo:widows="2" fo:text-indent="0cm" style:auto-text-indent="false" fo:padding="0cm" fo:border="none" fo:keep-with-next="auto" text:number-lines="true" text:line-number="0" style:vertical-align="baseline"/>
      <style:text-properties fo:font-variant="normal" fo:text-transform="none" fo:color="#000000" style:text-position="0% 100%" style:font-name="FreeSans" fo:letter-spacing="normal" fo:font-style="italic" fo:font-weight="normal" fo:background-color="#ffffff" style:font-style-asian="italic" style:font-weight-asian="normal" style:font-size-complex="11pt" style:font-style-complex="italic"/>
    </style:style>
    <style:style style:name="P19" style:family="paragraph" style:parent-style-name="Standard">
      <style:paragraph-properties fo:margin-left="0.353cm" fo:margin-right="-0.31cm" fo:margin-top="0.319cm" fo:margin-bottom="0.319cm" loext:contextual-spacing="false" fo:line-height="100%" fo:text-align="start" style:justify-single-word="false" fo:keep-together="auto" fo:orphans="2" fo:widows="2" fo:text-indent="0cm" style:auto-text-indent="false" fo:break-before="auto" fo:break-after="auto" fo:padding-left="0.141cm" fo:padding-right="0.141cm" fo:padding-top="0.035cm" fo:padding-bottom="0cm" fo:border="none" fo:keep-with-next="auto" text:number-lines="true" text:line-number="0" style:text-autospace="ideograph-alpha" style:punctuation-wrap="hanging" style:line-break="strict" style:vertical-align="auto" style:snap-to-layout-grid="true" style:writing-mode="lr-tb">
        <style:tab-stops>
          <style:tab-stop style:position="0.459cm"/>
        </style:tab-stops>
      </style:paragraph-properties>
    </style:style>
    <style:style style:name="P20" style:family="paragraph" style:parent-style-name="Standard">
      <style:paragraph-properties fo:margin-left="0.353cm" fo:margin-right="-0.31cm" fo:margin-top="0.319cm" fo:margin-bottom="0.319cm" loext:contextual-spacing="false" fo:line-height="100%" fo:text-align="start" style:justify-single-word="false" fo:keep-together="auto" fo:orphans="2" fo:widows="2" fo:text-indent="0cm" style:auto-text-indent="false" fo:break-before="auto" fo:break-after="auto" fo:padding-left="0.141cm" fo:padding-right="0.141cm" fo:padding-top="0.035cm" fo:padding-bottom="0cm" fo:border="none" fo:keep-with-next="auto" text:number-lines="true" text:line-number="0" style:text-autospace="ideograph-alpha" style:punctuation-wrap="hanging" style:line-break="strict" style:vertical-align="auto" style:snap-to-layout-grid="true" style:writing-mode="lr-tb">
        <style:tab-stops>
          <style:tab-stop style:position="0.706cm"/>
        </style:tab-stops>
      </style:paragraph-properties>
    </style:style>
    <style:style style:name="P21" style:family="paragraph" style:parent-style-name="Standard">
      <style:paragraph-properties fo:margin-top="0.212cm" fo:margin-bottom="0cm" loext:contextual-spacing="false"/>
    </style:style>
    <style:style style:name="P22" style:family="paragraph" style:parent-style-name="Standard">
      <style:paragraph-properties fo:margin-top="0.212cm" fo:margin-bottom="0cm" loext:contextual-spacing="false"/>
      <style:text-properties officeooo:paragraph-rsid="0003adf5"/>
    </style:style>
    <style:style style:name="P23" style:family="paragraph" style:parent-style-name="Standard">
      <style:paragraph-properties fo:margin-top="0.212cm" fo:margin-bottom="0cm" loext:contextual-spacing="false" fo:line-height="150%"/>
      <style:text-properties officeooo:paragraph-rsid="00086674"/>
    </style:style>
    <style:style style:name="P24" style:family="paragraph" style:parent-style-name="Standard">
      <style:paragraph-properties fo:margin-top="0.212cm" fo:margin-bottom="0cm" loext:contextual-spacing="false"/>
      <style:text-properties officeooo:rsid="000e0633" officeooo:paragraph-rsid="000e0633"/>
    </style:style>
    <style:style style:name="P25" style:family="paragraph" style:parent-style-name="Standard">
      <style:paragraph-properties fo:margin-top="0.212cm" fo:margin-bottom="0cm" loext:contextual-spacing="false"/>
      <style:text-properties officeooo:paragraph-rsid="000ecb59"/>
    </style:style>
    <style:style style:name="P26" style:family="paragraph" style:parent-style-name="Standard">
      <style:paragraph-properties fo:margin-top="0.212cm" fo:margin-bottom="0cm" loext:contextual-spacing="false"/>
      <style:text-properties officeooo:rsid="000ecb59" officeooo:paragraph-rsid="000ecb59"/>
    </style:style>
    <style:style style:name="P27" style:family="paragraph" style:parent-style-name="Standard">
      <style:paragraph-properties fo:margin-top="0.212cm" fo:margin-bottom="0cm" loext:contextual-spacing="false"/>
      <style:text-properties officeooo:rsid="000ecb59" officeooo:paragraph-rsid="0011de59"/>
    </style:style>
    <style:style style:name="P28" style:family="paragraph" style:parent-style-name="Standard">
      <style:paragraph-properties fo:margin-left="0.635cm" fo:margin-right="0cm" fo:margin-top="0.212cm" fo:margin-bottom="0cm" loext:contextual-spacing="false" fo:text-indent="0cm" style:auto-text-indent="false"/>
    </style:style>
    <style:style style:name="P29" style:family="paragraph" style:parent-style-name="Standard">
      <style:paragraph-properties fo:margin-left="0.635cm" fo:margin-right="0cm" fo:margin-top="0.212cm" fo:margin-bottom="0cm" loext:contextual-spacing="false" fo:text-indent="0cm" style:auto-text-indent="false"/>
      <style:text-properties style:text-underline-style="solid" style:text-underline-width="auto" style:text-underline-color="font-color" style:font-weight-complex="bold"/>
    </style:style>
    <style:style style:name="P30" style:family="paragraph" style:parent-style-name="Standard">
      <style:paragraph-properties fo:margin-left="0.635cm" fo:margin-right="0cm" fo:margin-top="0.212cm" fo:margin-bottom="0cm" loext:contextual-spacing="false" fo:text-indent="0cm" style:auto-text-indent="false"/>
      <style:text-properties style:font-weight-complex="bold"/>
    </style:style>
    <style:style style:name="P31" style:family="paragraph" style:parent-style-name="List_20_Bullet">
      <style:paragraph-properties fo:margin-left="0.635cm" fo:margin-right="0cm" fo:text-indent="0cm" style:auto-text-indent="false"/>
    </style:style>
    <style:style style:name="P32" style:family="paragraph" style:parent-style-name="Standard">
      <style:paragraph-properties fo:margin-left="1.27cm" fo:margin-right="0cm" fo:margin-top="0.212cm" fo:margin-bottom="0cm" loext:contextual-spacing="false" fo:text-indent="0cm" style:auto-text-indent="false"/>
    </style:style>
    <style:style style:name="P33" style:family="paragraph" style:parent-style-name="Standard">
      <style:paragraph-properties fo:margin-left="1.27cm" fo:margin-right="0cm" fo:margin-top="0.212cm" fo:margin-bottom="0cm" loext:contextual-spacing="false" fo:text-indent="0cm" style:auto-text-indent="false"/>
      <style:text-properties style:font-weight-complex="bold"/>
    </style:style>
    <style:style style:name="P34" style:family="paragraph" style:parent-style-name="Standard">
      <style:paragraph-properties fo:margin-left="1.27cm" fo:margin-right="0cm" fo:text-indent="0cm" style:auto-text-indent="false"/>
      <style:text-properties style:font-name="Courier New" fo:font-size="8pt" style:font-size-asian="8pt" style:font-name-complex="Courier New" style:font-size-complex="8pt" style:font-weight-complex="bold"/>
    </style:style>
    <style:style style:name="P35" style:family="paragraph" style:parent-style-name="Standard">
      <style:paragraph-properties fo:margin-left="1.27cm" fo:margin-right="0cm" fo:text-indent="0cm" style:auto-text-indent="false"/>
      <style:text-properties style:font-name="Courier New" style:font-name-complex="Courier New" style:font-weight-complex="bold"/>
    </style:style>
    <style:style style:name="P36" style:family="paragraph" style:parent-style-name="Standard">
      <style:paragraph-properties fo:margin-top="0cm" fo:margin-bottom="0.212cm" loext:contextual-spacing="false"/>
    </style:style>
    <style:style style:name="P37" style:family="paragraph" style:parent-style-name="Standard">
      <style:paragraph-properties fo:margin-top="0cm" fo:margin-bottom="0.212cm" loext:contextual-spacing="false">
        <style:tab-stops>
          <style:tab-stop style:position="1.235cm"/>
        </style:tab-stops>
      </style:paragraph-properties>
    </style:style>
    <style:style style:name="P38" style:family="paragraph" style:parent-style-name="Standard">
      <style:paragraph-properties fo:margin-top="0cm" fo:margin-bottom="0.212cm" loext:contextual-spacing="false" fo:line-height="150%"/>
    </style:style>
    <style:style style:name="P39" style:family="paragraph" style:parent-style-name="Standard">
      <style:paragraph-properties fo:margin-left="0.531cm" fo:margin-right="0cm" fo:margin-top="0cm" fo:margin-bottom="0.212cm" loext:contextual-spacing="false" fo:text-indent="0cm" style:auto-text-indent="false"/>
    </style:style>
    <style:style style:name="P40" style:family="paragraph" style:parent-style-name="Standard">
      <style:paragraph-properties fo:margin-left="0.529cm" fo:margin-right="0cm" fo:text-indent="0cm" style:auto-text-inden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1" style:family="paragraph" style:parent-style-name="Standard">
      <style:paragraph-properties fo:margin-left="3.81cm" fo:margin-right="0cm" fo:text-indent="1.27cm" style:auto-text-indent="false"/>
    </style:style>
    <style:style style:name="P42" style:family="paragraph" style:parent-style-name="Standard">
      <style:paragraph-properties fo:margin-left="3.81cm" fo:margin-right="0cm" fo:text-indent="1.27cm" style:auto-text-indent="false"/>
      <style:text-properties style:font-name="Courier New" style:font-name-complex="Courier New" style:font-weight-complex="bold"/>
    </style:style>
    <style:style style:name="P43" style:family="paragraph" style:parent-style-name="Standard">
      <style:paragraph-properties fo:margin-left="0cm" fo:margin-right="0cm" fo:margin-top="0cm" fo:margin-bottom="0.212cm" loext:contextual-spacing="false" fo:text-indent="1.27cm" style:auto-text-indent="false"/>
    </style:style>
    <style:style style:name="P44" style:family="paragraph" style:parent-style-name="Standard">
      <style:paragraph-properties fo:margin-left="0cm" fo:margin-right="0cm" fo:text-indent="1.27cm" style:auto-text-indent="false"/>
      <style:text-properties style:font-name="Courier New" fo:font-size="8pt" style:font-size-asian="8pt" style:font-name-complex="Courier New" style:font-size-complex="8pt" style:font-weight-complex="bold"/>
    </style:style>
    <style:style style:name="P45" style:family="paragraph" style:parent-style-name="Standard">
      <style:paragraph-properties fo:margin-left="0.529cm" fo:margin-right="0cm" fo:margin-top="0.212cm" fo:margin-bottom="0cm" loext:contextual-spacing="false" fo:text-indent="-0.529cm" style:auto-text-indent="false">
        <style:tab-stops>
          <style:tab-stop style:position="0.635cm"/>
        </style:tab-stops>
      </style:paragraph-properties>
      <style:text-properties officeooo:paragraph-rsid="00053e43"/>
    </style:style>
    <style:style style:name="P46" style:family="paragraph" style:parent-style-name="Standard">
      <style:paragraph-properties fo:margin-left="0.875cm" fo:margin-right="0cm" fo:margin-top="0.212cm" fo:margin-bottom="0cm" loext:contextual-spacing="false" fo:text-indent="0cm" style:auto-text-indent="false"/>
    </style:style>
    <style:style style:name="P47" style:family="paragraph" style:parent-style-name="Standard">
      <style:paragraph-properties fo:margin-left="1.27cm" fo:margin-right="0cm" fo:text-indent="1.27cm" style:auto-text-indent="false"/>
    </style:style>
    <style:style style:name="P48" style:family="paragraph" style:parent-style-name="Standard">
      <style:paragraph-properties fo:margin-left="1.27cm" fo:margin-right="0cm" fo:text-indent="1.27cm" style:auto-text-indent="false"/>
      <style:text-properties style:font-name="Courier New" fo:font-size="8pt" style:font-size-asian="8pt" style:font-name-complex="Courier New" style:font-size-complex="8pt" style:font-weight-complex="bold"/>
    </style:style>
    <style:style style:name="P49" style:family="paragraph" style:parent-style-name="Standard">
      <style:paragraph-properties fo:margin-left="2.54cm" fo:margin-right="0cm" fo:text-indent="1.27cm" style:auto-text-indent="false"/>
    </style:style>
    <style:style style:name="P50" style:family="paragraph" style:parent-style-name="Standard">
      <style:paragraph-properties fo:margin-left="2.54cm" fo:margin-right="0cm" fo:text-indent="1.27cm" style:auto-text-indent="false"/>
      <style:text-properties style:font-name="Courier New" style:font-name-complex="Courier New" style:font-weight-complex="bold"/>
    </style:style>
    <style:style style:name="P51" style:family="paragraph" style:parent-style-name="Standard">
      <style:paragraph-properties fo:margin-left="3.81cm" fo:margin-right="0cm" fo:text-indent="0cm" style:auto-text-indent="false"/>
      <style:text-properties style:font-name="Courier New" style:font-name-complex="Courier New" style:font-weight-complex="bold"/>
    </style:style>
    <style:style style:name="P52" style:family="paragraph" style:parent-style-name="Standard">
      <style:paragraph-properties fo:margin-left="5.08cm" fo:margin-right="0cm" fo:text-indent="0cm" style:auto-text-indent="false"/>
      <style:text-properties style:font-name="Courier New" style:font-name-complex="Courier New" style:font-weight-complex="bold"/>
    </style:style>
    <style:style style:name="P53" style:family="paragraph" style:parent-style-name="Standard">
      <style:paragraph-properties fo:margin-left="6.35cm" fo:margin-right="0cm" fo:text-indent="0cm" style:auto-text-indent="false"/>
      <style:text-properties style:font-name="Courier New" style:font-name-complex="Courier New" style:font-weight-complex="bold"/>
    </style:style>
    <style:style style:name="P54" style:family="paragraph" style:parent-style-name="Standard">
      <style:paragraph-properties fo:margin-left="5.08cm" fo:margin-right="0cm" fo:text-indent="1.27cm" style:auto-text-indent="false"/>
      <style:text-properties style:font-name="Courier New" style:font-name-complex="Courier New" style:font-weight-complex="bold"/>
    </style:style>
    <style:style style:name="P55" style:family="paragraph" style:parent-style-name="Standard">
      <style:paragraph-properties fo:margin-left="1.639cm" fo:margin-right="0cm" fo:text-indent="0cm" style:auto-text-indent="false"/>
      <style:text-properties style:font-name="Courier New" style:font-name-complex="Courier New" style:font-weight-complex="bold"/>
    </style:style>
    <style:style style:name="P56" style:family="paragraph" style:parent-style-name="Normal_20__28_Web_29_">
      <style:paragraph-properties fo:margin-top="0cm" fo:margin-bottom="0.159cm" loext:contextual-spacing="false" fo:line-height="100%" fo:text-align="start" style:justify-single-word="false" fo:keep-together="auto" fo:orphans="2" fo:widows="2" fo:break-before="auto" fo:break-after="auto" fo:padding="0cm" fo:border="none" fo:keep-with-next="auto" text:number-lines="true" text:line-number="0" style:text-autospace="ideograph-alpha" style:punctuation-wrap="hanging" style:line-break="strict" style:vertical-align="baseline" style:snap-to-layout-grid="true" style:writing-mode="lr-tb"/>
    </style:style>
    <style:style style:name="P57" style:family="paragraph" style:parent-style-name="Normal_20__28_Web_29_">
      <style:paragraph-properties fo:margin-left="0.349cm" fo:margin-right="0cm" fo:margin-top="0cm" fo:margin-bottom="0.212cm" loext:contextual-spacing="false" style:line-height-at-least="0.035cm" fo:text-align="start" style:justify-single-word="false" fo:keep-together="auto" fo:orphans="2" fo:widows="2" fo:text-indent="0.004cm" style:auto-text-indent="false" fo:break-before="auto" fo:break-after="auto" fo:padding="0cm" fo:border-left="none" fo:border-right="none" fo:border-top="none" fo:border-bottom="3pt solid #000000" fo:keep-with-next="auto" text:number-lines="true" text:line-number="0" style:text-autospace="ideograph-alpha" style:punctuation-wrap="hanging" style:line-break="strict" style:vertical-align="baseline" style:snap-to-layout-grid="true" style:writing-mode="lr-tb"/>
      <style:text-properties fo:font-variant="normal" fo:text-transform="none" fo:color="#008080" style:text-position="0% 100%" style:font-name="FreeSans" fo:letter-spacing="normal" fo:language="en" fo:country="GB" fo:font-style="italic" style:text-underline-style="none" fo:font-weight="normal" fo:background-color="#ffffff" style:font-style-asian="italic" style:font-weight-asian="normal" style:font-size-complex="9.5pt" style:font-style-complex="italic"/>
    </style:style>
    <style:style style:name="P58" style:family="paragraph" style:parent-style-name="Normal_20__28_Web_29_">
      <style:paragraph-properties fo:margin-left="0.702cm" fo:margin-right="1.27cm" fo:margin-top="0.319cm" fo:margin-bottom="0.37cm" loext:contextual-spacing="false" fo:line-height="100%" fo:text-align="start" style:justify-single-word="false" fo:keep-together="auto" fo:orphans="2" fo:widows="2" fo:text-indent="0.004cm" style:auto-text-indent="false" fo:break-before="auto" fo:break-after="auto" fo:padding="0cm" fo:border="none" fo:keep-with-next="auto" text:number-lines="true" text:line-number="0" style:text-autospace="ideograph-alpha" style:punctuation-wrap="hanging" style:line-break="strict" style:vertical-align="baseline" style:snap-to-layout-grid="true" style:writing-mode="lr-tb"/>
      <style:text-properties style:font-name="FreeSans" fo:font-style="italic" style:font-style-asian="italic" style:font-style-complex="italic"/>
    </style:style>
    <style:style style:name="P59" style:family="paragraph" style:parent-style-name="Normal_20__28_Web_29_">
      <style:paragraph-properties fo:margin-left="1.411cm" fo:margin-right="1.27cm" fo:margin-top="0cm" fo:margin-bottom="0cm" loext:contextual-spacing="false" fo:text-align="start" style:justify-single-word="false" fo:keep-together="auto" fo:orphans="2" fo:widows="2" fo:text-indent="0.004cm" style:auto-text-indent="false" fo:padding="0cm" fo:border="none" fo:keep-with-next="auto" text:number-lines="true" text:line-number="0" style:vertical-align="baseline"/>
    </style:style>
    <style:style style:name="P60" style:family="paragraph" style:parent-style-name="Normal_20__28_Web_29_">
      <style:paragraph-properties fo:margin-top="0cm" fo:margin-bottom="0.37cm" loext:contextual-spacing="false" fo:text-align="start" style:justify-single-word="false" fo:keep-together="auto" fo:orphans="2" fo:widows="2" fo:padding="0cm" fo:border="none" fo:keep-with-next="auto" text:number-lines="true" text:line-number="0" style:vertical-align="baseline"/>
      <style:text-properties fo:color="#000000" style:text-position="0% 100%" fo:letter-spacing="normal" fo:language="en" fo:country="GB" fo:font-style="normal" fo:font-weight="normal" fo:background-color="#ffffff" style:font-style-asian="normal" style:font-weight-asian="normal" style:font-size-complex="11pt" style:font-weight-complex="bold"/>
    </style:style>
    <style:style style:name="P61" style:family="paragraph" style:parent-style-name="Standard">
      <style:paragraph-properties fo:margin-left="0cm" fo:margin-right="0.6cm" fo:text-indent="0cm" style:auto-text-indent="false"/>
    </style:style>
    <style:style style:name="P62" style:family="paragraph" style:parent-style-name="Standard">
      <style:paragraph-properties fo:margin-top="0cm" fo:margin-bottom="0cm" loext:contextual-spacing="false" fo:line-height="150%" fo:break-before="page"/>
      <style:text-properties officeooo:paragraph-rsid="00086674"/>
    </style:style>
    <style:style style:name="P63" style:family="paragraph" style:parent-style-name="Standard">
      <style:paragraph-properties fo:margin-top="0cm" fo:margin-bottom="0cm" loext:contextual-spacing="false" fo:line-height="150%"/>
      <style:text-properties officeooo:paragraph-rsid="00086674"/>
    </style:style>
    <style:style style:name="P64" style:family="paragraph" style:parent-style-name="Standard">
      <style:paragraph-properties fo:margin-left="0cm" fo:margin-right="0cm" fo:margin-top="0.9cm" fo:margin-bottom="0cm" loext:contextual-spacing="false" fo:text-indent="0cm" style:auto-text-indent="false"/>
      <style:text-properties fo:font-size="12pt" style:text-underline-style="solid" style:text-underline-width="auto" style:text-underline-color="font-color" fo:font-weight="bold" officeooo:rsid="00086674" officeooo:paragraph-rsid="00086674" style:font-size-asian="12pt" style:font-weight-asian="bold" style:font-size-complex="12pt" style:font-weight-complex="bold"/>
    </style:style>
    <style:style style:name="P65" style:family="paragraph" style:parent-style-name="Table_20_Contents">
      <style:text-properties officeooo:rsid="000f2289" officeooo:paragraph-rsid="000f2289"/>
    </style:style>
    <style:style style:name="P66" style:family="paragraph" style:parent-style-name="Table_20_Contents">
      <style:text-properties officeooo:rsid="000f2289" officeooo:paragraph-rsid="001022b7"/>
    </style:style>
    <style:style style:name="P67" style:family="paragraph" style:parent-style-name="Table_20_Contents">
      <style:text-properties fo:font-weight="bold" officeooo:rsid="000f2289" officeooo:paragraph-rsid="000f2289" style:font-weight-asian="bold" style:font-weight-complex="bold"/>
    </style:style>
    <style:style style:name="P68" style:family="paragraph" style:parent-style-name="Table_20_Contents">
      <style:text-properties fo:font-weight="bold" officeooo:rsid="001022b7" officeooo:paragraph-rsid="001022b7" style:font-weight-asian="bold" style:font-weight-complex="bold"/>
    </style:style>
    <style:style style:name="P69" style:family="paragraph" style:parent-style-name="Table_20_Contents">
      <style:text-properties fo:font-weight="bold" officeooo:rsid="0011de59" officeooo:paragraph-rsid="0011de59" style:font-weight-asian="bold" style:font-weight-complex="bold"/>
    </style:style>
    <style:style style:name="P70" style:family="paragraph" style:parent-style-name="Table_20_Contents">
      <style:text-properties officeooo:rsid="001022b7" officeooo:paragraph-rsid="001022b7"/>
    </style:style>
    <style:style style:name="P71" style:family="paragraph" style:parent-style-name="Table_20_Contents">
      <style:text-properties officeooo:rsid="00107416" officeooo:paragraph-rsid="00107416"/>
    </style:style>
    <style:style style:name="P72" style:family="paragraph" style:parent-style-name="Table_20_Contents">
      <style:text-properties officeooo:rsid="00147e0d" officeooo:paragraph-rsid="00147e0d"/>
    </style:style>
    <style:style style:name="P73" style:family="paragraph" style:parent-style-name="Standard" style:list-style-name="WW8Num4">
      <style:text-properties style:font-weight-complex="bold"/>
    </style:style>
    <style:style style:name="P74" style:family="paragraph" style:parent-style-name="Standard" style:list-style-name="WW8Num3">
      <style:text-properties style:font-weight-complex="bold"/>
    </style:style>
    <style:style style:name="P75" style:family="paragraph" style:parent-style-name="Standard" style:list-style-name="WW8Num13"/>
    <style:style style:name="P76" style:family="paragraph" style:parent-style-name="Standard" style:list-style-name="WW8Num3"/>
    <style:style style:name="P77" style:family="paragraph" style:parent-style-name="Standard" style:list-style-name="WW8Num9">
      <style:paragraph-properties fo:margin-left="0.81cm" fo:margin-right="0cm" fo:margin-top="0.141cm" fo:margin-bottom="0cm" loext:contextual-spacing="false" fo:text-indent="-0.63cm" style:auto-text-indent="false"/>
    </style:style>
    <style:style style:name="P78" style:family="paragraph" style:parent-style-name="Standard" style:list-style-name="WW8Num9">
      <style:paragraph-properties fo:margin-top="0.141cm" fo:margin-bottom="0cm" loext:contextual-spacing="false">
        <style:tab-stops>
          <style:tab-stop style:position="0.706cm"/>
        </style:tab-stops>
      </style:paragraph-properties>
      <style:text-properties style:font-weight-complex="bold"/>
    </style:style>
    <style:style style:name="P79" style:family="paragraph" style:parent-style-name="Standard" style:list-style-name="WW8Num11">
      <style:paragraph-properties fo:margin-left="1.341cm" fo:margin-right="0cm" fo:margin-top="0.141cm" fo:margin-bottom="0cm" loext:contextual-spacing="false" fo:text-indent="-0.459cm" style:auto-text-indent="false">
        <style:tab-stops>
          <style:tab-stop style:position="0.706cm"/>
          <style:tab-stop style:position="1.341cm"/>
        </style:tab-stops>
      </style:paragraph-properties>
      <style:text-properties style:font-weight-complex="bold"/>
    </style:style>
    <style:style style:name="P80" style:family="paragraph" style:parent-style-name="Standard" style:list-style-name="WW8Num7">
      <style:paragraph-properties fo:margin-left="0.766cm" fo:margin-right="0cm" fo:margin-top="0.141cm" fo:margin-bottom="0cm" loext:contextual-spacing="false" fo:text-indent="-0.635cm" style:auto-text-indent="false">
        <style:tab-stops>
          <style:tab-stop style:position="0.79cm"/>
        </style:tab-stops>
      </style:paragraph-properties>
      <style:text-properties style:font-weight-complex="bold"/>
    </style:style>
    <style:style style:name="P81" style:family="paragraph" style:parent-style-name="Standard" style:list-style-name="WW8Num6">
      <style:paragraph-properties fo:margin-left="1.284cm" fo:margin-right="0cm" fo:margin-top="0cm" fo:margin-bottom="0.185cm" loext:contextual-spacing="false" fo:text-align="start" style:justify-single-word="false" fo:keep-together="auto" fo:orphans="2" fo:widows="2" fo:text-indent="-0.931cm" style:auto-text-indent="false" fo:padding="0cm" fo:border="none" fo:keep-with-next="auto" text:number-lines="true" text:line-number="0" style:vertical-align="baseline">
        <style:tab-stops>
          <style:tab-stop style:position="1.27cm"/>
        </style:tab-stops>
      </style:paragraph-properties>
      <style:text-properties fo:font-variant="normal" fo:text-transform="none" fo:color="#000000" style:text-position="0% 100%" fo:letter-spacing="normal" fo:font-style="italic" fo:background-color="#ffffff" style:font-style-asian="italic" style:font-style-complex="italic"/>
    </style:style>
    <style:style style:name="P82" style:family="paragraph" style:parent-style-name="Standard" style:list-style-name="WW8Num6">
      <style:paragraph-properties fo:margin-left="1.284cm" fo:margin-right="0cm" fo:margin-top="0cm" fo:margin-bottom="0.185cm" loext:contextual-spacing="false" fo:text-align="start" style:justify-single-word="false" fo:keep-together="auto" fo:orphans="2" fo:widows="2" fo:text-indent="-0.931cm" style:auto-text-indent="false" fo:padding="0cm" fo:border="none" fo:keep-with-next="auto" text:number-lines="true" text:line-number="0" style:vertical-align="baseline">
        <style:tab-stops>
          <style:tab-stop style:position="1.27cm"/>
        </style:tab-stops>
      </style:paragraph-properties>
    </style:style>
    <style:style style:name="P83" style:family="paragraph" style:parent-style-name="Standard" style:list-style-name="WW8Num6">
      <style:paragraph-properties fo:margin-left="1.281cm" fo:margin-right="0cm" fo:line-height="100%" fo:text-align="start" style:justify-single-word="false" fo:keep-together="auto" fo:orphans="2" fo:widows="2" fo:text-indent="-0.928cm" style:auto-text-indent="false" fo:break-before="auto" fo:break-after="auto" fo:padding="0cm" fo:border="none" fo:keep-with-next="auto" text:number-lines="true" text:line-number="0" style:text-autospace="ideograph-alpha" style:punctuation-wrap="hanging" style:line-break="strict" style:vertical-align="baseline" style:snap-to-layout-grid="true" style:writing-mode="lr-tb">
        <style:tab-stops>
          <style:tab-stop style:position="1.27cm"/>
        </style:tab-stops>
      </style:paragraph-properties>
    </style:style>
    <style:style style:name="P84" style:family="paragraph" style:parent-style-name="Standard" style:list-style-name="WW8Num12">
      <style:paragraph-properties fo:margin-top="0.212cm" fo:margin-bottom="0cm" loext:contextual-spacing="false"/>
    </style:style>
    <style:style style:name="P85" style:family="paragraph" style:parent-style-name="Standard" style:list-style-name="WW8Num12">
      <style:paragraph-properties fo:margin-top="0.212cm" fo:margin-bottom="0cm" loext:contextual-spacing="false"/>
      <style:text-properties style:font-weight-complex="bold"/>
    </style:style>
    <style:style style:name="P86" style:family="paragraph" style:parent-style-name="Standard">
      <style:paragraph-properties fo:margin-top="0.212cm" fo:margin-bottom="0cm" loext:contextual-spacing="false"/>
      <style:text-properties officeooo:rsid="000d3e3a" officeooo:paragraph-rsid="000d3e3a"/>
    </style:style>
    <style:style style:name="P87" style:family="paragraph" style:parent-style-name="Standard" style:list-style-name="WW8Num2">
      <style:paragraph-properties fo:margin-top="0.212cm" fo:margin-bottom="0cm" loext:contextual-spacing="false"/>
    </style:style>
    <style:style style:name="P88" style:family="paragraph" style:parent-style-name="Standard" style:list-style-name="WW8Num2">
      <style:paragraph-properties fo:margin-top="0.212cm" fo:margin-bottom="0cm" loext:contextual-spacing="false"/>
      <style:text-properties officeooo:paragraph-rsid="000e0633"/>
    </style:style>
    <style:style style:name="P89" style:family="paragraph" style:parent-style-name="Standard" style:list-style-name="L1">
      <style:paragraph-properties fo:margin-top="0.212cm" fo:margin-bottom="0cm" loext:contextual-spacing="false"/>
      <style:text-properties officeooo:rsid="000e0633" officeooo:paragraph-rsid="000e0633"/>
    </style:style>
    <style:style style:name="P90" style:family="paragraph" style:parent-style-name="Standard" style:list-style-name="L1">
      <style:paragraph-properties fo:margin-top="0.212cm" fo:margin-bottom="0cm" loext:contextual-spacing="false"/>
      <style:text-properties officeooo:rsid="000e0633" officeooo:paragraph-rsid="000ecb59"/>
    </style:style>
    <style:style style:name="P91" style:family="paragraph" style:parent-style-name="Standard" style:list-style-name="L2">
      <style:paragraph-properties fo:margin-top="0.212cm" fo:margin-bottom="0cm" loext:contextual-spacing="false"/>
      <style:text-properties officeooo:rsid="000ef9d1" officeooo:paragraph-rsid="000ef9d1"/>
    </style:style>
    <style:style style:name="P92" style:family="paragraph" style:parent-style-name="Standard" style:list-style-name="WW8Num1">
      <style:paragraph-properties fo:margin-top="0.212cm" fo:margin-bottom="0cm" loext:contextual-spacing="false"/>
    </style:style>
    <style:style style:name="P93" style:family="paragraph" style:parent-style-name="Standard" style:list-style-name="WW8Num10">
      <style:paragraph-properties fo:margin-top="0.212cm" fo:margin-bottom="0cm" loext:contextual-spacing="false"/>
    </style:style>
    <style:style style:name="P94" style:family="paragraph" style:parent-style-name="Standard" style:list-style-name="WW8Num8">
      <style:paragraph-properties fo:margin-left="1.265cm" fo:margin-right="0cm" fo:margin-top="0.212cm" fo:margin-bottom="0cm" loext:contextual-spacing="false" fo:text-indent="-0.63cm" style:auto-text-indent="false">
        <style:tab-stops>
          <style:tab-stop style:position="1.27cm"/>
        </style:tab-stops>
      </style:paragraph-properties>
      <style:text-properties fo:font-weight="bold" style:font-weight-asian="bold"/>
    </style:style>
    <style:style style:name="P95" style:family="paragraph" style:parent-style-name="Standard" style:list-style-name="WW8Num8">
      <style:paragraph-properties fo:margin-left="1.265cm" fo:margin-right="0cm" fo:margin-top="0.212cm" fo:margin-bottom="0cm" loext:contextual-spacing="false" fo:text-indent="-0.63cm" style:auto-text-indent="false">
        <style:tab-stops>
          <style:tab-stop style:position="1.27cm"/>
        </style:tab-stops>
      </style:paragraph-properties>
    </style:style>
    <style:style style:name="P96" style:family="paragraph" style:parent-style-name="Standard" style:list-style-name="WW8Num8">
      <style:paragraph-properties fo:margin-left="1.27cm" fo:margin-right="0cm" fo:margin-top="0.212cm" fo:margin-bottom="0cm" loext:contextual-spacing="false" fo:text-indent="-0.635cm" style:auto-text-indent="false">
        <style:tab-stops>
          <style:tab-stop style:position="1.27cm"/>
        </style:tab-stops>
      </style:paragraph-properties>
      <style:text-properties fo:font-weight="bold" style:font-weight-asian="bold"/>
    </style:style>
    <style:style style:name="P97" style:family="paragraph" style:parent-style-name="Standard" style:list-style-name="WW8Num8">
      <style:paragraph-properties fo:margin-left="1.905cm" fo:margin-right="0cm" fo:margin-top="0.212cm" fo:margin-bottom="0cm" loext:contextual-spacing="false" fo:text-indent="-0.635cm" style:auto-text-indent="false">
        <style:tab-stops>
          <style:tab-stop style:position="1.905cm"/>
        </style:tab-stops>
      </style:paragraph-properties>
      <style:text-properties style:font-weight-complex="bold"/>
    </style:style>
    <style:style style:name="P98" style:family="paragraph" style:parent-style-name="Standard" style:list-style-name="WW8Num8">
      <style:paragraph-properties fo:margin-left="1.905cm" fo:margin-right="0cm" fo:margin-top="0.212cm" fo:margin-bottom="0cm" loext:contextual-spacing="false" fo:text-indent="-0.635cm" style:auto-text-indent="false">
        <style:tab-stops>
          <style:tab-stop style:position="1.905cm"/>
        </style:tab-stops>
      </style:paragraph-properties>
    </style:style>
    <style:style style:name="P99" style:family="paragraph" style:parent-style-name="Standard" style:list-style-name="WW8Num2" style:master-page-name="">
      <loext:graphic-properties draw:fill="none"/>
      <style:paragraph-properties fo:margin-left="0.801cm" fo:margin-right="0cm" fo:margin-top="0.212cm" fo:margin-bottom="0cm" loext:contextual-spacing="false" fo:orphans="2" fo:widows="2" fo:text-indent="-0.6cm" style:auto-text-indent="false" style:page-number="auto" fo:background-color="transparent" style:writing-mode="lr-tb">
        <style:tab-stops>
          <style:tab-stop style:position="0.529cm"/>
        </style:tab-stops>
      </style:paragraph-properties>
      <style:text-properties officeooo:paragraph-rsid="00053e43"/>
    </style:style>
    <style:style style:name="P100" style:family="paragraph" style:parent-style-name="Standard" style:list-style-name="WW8Num2">
      <loext:graphic-properties draw:fill="none"/>
      <style:paragraph-properties fo:margin-left="0.801cm" fo:margin-right="0cm" fo:margin-top="0.212cm" fo:margin-bottom="0cm" loext:contextual-spacing="false" fo:orphans="2" fo:widows="2" fo:text-indent="-0.6cm" style:auto-text-indent="false" fo:background-color="transparent" style:writing-mode="lr-tb">
        <style:tab-stops>
          <style:tab-stop style:position="0.529cm"/>
        </style:tab-stops>
      </style:paragraph-properties>
      <style:text-properties officeooo:paragraph-rsid="00053e43"/>
    </style:style>
    <style:style style:name="P101" style:family="paragraph" style:parent-style-name="Standard" style:list-style-name="WW8Num2" style:master-page-name="">
      <loext:graphic-properties draw:fill="none"/>
      <style:paragraph-properties fo:margin-left="0.6cm" fo:margin-right="0cm" fo:margin-top="0.212cm" fo:margin-bottom="0cm" loext:contextual-spacing="false" fo:orphans="2" fo:widows="2" fo:text-indent="-0.4cm" style:auto-text-indent="false" style:page-number="auto" fo:background-color="transparent" style:writing-mode="lr-tb">
        <style:tab-stops>
          <style:tab-stop style:position="0.591cm"/>
        </style:tab-stops>
      </style:paragraph-properties>
      <style:text-properties officeooo:paragraph-rsid="00053e43"/>
    </style:style>
    <style:style style:name="P102" style:family="paragraph" style:parent-style-name="Standard" style:list-style-name="WW8Num2">
      <loext:graphic-properties draw:fill="none"/>
      <style:paragraph-properties fo:margin-left="0.6cm" fo:margin-right="0cm" fo:margin-top="0.212cm" fo:margin-bottom="0cm" loext:contextual-spacing="false" fo:orphans="2" fo:widows="2" fo:text-indent="-0.4cm" style:auto-text-indent="false" fo:background-color="transparent" style:writing-mode="lr-tb">
        <style:tab-stops>
          <style:tab-stop style:position="0.591cm"/>
        </style:tab-stops>
      </style:paragraph-properties>
      <style:text-properties officeooo:paragraph-rsid="00053e43"/>
    </style:style>
    <style:style style:name="P103" style:family="paragraph" style:parent-style-name="Standard" style:list-style-name="WW8Num2">
      <style:paragraph-properties fo:margin-left="0.529cm" fo:margin-right="0cm" fo:margin-top="0.212cm" fo:margin-bottom="0cm" loext:contextual-spacing="false" fo:text-indent="-0.529cm" style:auto-text-indent="false">
        <style:tab-stops>
          <style:tab-stop style:position="0.529cm"/>
        </style:tab-stops>
      </style:paragraph-properties>
    </style:style>
    <style:style style:name="P104" style:family="paragraph" style:parent-style-name="Heading_20_2">
      <style:paragraph-properties fo:margin-left="0cm" fo:margin-right="0cm" fo:margin-top="0cm" fo:margin-bottom="0.247cm" loext:contextual-spacing="false" fo:line-height="173%" fo:text-align="start" style:justify-single-word="false" fo:keep-together="always" fo:orphans="2" fo:widows="2" fo:text-indent="0cm" style:auto-text-indent="false" fo:break-before="auto" fo:break-after="auto" fo:keep-with-next="always" style:text-autospace="ideograph-alpha" style:punctuation-wrap="hanging" style:line-break="strict" style:vertical-align="auto" style:snap-to-layout-grid="true" style:writing-mode="lr-tb"/>
      <style:text-properties fo:language="en" fo:country="GB"/>
    </style:style>
    <style:style style:name="P105" style:family="paragraph" style:parent-style-name="Heading_20_3" style:master-page-name="Standard">
      <style:paragraph-properties style:page-number="auto"/>
    </style:style>
    <style:style style:name="P106" style:family="paragraph" style:parent-style-name="Heading_20_3">
      <style:paragraph-properties fo:break-before="page"/>
    </style:style>
    <style:style style:name="P107" style:family="paragraph" style:parent-style-name="Heading_20_4">
      <style:paragraph-properties>
        <style:tab-stops>
          <style:tab-stop style:position="6.703cm"/>
        </style:tab-stops>
      </style:paragraph-properties>
    </style:style>
    <style:style style:name="P108" style:family="paragraph" style:parent-style-name="Heading_20_4">
      <style:text-properties fo:language="fr" fo:country="FR"/>
    </style:style>
    <style:style style:name="P109" style:family="paragraph" style:parent-style-name="List_20_Bullet_20_2">
      <style:paragraph-properties>
        <style:tab-stops>
          <style:tab-stop style:position="1.27cm"/>
        </style:tab-stops>
      </style:paragraph-properties>
    </style:style>
    <style:style style:name="P110" style:family="paragraph" style:parent-style-name="List_20_Bullet_20_2">
      <style:paragraph-properties>
        <style:tab-stops>
          <style:tab-stop style:position="1.27cm"/>
        </style:tab-stops>
      </style:paragraph-properties>
      <style:text-properties style:font-name-asian="Arial Unicode MS"/>
    </style:style>
    <style:style style:name="P111" style:family="paragraph" style:parent-style-name="List_20_Bullet_20_2">
      <style:paragraph-properties fo:margin-left="0.635cm" fo:margin-right="0cm" fo:text-indent="-0.635cm" style:auto-text-indent="false">
        <style:tab-stops>
          <style:tab-stop style:position="0.635cm"/>
          <style:tab-stop style:position="1.27cm"/>
        </style:tab-stops>
      </style:paragraph-properties>
    </style:style>
    <style:style style:name="P112" style:family="paragraph" style:parent-style-name="List_20_Bullet_20_2" style:list-style-name="">
      <style:paragraph-properties fo:margin-left="0cm" fo:margin-right="0cm" fo:text-indent="0cm" style:auto-text-indent="false">
        <style:tab-stops>
          <style:tab-stop style:position="1.27cm"/>
        </style:tab-stops>
      </style:paragraph-properties>
    </style:style>
    <style:style style:name="P113" style:family="paragraph" style:parent-style-name="List_20_Bullet_20_3" style:list-style-name="">
      <style:paragraph-properties fo:margin-left="0.635cm" fo:margin-right="0cm" fo:text-indent="0cm" style:auto-text-indent="false">
        <style:tab-stops>
          <style:tab-stop style:position="2.223cm"/>
        </style:tab-stops>
      </style:paragraph-properties>
    </style:style>
    <style:style style:name="P114" style:family="paragraph" style:parent-style-name="List_20_Bullet_20_3" style:list-style-name="">
      <style:paragraph-properties fo:margin-left="1.27cm" fo:margin-right="0cm" fo:text-indent="0cm" style:auto-text-indent="false">
        <style:tab-stops>
          <style:tab-stop style:position="2.223cm"/>
        </style:tab-stops>
      </style:paragraph-properties>
    </style:style>
    <style:style style:name="P115" style:family="paragraph" style:parent-style-name="List_20_Bullet_20_3" style:list-style-name="">
      <style:paragraph-properties fo:margin-left="0cm" fo:margin-right="0cm" fo:text-indent="0cm" style:auto-text-indent="false">
        <style:tab-stops>
          <style:tab-stop style:position="2.223cm"/>
        </style:tab-stops>
      </style:paragraph-properties>
    </style:style>
    <style:style style:name="P116" style:family="paragraph" style:parent-style-name="List_20_Bullet_20_4">
      <style:paragraph-properties>
        <style:tab-stops>
          <style:tab-stop style:position="2.54cm"/>
        </style:tab-stops>
      </style:paragraph-properties>
    </style:style>
    <style:style style:name="P117" style:family="paragraph" style:parent-style-name="List_20_Bullet" style:list-style-name="WW8Num5"/>
    <style:style style:name="P118" style:family="paragraph">
      <loext:graphic-properties draw:fill="none" draw:fill-color="#ffffff"/>
      <style:paragraph-properties fo:text-align="center" style:writing-mode="lr-tb"/>
    </style:style>
    <style:style style:name="P119" style:family="paragraph">
      <style:paragraph-properties style:writing-mode="lr-tb"/>
    </style:style>
    <style:style style:name="P120" style:family="paragraph">
      <loext:graphic-properties draw:fill="solid" draw:fill-color="#ffffff"/>
      <style:paragraph-properties style:writing-mode="lr-tb"/>
    </style:style>
    <style:style style:name="P121" style:family="paragraph">
      <loext:graphic-properties draw:fill="solid" draw:fill-color="#fcf7e4"/>
      <style:paragraph-properties fo:text-align="center" style:writing-mode="lr-tb"/>
    </style:style>
    <style:style style:name="P122" style:family="paragraph">
      <style:paragraph-properties fo:margin-left="0.353cm" fo:margin-right="0cm" fo:text-indent="0cm" style:writing-mode="lr-tb"/>
    </style:style>
    <style:style style:name="P123" style:family="paragraph">
      <loext:graphic-properties draw:fill="solid" draw:fill-color="#ccffcc"/>
      <style:paragraph-properties fo:margin-left="0.353cm" fo:margin-right="0cm" fo:text-indent="0cm" style:writing-mode="lr-tb"/>
    </style:style>
    <style:style style:name="P124" style:family="paragraph">
      <style:paragraph-properties style:writing-mode="lr-tb">
        <style:tab-stops>
          <style:tab-stop style:position="0.3cm"/>
        </style:tab-stops>
      </style:paragraph-properties>
    </style:style>
    <style:style style:name="P125" style:family="paragraph">
      <loext:graphic-properties draw:fill="solid" draw:fill-color="#e4c9ff"/>
      <style:paragraph-properties style:writing-mode="lr-tb"/>
    </style:style>
    <style:style style:name="P126" style:family="paragraph">
      <style:paragraph-properties fo:margin-top="0.494cm" fo:margin-bottom="0cm" style:writing-mode="lr-tb"/>
    </style:style>
    <style:style style:name="P127" style:family="paragraph">
      <loext:graphic-properties draw:fill="solid" draw:fill-color="#ccffcc"/>
      <style:paragraph-properties style:writing-mode="lr-tb"/>
    </style:style>
    <style:style style:name="P128" style:family="paragraph">
      <style:paragraph-properties style:writing-mode="lr-tb">
        <style:tab-stops>
          <style:tab-stop style:position="7.9cm"/>
        </style:tab-stops>
      </style:paragraph-properties>
    </style:style>
    <style:style style:name="P129" style:family="paragraph">
      <loext:graphic-properties draw:fill="solid" draw:fill-color="#ff99cc"/>
      <style:paragraph-properties style:writing-mode="lr-tb">
        <style:tab-stops>
          <style:tab-stop style:position="7.9cm"/>
        </style:tab-stops>
      </style:paragraph-properties>
    </style:style>
    <style:style style:name="P130" style:family="paragraph">
      <loext:graphic-properties draw:fill="none" draw:fill-color="#ffffff"/>
      <style:paragraph-properties style:writing-mode="lr-tb"/>
    </style:style>
    <style:style style:name="P131" style:family="paragraph">
      <loext:graphic-properties draw:fill="solid" draw:fill-color="#f2e5ff"/>
      <style:paragraph-properties style:writing-mode="lr-tb"/>
    </style:style>
    <style:style style:name="P132" style:family="paragraph">
      <loext:graphic-properties draw:fill="solid" draw:fill-color="#ffcc99"/>
      <style:paragraph-properties style:writing-mode="lr-tb"/>
    </style:style>
    <style:style style:name="P133" style:family="paragraph">
      <style:paragraph-properties style:writing-mode="lr-tb">
        <style:tab-stops>
          <style:tab-stop style:position="0.2cm"/>
          <style:tab-stop style:position="0.4cm"/>
        </style:tab-stops>
      </style:paragraph-properties>
    </style:style>
    <style:style style:name="P134" style:family="paragraph">
      <loext:graphic-properties draw:fill="solid" draw:fill-color="#ffff99"/>
      <style:paragraph-properties style:writing-mode="lr-tb"/>
    </style:style>
    <style:style style:name="P135" style:family="paragraph">
      <style:paragraph-properties fo:margin-left="0.353cm" fo:margin-right="0cm" fo:text-indent="0cm" style:writing-mode="lr-tb">
        <style:tab-stops>
          <style:tab-stop style:position="0.2cm"/>
        </style:tab-stops>
      </style:paragraph-properties>
    </style:style>
    <style:style style:name="P136" style:family="paragraph">
      <style:paragraph-properties style:writing-mode="lr-tb">
        <style:tab-stops>
          <style:tab-stop style:position="0.2cm"/>
        </style:tab-stops>
      </style:paragraph-properties>
    </style:style>
    <style:style style:name="P137" style:family="paragraph">
      <loext:graphic-properties draw:fill="solid" draw:fill-color="#ffffff"/>
      <style:paragraph-properties style:writing-mode="lr-tb">
        <style:tab-stops>
          <style:tab-stop style:position="0.2cm"/>
        </style:tab-stops>
      </style:paragraph-properties>
    </style:style>
    <style:style style:name="P138" style:family="paragraph">
      <loext:graphic-properties draw:fill="solid" draw:fill-color="#ccffff"/>
      <style:paragraph-properties style:writing-mode="lr-tb"/>
    </style:style>
    <style:style style:name="P139" style:family="paragraph">
      <style:paragraph-properties fo:margin-left="1.27cm" fo:margin-right="0cm" fo:text-indent="1.27cm" style:writing-mode="lr-tb"/>
    </style:style>
    <style:style style:name="P140" style:family="paragraph">
      <style:paragraph-properties fo:margin-left="0cm" fo:margin-right="0cm" fo:text-indent="1.27cm" style:writing-mode="lr-tb"/>
    </style:style>
    <style:style style:name="P141" style:family="paragraph">
      <loext:graphic-properties draw:fill="solid" draw:fill-color="#fcf7e4"/>
      <style:paragraph-properties fo:text-align="center" style:writing-mode="lr-tb"/>
      <style:text-properties style:font-name="Nimbus Sans L"/>
    </style:style>
    <style:style style:name="P142" style:family="paragraph">
      <loext:graphic-properties draw:fill="solid" draw:fill-color="#ccffcc"/>
      <style:paragraph-properties style:writing-mode="lr-tb"/>
      <style:text-properties style:font-name="Liberation Sans Narrow" fo:font-size="10pt" style:font-size-asian="10pt" style:font-size-complex="10pt"/>
    </style:style>
    <style:style style:name="P143" style:family="paragraph">
      <loext:graphic-properties draw:fill="solid" draw:fill-color="#e4c9ff"/>
      <style:paragraph-properties style:writing-mode="lr-tb"/>
      <style:text-properties style:font-name="Liberation Sans Narrow" fo:font-size="10pt" style:font-size-asian="10pt" style:font-size-complex="10pt"/>
    </style:style>
    <style:style style:name="P144" style:family="paragraph">
      <loext:graphic-properties draw:fill="solid" draw:fill-color="#f2e5ff"/>
      <style:paragraph-properties style:writing-mode="lr-tb"/>
      <style:text-properties style:font-name="Liberation Sans Narrow" fo:font-size="10pt" style:font-size-asian="10pt" style:font-size-complex="10pt"/>
    </style:style>
    <style:style style:name="P145" style:family="paragraph">
      <loext:graphic-properties draw:fill="solid" draw:fill-color="#ffcc99"/>
      <style:paragraph-properties style:writing-mode="lr-tb"/>
      <style:text-properties style:font-name="Liberation Sans Narrow" fo:font-size="10pt" style:font-size-asian="10pt" style:font-size-complex="10pt"/>
    </style:style>
    <style:style style:name="P146" style:family="paragraph">
      <loext:graphic-properties draw:fill="solid" draw:fill-color="#ffff99"/>
      <style:paragraph-properties style:writing-mode="lr-tb"/>
      <style:text-properties style:font-name="Liberation Sans Narrow" fo:font-size="10pt" style:font-size-asian="10pt" style:font-size-complex="10pt"/>
    </style:style>
    <style:style style:name="P147" style:family="paragraph">
      <style:paragraph-properties style:writing-mode="lr-tb">
        <style:tab-stops>
          <style:tab-stop style:position="0.686cm"/>
          <style:tab-stop style:position="6.7cm"/>
          <style:tab-stop style:position="7.937cm"/>
        </style:tab-stops>
      </style:paragraph-properties>
    </style:style>
    <style:style style:name="P148" style:family="paragraph">
      <loext:graphic-properties draw:fill="solid" draw:fill-color="#ff99cc"/>
      <style:paragraph-properties style:writing-mode="lr-tb">
        <style:tab-stops>
          <style:tab-stop style:position="0.686cm"/>
          <style:tab-stop style:position="6.7cm"/>
          <style:tab-stop style:position="7.937cm"/>
        </style:tab-stops>
      </style:paragraph-properties>
      <style:text-properties style:font-name="Liberation Sans Narrow" fo:font-size="10pt" style:font-size-asian="10pt" style:font-size-complex="10pt"/>
    </style:style>
    <style:style style:name="P149" style:family="paragraph">
      <loext:graphic-properties draw:fill="solid" draw:fill-color="#ccffff"/>
      <style:paragraph-properties style:writing-mode="lr-tb"/>
      <style:text-properties style:font-name="Liberation Sans Narrow" fo:font-size="10pt" style:font-size-asian="10pt" style:font-size-complex="10pt"/>
    </style:style>
    <style:style style:name="T1" style:family="text">
      <style:text-properties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sian="Arial"/>
    </style:style>
    <style:style style:name="T5" style:family="text">
      <style:text-properties style:font-name-asian="Arial"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style:font-weight-complex="bold"/>
    </style:style>
    <style:style style:name="T9" style:family="text">
      <style:text-properties fo:color="#ff0000"/>
    </style:style>
    <style:style style:name="T10" style:family="text">
      <style:text-properties style:font-name="Symbol" style:font-name-complex="Times New Roman"/>
    </style:style>
    <style:style style:name="T11" style:family="text">
      <style:text-properties fo:color="#008080"/>
    </style:style>
    <style:style style:name="T12" style:family="text">
      <style:text-properties style:font-name="Courier New" style:font-name-complex="Courier New"/>
    </style:style>
    <style:style style:name="T13" style:family="text">
      <style:text-properties style:font-name="Courier New" style:font-name-complex="Courier New" style:font-weight-complex="bold"/>
    </style:style>
    <style:style style:name="T14" style:family="text">
      <style:text-properties style:font-name="Courier New" fo:font-size="8pt" style:font-size-asian="8pt" style:font-name-complex="Courier New" style:font-size-complex="8pt" style:font-weight-complex="bold"/>
    </style:style>
    <style:style style:name="T15" style:family="text">
      <style:text-properties style:font-name="Courier New" fo:font-size="8pt" style:font-name-asian="Courier New" style:font-size-asian="8pt" style:font-name-complex="Courier New" style:font-size-complex="8pt" style:font-weight-complex="bold"/>
    </style:style>
    <style:style style:name="T16" style:family="text">
      <style:text-properties fo:color="#000000"/>
    </style:style>
    <style:style style:name="T17" style:family="text">
      <style:text-properties fo:color="#000000" style:text-position="0% 100%" style:font-name="FreeSans" fo:letter-spacing="normal" fo:language="en" fo:country="GB" fo:font-style="normal" fo:font-weight="normal" fo:background-color="#ffffff" loext:char-shading-value="0" style:font-style-asian="normal" style:font-weight-asian="normal" style:font-size-complex="12pt"/>
    </style:style>
    <style:style style:name="T18" style:family="text">
      <style:text-properties style:text-underline-style="none" style:font-weight-complex="bold"/>
    </style:style>
    <style:style style:name="T19" style:family="text">
      <style:text-properties style:text-underline-style="none" fo:font-weight="bold" style:font-weight-asian="bold" style:font-weight-complex="bold"/>
    </style:style>
    <style:style style:name="T20" style:family="text">
      <style:text-properties style:text-underline-style="none" fo:font-weight="bold" style:font-weight-asian="bold" style:font-size-complex="10pt" style:font-weight-complex="bold"/>
    </style:style>
    <style:style style:name="T21" style:family="text">
      <style:text-properties fo:font-variant="normal" fo:text-transform="none" fo:color="#000000" style:text-position="0% 100%" fo:letter-spacing="normal" fo:language="en" fo:country="GB" fo:font-weight="normal" fo:background-color="#fff9e3" loext:char-shading-value="0" style:font-weight-asian="normal" style:font-size-complex="11pt"/>
    </style:style>
    <style:style style:name="T22" style:family="text">
      <style:text-properties fo:font-variant="normal" fo:text-transform="none" fo:color="#000000" style:text-position="0% 100%" fo:letter-spacing="normal" fo:font-weight="normal" fo:background-color="#fff9e3" loext:char-shading-value="0" style:font-weight-asian="normal" style:font-size-complex="11pt"/>
    </style:style>
    <style:style style:name="T23" style:family="text">
      <style:text-properties fo:font-variant="normal" fo:text-transform="none" fo:color="#000000" style:text-position="0% 100%" fo:letter-spacing="normal" fo:background-color="#ffffff" loext:char-shading-value="0"/>
    </style:style>
    <style:style style:name="T24" style:family="text">
      <style:text-properties fo:font-variant="normal" fo:text-transform="none" fo:color="#000000" style:text-position="0% 100%" fo:letter-spacing="normal" fo:font-style="italic" fo:font-weight="normal" fo:background-color="#ffffff" loext:char-shading-value="0" style:font-style-asian="italic" style:font-weight-asian="normal" style:font-size-complex="11pt" style:font-style-complex="italic"/>
    </style:style>
    <style:style style:name="T25" style:family="text">
      <style:text-properties fo:font-variant="normal" fo:text-transform="none" fo:color="#000000" style:text-position="0% 100%" fo:letter-spacing="normal" fo:font-style="italic" fo:background-color="#eff0f1" loext:char-shading-value="0" style:font-style-asian="italic" style:font-style-complex="italic"/>
    </style:style>
    <style:style style:name="T26" style:family="text">
      <style:text-properties fo:font-variant="normal" fo:text-transform="none" fo:color="#000000" style:text-position="0% 100%" style:font-name="FreeSans" fo:letter-spacing="normal" fo:language="en" fo:country="GB" fo:font-style="normal" fo:font-weight="normal" fo:background-color="#ffffff" loext:char-shading-value="0" style:font-style-asian="normal" style:font-weight-asian="normal" style:font-size-complex="12pt"/>
    </style:style>
    <style:style style:name="T27" style:family="text">
      <style:text-properties fo:font-variant="normal" fo:text-transform="none" fo:color="#000000" style:text-position="0% 100%" style:font-name="FreeSans" fo:letter-spacing="normal" fo:font-style="italic" fo:background-color="#ffffff" loext:char-shading-value="0" style:font-style-asian="italic" style:font-style-complex="italic"/>
    </style:style>
    <style:style style:name="T28" style:family="text">
      <style:text-properties fo:font-variant="normal" fo:text-transform="none" fo:color="#000000" style:text-position="0% 100%" style:font-name="FreeSans" fo:letter-spacing="normal" fo:font-style="italic" fo:font-weight="normal" fo:background-color="#ffffff" loext:char-shading-value="0" style:font-style-asian="italic" style:font-weight-asian="normal" style:font-size-complex="11pt" style:font-style-complex="italic"/>
    </style:style>
    <style:style style:name="T29" style:family="text">
      <style:text-properties fo:font-variant="normal" fo:text-transform="none" fo:color="#000000" style:text-position="0% 100%" style:font-name="FreeSans" fo:letter-spacing="normal" fo:font-style="italic" fo:font-weight="normal" fo:background-color="#eff0f1" loext:char-shading-value="0" style:font-style-asian="italic" style:font-weight-asian="normal" style:font-size-complex="11pt" style:font-style-complex="italic"/>
    </style:style>
    <style:style style:name="T30" style:family="text">
      <style:text-properties fo:font-variant="normal" fo:text-transform="none" fo:color="#000000" style:font-name="FreeSans" fo:letter-spacing="normal" fo:font-style="italic" fo:font-weight="normal" fo:background-color="#ffffff" loext:char-shading-value="0" style:font-style-asian="italic" style:font-weight-asian="normal" style:font-size-complex="9.5pt" style:font-style-complex="italic"/>
    </style:style>
    <style:style style:name="T31" style:family="text">
      <style:text-properties fo:font-variant="normal" fo:text-transform="none" style:text-position="0% 100%" style:font-name="FreeSans" fo:font-size="12pt" fo:letter-spacing="normal" fo:language="en" fo:country="GB" fo:font-style="normal" fo:font-weight="normal" fo:background-color="#ffffff" loext:char-shading-value="0" style:font-size-asian="12pt" style:font-style-asian="normal" style:font-weight-asian="normal" style:font-name-complex="Arial" style:font-size-complex="12pt"/>
    </style:style>
    <style:style style:name="T32" style:family="text">
      <style:text-properties fo:font-variant="normal" fo:text-transform="none" style:text-position="0% 100%" style:font-name="FreeSans" fo:font-size="11pt" fo:letter-spacing="normal" fo:font-style="italic" fo:font-weight="normal" fo:background-color="#eff0f1" loext:char-shading-value="0" style:font-name-asian="Consolas" style:font-size-asian="11pt" style:font-style-asian="italic" style:font-weight-asian="normal" style:font-name-complex="Consolas" style:font-size-complex="11pt" style:font-style-complex="italic"/>
    </style:style>
    <style:style style:name="T33" style:family="text">
      <style:text-properties fo:font-variant="normal" fo:text-transform="none" fo:color="#008080" style:text-position="0% 100%" fo:letter-spacing="normal" fo:font-style="italic" style:text-underline-style="none" fo:font-weight="normal" fo:background-color="#ffffff" loext:char-shading-value="0" style:font-style-asian="italic" style:font-weight-asian="normal" style:font-size-complex="11pt" style:font-style-complex="italic"/>
    </style:style>
    <style:style style:name="T34" style:family="text">
      <style:text-properties fo:font-variant="normal" fo:text-transform="none" fo:color="#008080" style:text-position="0% 100%" style:font-name="FreeSans" fo:letter-spacing="normal" fo:language="en" fo:country="US" fo:font-style="italic" style:text-underline-style="none" fo:font-weight="normal" style:letter-kerning="true" style:language-asian="zh" style:country-asian="CN" style:font-style-asian="italic" style:font-weight-asian="normal" style:font-size-complex="9.5pt" style:language-complex="ar" style:country-complex="none" style:font-style-complex="italic"/>
    </style:style>
    <style:style style:name="T35" style:family="text">
      <style:text-properties fo:font-variant="normal" fo:text-transform="none" fo:color="#008080" style:text-position="0% 100%" style:font-name="FreeSans" fo:letter-spacing="normal" fo:font-style="italic" style:text-underline-style="none" fo:font-weight="normal" fo:background-color="#ffffff" loext:char-shading-value="0" style:font-style-asian="italic" style:font-weight-asian="normal" style:font-size-complex="11pt" style:font-style-complex="italic"/>
    </style:style>
    <style:style style:name="T36" style:family="text">
      <style:text-properties fo:font-variant="normal" fo:text-transform="none" fo:color="#008080" style:text-position="0% 100%" style:font-name="FreeSans" fo:letter-spacing="normal" fo:font-style="italic" style:text-underline-style="none" fo:font-weight="normal" fo:background-color="#ffffff" loext:char-shading-value="0" style:font-style-asian="italic" style:font-weight-asian="normal" style:font-size-complex="9.5pt" style:font-style-complex="italic"/>
    </style:style>
    <style:style style:name="T37" style:family="text">
      <style:text-properties fo:font-variant="normal" fo:text-transform="none" fo:color="#008080" style:text-position="0% 100%" style:font-name="FreeSans" fo:letter-spacing="normal" fo:font-style="italic" style:text-underline-style="none" fo:font-weight="normal" style:font-style-asian="italic" style:font-weight-asian="normal" style:font-size-complex="9.5pt" style:font-style-complex="italic"/>
    </style:style>
    <style:style style:name="T38" style:family="text">
      <style:text-properties fo:font-variant="normal" fo:text-transform="none" style:use-window-font-color="true" fo:letter-spacing="normal" fo:language="en" fo:country="GB" fo:font-style="italic" fo:font-weight="normal" fo:background-color="#ffffff" loext:char-shading-value="0" style:font-style-asian="italic" style:font-weight-asian="normal" style:font-size-complex="10.5pt" style:font-style-complex="italic"/>
    </style:style>
    <style:style style:name="T39" style:family="text">
      <style:text-properties fo:font-variant="normal" fo:text-transform="none" style:use-window-font-color="true" fo:letter-spacing="normal" fo:font-style="italic" fo:font-weight="normal" fo:background-color="#ffffff" loext:char-shading-value="0" style:font-style-asian="italic" style:font-weight-asian="normal" style:font-size-complex="10.5pt" style:font-style-complex="italic"/>
    </style:style>
    <style:style style:name="T40" style:family="text">
      <style:text-properties fo:font-variant="normal" fo:text-transform="none" fo:font-size="10.5pt" fo:letter-spacing="normal" fo:language="en" fo:country="GB" fo:font-style="italic" fo:font-weight="normal" fo:background-color="#ffffff" loext:char-shading-value="0" style:font-name-asian="Roboto" style:font-size-asian="10.5pt" style:font-style-asian="italic" style:font-weight-asian="normal" style:font-name-complex="Arial" style:font-size-complex="10.5pt" style:font-style-complex="italic"/>
    </style:style>
    <style:style style:name="T41" style:family="text">
      <style:text-properties fo:font-variant="normal" fo:text-transform="none" fo:color="#808080" fo:letter-spacing="normal" fo:language="en" fo:country="GB" fo:font-style="normal" fo:font-weight="normal" fo:background-color="#ffffff" loext:char-shading-value="0" style:font-style-asian="normal" style:font-weight-asian="normal" style:font-size-complex="10.5pt"/>
    </style:style>
    <style:style style:name="T42" style:family="text">
      <style:text-properties fo:font-variant="normal" fo:text-transform="none" fo:color="#808080" fo:letter-spacing="normal" fo:language="en" fo:country="GB" fo:font-style="normal" fo:font-weight="normal" fo:background-color="#ffffff" loext:char-shading-value="0" style:font-style-asian="normal" style:font-weight-asian="normal" style:font-size-complex="10pt" style:font-weight-complex="bold"/>
    </style:style>
    <style:style style:name="T43" style:family="text">
      <style:text-properties fo:font-variant="normal" fo:text-transform="none" fo:color="#808080" fo:letter-spacing="normal" fo:font-style="normal" style:font-style-asian="normal"/>
    </style:style>
    <style:style style:name="T44" style:family="text">
      <style:text-properties fo:font-variant="normal" fo:text-transform="none" fo:color="#808080" fo:letter-spacing="normal" fo:font-style="normal" fo:font-weight="normal" fo:background-color="#ffffff" loext:char-shading-value="0" style:font-style-asian="normal" style:font-weight-asian="normal" style:font-size-complex="10pt"/>
    </style:style>
    <style:style style:name="T45" style:family="text">
      <style:text-properties fo:font-size="12pt" style:font-size-asian="12pt" style:font-size-complex="12pt"/>
    </style:style>
    <style:style style:name="T46" style:family="text">
      <style:text-properties fo:font-size="12pt" fo:language="en" fo:country="GB" style:font-size-asian="12pt" style:font-size-complex="12pt"/>
    </style:style>
    <style:style style:name="T47" style:family="text">
      <style:text-properties fo:font-size="12pt" fo:font-weight="bold" officeooo:rsid="00086674" style:font-size-asian="12pt" style:font-weight-asian="bold" style:font-size-complex="12pt" style:font-weight-complex="bold"/>
    </style:style>
    <style:style style:name="T48" style:family="text">
      <style:text-properties fo:font-size="11pt" style:font-size-asian="11pt" style:font-size-complex="11pt"/>
    </style:style>
    <style:style style:name="T49" style:family="text">
      <style:text-properties fo:font-size="11pt" fo:language="en" fo:country="GB" style:font-size-asian="11pt" style:font-size-complex="11pt"/>
    </style:style>
    <style:style style:name="T50" style:family="text">
      <style:text-properties fo:font-size="11pt" fo:font-weight="bold" style:font-size-asian="11pt" style:font-weight-asian="bold" style:font-size-complex="11pt"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font-weight-complex="bold"/>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style:use-window-font-color="true" fo:language="en" fo:country="GB" style:text-underline-style="none"/>
    </style:style>
    <style:style style:name="T55" style:family="text">
      <style:text-properties style:use-window-font-color="true" fo:letter-spacing="normal" fo:language="en" fo:country="GB" fo:font-style="italic" fo:font-weight="normal" fo:background-color="#ffffff" loext:char-shading-value="0" style:font-style-asian="italic" style:font-weight-asian="normal" style:font-size-complex="10.5pt" style:font-style-complex="italic"/>
    </style:style>
    <style:style style:name="T56" style:family="text">
      <style:text-properties fo:font-size="4pt" style:font-size-asian="4pt" style:font-size-complex="4pt" style:font-weight-complex="bold"/>
    </style:style>
    <style:style style:name="T57" style:family="text">
      <style:text-properties style:text-position="super 58%"/>
    </style:style>
    <style:style style:name="T58" style:family="text">
      <style:text-properties style:text-position="super 58%" style:font-weight-complex="bold"/>
    </style:style>
    <style:style style:name="T59" style:family="text">
      <style:text-properties style:text-position="super 58%" fo:font-style="italic" fo:font-weight="bold" style:font-style-asian="italic" style:font-weight-asian="bold" style:font-style-complex="italic" style:font-weight-complex="bold"/>
    </style:style>
    <style:style style:name="T60" style:family="text">
      <style:text-properties style:text-position="super 58%" fo:font-style="italic" style:font-style-asian="italic" style:font-style-complex="italic" style:font-weight-complex="bold"/>
    </style:style>
    <style:style style:name="T61" style:family="text">
      <style:text-properties style:text-position="super 58%" style:font-name="Courier New" fo:font-size="8pt" style:font-size-asian="8pt" style:font-name-complex="Courier New" style:font-size-complex="8pt" style:font-weight-complex="bold"/>
    </style:style>
    <style:style style:name="T62" style:family="text">
      <style:text-properties style:text-position="sub 58%"/>
    </style:style>
    <style:style style:name="T63" style:family="text">
      <style:text-properties style:text-position="sub 58%" fo:font-weight="bold" style:font-weight-asian="bold" style:font-weight-complex="bold"/>
    </style:style>
    <style:style style:name="T64" style:family="text">
      <style:text-properties style:font-name-asian="Arial Unicode MS"/>
    </style:style>
    <style:style style:name="T65" style:family="text">
      <style:text-properties style:font-name-asian="Courier New"/>
    </style:style>
    <style:style style:name="T66" style:family="text">
      <style:text-properties style:font-name="FreeSans" fo:font-size="11pt" fo:font-style="italic" style:font-size-asian="11pt" style:font-style-asian="italic" style:font-size-complex="11pt" style:font-style-complex="italic"/>
    </style:style>
    <style:style style:name="T67" style:family="text">
      <style:text-properties officeooo:rsid="0003adf5"/>
    </style:style>
    <style:style style:name="T68" style:family="text">
      <style:text-properties officeooo:rsid="00053e43"/>
    </style:style>
    <style:style style:name="T69" style:family="text">
      <style:text-properties style:font-name="Liberation Sans Narrow"/>
    </style:style>
    <style:style style:name="T70" style:family="text">
      <style:text-properties officeooo:rsid="000d3e3a"/>
    </style:style>
    <style:style style:name="T71" style:family="text">
      <style:text-properties officeooo:rsid="000e0633"/>
    </style:style>
    <style:style style:name="T72" style:family="text">
      <style:text-properties officeooo:rsid="000ecb59"/>
    </style:style>
    <style:style style:name="T73" style:family="text">
      <style:text-properties officeooo:rsid="000ef9d1"/>
    </style:style>
    <style:style style:name="T74" style:family="text">
      <style:text-properties officeooo:rsid="000f2289"/>
    </style:style>
    <style:style style:name="T75" style:family="text">
      <style:text-properties officeooo:rsid="001022b7"/>
    </style:style>
    <style:style style:name="T76" style:family="text">
      <style:text-properties officeooo:rsid="00107416"/>
    </style:style>
    <style:style style:name="T77" style:family="text">
      <style:text-properties officeooo:rsid="0011de59"/>
    </style:style>
    <style:style style:name="T78" style:family="text">
      <style:text-properties officeooo:rsid="0012d249"/>
    </style:style>
    <style:style style:name="T79" style:family="text">
      <style:text-properties officeooo:rsid="0014758f"/>
    </style:style>
    <style:style style:name="T80" style:family="text">
      <style:text-properties style:use-window-font-color="true" style:font-name="Arial" fo:font-size="10pt" fo:language="en" fo:country="GB" style:font-name-asian="SimSun1" style:font-size-asian="10pt" style:language-asian="en" style:country-asian="US" style:font-name-complex="Arial" style:font-size-complex="10pt" style:language-complex="ar" style:country-complex="SA"/>
    </style:style>
    <style:style style:name="T81" style:family="text">
      <style:text-properties style:use-window-font-color="true" style:font-name="Arial" fo:font-size="10pt" fo:language="en" fo:country="GB" fo:font-style="italic" style:font-name-asian="SimSun1" style:font-size-asian="10pt" style:language-asian="en" style:country-asian="US"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0pt" fo:language="en" fo:country="GB" fo:font-weight="bold" style:font-name-asian="SimSun1" style:font-size-asian="10pt" style:language-asian="en" style:country-asian="US" style:font-weight-asian="bold" style:font-name-complex="Arial" style:font-size-complex="10pt" style:language-complex="ar" style:country-complex="SA" style:font-weight-complex="bold"/>
    </style:style>
    <style:style style:name="T83" style:family="text">
      <style:text-properties style:use-window-font-color="true" style:font-name="Arial" fo:font-size="8.5pt" fo:language="en" fo:country="GB" fo:font-style="italic" style:font-name-asian="SimSun1" style:font-size-asian="8.5pt" style:language-asian="en" style:country-asian="US" style:font-style-asian="italic" style:font-name-complex="Arial" style:font-size-complex="8.5pt" style:language-complex="ar" style:country-complex="SA" style:font-style-complex="italic"/>
    </style:style>
    <style:style style:name="T84" style:family="text">
      <style:text-properties style:font-name="Liberation Sans Narrow" fo:font-size="10pt" style:font-size-asian="10pt" style:font-size-complex="10pt"/>
    </style:style>
    <style:style style:name="T85" style:family="text">
      <style:text-properties style:use-window-font-color="true" style:font-name="Liberation Sans Narrow" fo:font-size="10pt" fo:language="en" fo:country="GB" style:font-name-asian="SimSun1" style:font-size-asian="10pt" style:language-asian="en" style:country-asian="US" style:font-name-complex="Arial" style:font-size-complex="10pt" style:language-complex="ar" style:country-complex="SA"/>
    </style:style>
    <style:style style:name="T86" style:family="text">
      <style:text-properties style:use-window-font-color="true" style:font-name="Liberation Sans Narrow" fo:font-size="10pt" fo:language="en" fo:country="GB" fo:font-style="italic" style:font-name-asian="SimSun1" style:font-size-asian="10pt" style:language-asian="en" style:country-asian="US" style:font-style-asian="italic" style:font-name-complex="Arial" style:font-size-complex="10pt" style:language-complex="ar" style:country-complex="SA" style:font-style-complex="italic"/>
    </style:style>
    <style:style style:name="T87" style:family="text">
      <style:text-properties style:use-window-font-color="true" style:font-name="Arial" fo:font-size="8pt" fo:language="en" fo:country="GB" fo:font-style="italic" style:font-name-asian="SimSun1" style:font-size-asian="8pt" style:language-asian="en" style:country-asian="US" style:font-style-asian="italic" style:font-name-complex="Arial" style:font-size-complex="8pt" style:language-complex="ar" style:country-complex="SA"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solid" svg:stroke-width="0.282cm" svg:stroke-color="#8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dash" draw:stroke-dash="Dashed_20__28_var_29__20_4" svg:stroke-width="0.282cm" svg:stroke-color="#80008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6" style:family="graphic">
      <style:graphic-properties draw:stroke="solid" svg:stroke-width="0.282cm" svg:stroke-color="#808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7" style:family="graphic">
      <style:graphic-properties draw:stroke="dash" draw:stroke-dash="Dashed_20__28_var_29__20_4" svg:stroke-width="0.282cm" svg:stroke-color="#808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8" style:family="graphic">
      <style:graphic-properties draw:stroke="none" draw:fill="solid"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9" style:family="graphic">
      <style:graphic-properties draw:stroke="none" draw:fill="solid" draw:fill-color="#ffffff" draw:textarea-horizontal-align="justify" draw:textarea-vertical-align="top" draw:auto-grow-height="false" draw:auto-grow-width="false" fo:padding-top="0cm" fo:padding-bottom="0.101cm" fo:padding-left="0cm" fo:padding-right="0cm" fo:wrap-option="wrap" draw:shadow-color="#808080" style:run-through="foreground"/>
    </style:style>
    <style:style style:name="gr10" style:family="graphic">
      <style:graphic-properties draw:stroke="none" draw:fill="solid" draw:fill-color="#ffffff" draw:textarea-horizontal-align="justify" draw:textarea-vertical-align="top" draw:auto-grow-height="false" draw:auto-grow-width="true" fo:min-width="1.238cm" fo:padding-top="0cm" fo:padding-bottom="0.101cm" fo:padding-left="0cm" fo:padding-right="0cm" fo:wrap-option="no-wrap" draw:shadow-color="#808080" style:run-through="foreground"/>
    </style:style>
    <style:style style:name="gr1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12" style:family="graphic">
      <style:graphic-properties draw:stroke="solid" svg:stroke-width="0.053cm" svg:stroke-color="#000080" draw:stroke-linejoin="miter" svg:stroke-linecap="square" draw:fill="solid" draw:fill-color="#fcf7e4" draw:textarea-horizontal-align="left" draw:textarea-vertical-align="top" draw:auto-grow-height="false" fo:padding-top="0.229cm" fo:padding-bottom="0.229cm" fo:padding-left="0.441cm" fo:padding-right="0.441cm" fo:wrap-option="wrap" draw:shadow-color="#808080" style:run-through="foreground"/>
    </style:style>
    <style:style style:name="gr13" style:family="graphic">
      <style:graphic-properties draw:stroke="dash" draw:stroke-dash="Dashed_20__28_var_29__20_5" svg:stroke-width="0.053cm" svg:stroke-color="#339966"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4" style:family="graphic">
      <style:graphic-properties draw:stroke="solid" svg:stroke-width="0.026cm" svg:stroke-color="#000000" draw:marker-start="msArrowEnd_20_5" draw:marker-start-width="0.212cm" draw:marker-start-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5" style:family="graphic">
      <style:graphic-properties draw:stroke="solid" svg:stroke-width="0.159cm" svg:stroke-color="#cc99ff"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6" style:family="graphic">
      <style:graphic-properties draw:stroke="solid" svg:stroke-width="0.159cm" svg:stroke-color="#99cc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7" style:family="graphic">
      <style:graphic-properties draw:stroke="solid" svg:stroke-width="0.159cm" svg:stroke-color="#ff66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18" style:family="graphic">
      <style:graphic-properties draw:stroke="solid" svg:stroke-width="0.026cm" svg:stroke-color="#000000" draw:stroke-linejoin="miter" svg:stroke-linecap="square" draw:fill="solid" draw:fill-color="#ccffcc" draw:textarea-horizontal-align="justify" draw:textarea-vertical-align="top" draw:auto-grow-height="false" draw:auto-grow-width="false" fo:padding-top="0.101cm" fo:padding-bottom="0.101cm" fo:padding-left="0.101cm" fo:padding-right="0.101cm" fo:wrap-option="wrap" draw:shadow-color="#808080" style:run-through="foreground"/>
    </style:style>
    <style:style style:name="gr19"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20" style:family="graphic">
      <style:graphic-properties draw:stroke="solid" svg:stroke-width="0.026cm" svg:stroke-color="#000000" draw:stroke-linejoin="miter" svg:stroke-linecap="square" draw:fill="solid" draw:fill-color="#e4c9ff" draw:textarea-horizontal-align="justify" draw:textarea-vertical-align="top" draw:auto-grow-height="false" draw:auto-grow-width="false" fo:padding-top="0.101cm" fo:padding-bottom="0.101cm" fo:padding-left="0.101cm" fo:padding-right="0.101cm" fo:wrap-option="wrap" draw:shadow-color="#808080" style:run-through="foreground"/>
    </style:style>
    <style:style style:name="gr21" style:family="graphic">
      <style:graphic-properties draw:stroke="solid" svg:stroke-width="0.018cm" svg:stroke-color="#800000" draw:stroke-linejoin="miter" svg:stroke-linecap="square" draw:fill="solid" draw:fill-color="#ccffcc" draw:textarea-horizontal-align="justify" draw:textarea-vertical-align="top" draw:auto-grow-height="false" draw:auto-grow-width="false" fo:padding-top="0.051cm" fo:padding-bottom="0cm" fo:padding-left="0.152cm" fo:padding-right="0.152cm" fo:wrap-option="wrap" draw:shadow-color="#808080" style:run-through="foreground"/>
    </style:style>
    <style:style style:name="gr22" style:family="graphic">
      <style:graphic-properties draw:stroke="solid" svg:stroke-width="0.026cm" svg:stroke-color="#000000" draw:stroke-linejoin="miter" svg:stroke-linecap="square" draw:fill="solid" draw:fill-color="#ff99cc"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23" style:family="graphic">
      <style:graphic-properties draw:stroke="solid" svg:stroke-width="0.026cm" svg:stroke-color="#000000" draw:stroke-linejoin="miter" svg:stroke-linecap="square" draw:fill="solid" draw:fill-color="#ccffcc" draw:textarea-horizontal-align="justify" draw:textarea-vertical-align="top" draw:auto-grow-height="false" draw:auto-grow-width="false" fo:padding-top="0cm" fo:padding-bottom="0cm" fo:padding-left="0.101cm" fo:padding-right="0.101cm" fo:wrap-option="wrap" draw:shadow-color="#808080" style:run-through="foreground"/>
    </style:style>
    <style:style style:name="gr24"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25" style:family="graphic">
      <style:graphic-properties draw:stroke="solid" svg:stroke-width="0.079cm" svg:stroke-color="#800000" draw:stroke-linejoin="miter" svg:stroke-linecap="square" draw:fill="solid" draw:fill-color="#f2e5ff" draw:textarea-horizontal-align="justify" draw:textarea-vertical-align="top" draw:auto-grow-height="false" draw:auto-grow-width="false" fo:padding-top="0cm" fo:padding-bottom="0cm" fo:padding-left="0.101cm" fo:padding-right="0.101cm" fo:wrap-option="wrap" draw:shadow-color="#808080" style:run-through="foreground"/>
    </style:style>
    <style:style style:name="gr26"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cm" fo:padding-bottom="0cm" fo:padding-left="0.051cm" fo:padding-right="0.051cm" fo:wrap-option="wrap" draw:shadow-color="#808080" style:run-through="foreground"/>
    </style:style>
    <style:style style:name="gr27" style:family="graphic">
      <style:graphic-properties draw:stroke="solid" svg:stroke-width="0.026cm" svg:stroke-color="#000000" draw:stroke-linejoin="miter" svg:stroke-linecap="square" draw:fill="solid" draw:fill-color="#ffff99" draw:textarea-horizontal-align="justify" draw:textarea-vertical-align="top" draw:auto-grow-height="false" draw:auto-grow-width="false" fo:padding-top="0cm" fo:padding-bottom="0cm" fo:padding-left="0.152cm" fo:padding-right="0cm" fo:wrap-option="wrap" draw:shadow-color="#808080" style:run-through="foreground"/>
    </style:style>
    <style:style style:name="gr28"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29"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051cm" fo:padding-bottom="0cm" fo:padding-left="0.101cm" fo:padding-right="0cm" fo:wrap-option="wrap" draw:shadow-color="#808080" style:run-through="foreground"/>
    </style:style>
    <style:style style:name="gr30"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381cm" fo:min-width="1.143cm" fo:padding-top="0.03cm" fo:padding-bottom="0.03cm" fo:padding-left="0.101cm" fo:padding-right="0cm" fo:wrap-option="wrap" draw:shadow-color="#808080" style:run-through="background"/>
    </style:style>
    <style:style style:name="gr31"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101cm" fo:padding-bottom="0.101cm" fo:padding-left="0.152cm" fo:padding-right="0.051cm" fo:wrap-option="wrap" draw:shadow-color="#808080" style:run-through="foreground"/>
    </style:style>
    <style:style style:name="gr32" style:family="graphic">
      <style:graphic-properties draw:stroke="solid" svg:stroke-width="0.035cm" svg:stroke-color="#ff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33" style:family="graphic">
      <style:graphic-properties draw:stroke="solid" svg:stroke-width="0.026cm" svg:stroke-color="#000000" draw:stroke-linejoin="miter" svg:stroke-linecap="square" draw:fill="solid" draw:fill-color="#ccffff" draw:textarea-horizontal-align="justify" draw:textarea-vertical-align="top" draw:auto-grow-height="false" draw:auto-grow-width="false" fo:padding-top="0.101cm" fo:padding-bottom="0.101cm" fo:padding-left="0.152cm" fo:padding-right="0cm" fo:wrap-option="wrap" draw:shadow-color="#808080" style:run-through="foreground"/>
    </style:style>
    <style:style style:name="gr34" style:family="graphic">
      <style:graphic-properties draw:stroke="solid" svg:stroke-width="0.035cm" svg:stroke-color="#339966"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35"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051cm" fo:padding-bottom="0cm" fo:padding-left="0.101cm" fo:padding-right="0.101cm" fo:wrap-option="wrap" draw:shadow-color="#808080" style:run-through="foreground"/>
    </style:style>
    <style:style style:name="gr36" style:family="graphic">
      <style:graphic-properties draw:stroke="solid" svg:stroke-width="0.026cm" svg:stroke-color="#000000" draw:stroke-linejoin="miter" svg:stroke-linecap="square" draw:fill="solid" draw:fill-color="#ccffcc" draw:textarea-horizontal-align="justify" draw:textarea-vertical-align="top" draw:auto-grow-height="false" draw:auto-grow-width="false" fo:padding-top="0.049cm" fo:padding-bottom="0cm" fo:padding-left="0.049cm" fo:padding-right="0cm" fo:wrap-option="wrap" draw:shadow-color="#808080" style:run-through="foreground"/>
    </style:style>
    <style:style style:name="gr37" style:family="graphic">
      <style:graphic-properties draw:stroke="solid" svg:stroke-width="0.159cm" svg:stroke-color="#99ccff"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8" style:family="graphic">
      <style:graphic-properties draw:stroke="solid" svg:stroke-width="0.026cm" svg:stroke-color="#000000" draw:stroke-linejoin="miter" svg:stroke-linecap="square" draw:fill="solid" draw:fill-color="#e4c9ff" draw:textarea-horizontal-align="justify" draw:textarea-vertical-align="top" draw:auto-grow-height="false" draw:auto-grow-width="false" fo:padding-top="0.101cm" fo:padding-bottom="0.101cm" fo:padding-left="0cm" fo:padding-right="0cm" fo:wrap-option="wrap" draw:shadow-color="#808080" style:run-through="foreground"/>
    </style:style>
    <style:style style:name="gr39" style:family="graphic">
      <style:graphic-properties draw:stroke="solid" svg:stroke-width="0.018cm" svg:stroke-color="#800000" draw:stroke-linejoin="miter" svg:stroke-linecap="square" draw:fill="solid" draw:fill-color="#ccffcc" draw:textarea-horizontal-align="justify" draw:textarea-vertical-align="top" draw:auto-grow-height="false" draw:auto-grow-width="false" fo:padding-top="0.049cm" fo:padding-bottom="0cm" fo:padding-left="0.15cm" fo:padding-right="0.15cm" fo:wrap-option="wrap" draw:shadow-color="#808080" style:run-through="foreground"/>
    </style:style>
    <style:style style:name="gr40" style:family="graphic">
      <style:graphic-properties draw:stroke="none" draw:fill="none" draw:fill-color="#ffffff" draw:textarea-horizontal-align="justify" draw:textarea-vertical-align="top" draw:auto-grow-height="false" draw:auto-grow-width="true" fo:min-width="0.944cm" fo:padding-top="0cm" fo:padding-bottom="0cm" fo:padding-left="0cm" fo:padding-right="0cm" fo:wrap-option="no-wrap" draw:shadow-color="#808080" style:run-through="foreground"/>
    </style:style>
    <style:style style:name="gr41" style:family="graphic">
      <style:graphic-properties draw:stroke="none" draw:fill="none" draw:fill-color="#ffffff" draw:textarea-horizontal-align="justify" draw:textarea-vertical-align="top" draw:auto-grow-height="false" draw:auto-grow-width="true" fo:min-width="1.367cm" fo:padding-top="0cm" fo:padding-bottom="0cm" fo:padding-left="0cm" fo:padding-right="0cm" fo:wrap-option="no-wrap" draw:shadow-color="#808080" style:run-through="foreground"/>
    </style:style>
    <style:style style:name="gr42" style:family="graphic">
      <style:graphic-properties draw:stroke="none" draw:fill="none" draw:fill-color="#ffffff" draw:textarea-horizontal-align="justify" draw:textarea-vertical-align="top" draw:auto-grow-height="false" draw:auto-grow-width="true" fo:min-width="1.274cm" fo:padding-top="0cm" fo:padding-bottom="0cm" fo:padding-left="0cm" fo:padding-right="0cm" fo:wrap-option="no-wrap" draw:shadow-color="#808080" style:run-through="foreground"/>
    </style:style>
    <style:style style:name="gr43"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049cm" fo:padding-bottom="0cm" fo:padding-left="0.101cm" fo:padding-right="0cm" fo:wrap-option="wrap" draw:shadow-color="#808080" style:run-through="foreground"/>
    </style:style>
    <style:style style:name="gr44"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101cm" fo:padding-bottom="0.101cm" fo:padding-left="0.15cm" fo:padding-right="0.049cm" fo:wrap-option="wrap" draw:shadow-color="#808080" style:run-through="foreground"/>
    </style:style>
    <style:style style:name="gr45" style:family="graphic">
      <style:graphic-properties draw:stroke="solid" svg:stroke-width="0.026cm" svg:stroke-color="#000000" draw:marker-start="msArrowEnd_20_5" draw:marker-start-width="0.212cm" draw:marker-start-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46" style:family="graphic">
      <style:graphic-properties draw:stroke="solid" svg:stroke-width="0.026cm" svg:stroke-color="#000000"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foreground"/>
    </style:style>
    <style:style style:name="gr47"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true" fo:min-width="2.669cm" fo:padding-top="0cm" fo:padding-bottom="0cm" fo:padding-left="0.049cm" fo:padding-right="0.049cm" fo:wrap-option="no-wrap" draw:shadow-color="#808080" style:run-through="foreground"/>
    </style:style>
    <style:style style:name="gr48" style:family="graphic">
      <style:graphic-properties draw:stroke="solid" svg:stroke-width="0.026cm" svg:stroke-color="#000000" draw:stroke-linejoin="miter" svg:stroke-linecap="square" draw:fill="solid" draw:fill-color="#ccffcc" draw:textarea-horizontal-align="justify" draw:textarea-vertical-align="top" draw:auto-grow-height="false" draw:auto-grow-width="false" fo:padding-top="0cm" fo:padding-bottom="0cm" fo:padding-left="0.049cm" fo:padding-right="0cm" fo:wrap-option="wrap" draw:shadow-color="#808080" style:run-through="foreground"/>
    </style:style>
    <style:style style:name="gr49"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0" style:family="graphic">
      <style:graphic-properties draw:stroke="solid" svg:stroke-width="0.026cm" svg:stroke-color="#000000" draw:stroke-linejoin="miter" svg:stroke-linecap="square" draw:fill="solid" draw:fill-color="#ffff99" draw:textarea-horizontal-align="justify" draw:textarea-vertical-align="top" draw:auto-grow-height="false" draw:auto-grow-width="false" fo:padding-top="0cm" fo:padding-bottom="0cm" fo:padding-left="0.15cm" fo:padding-right="0cm" fo:wrap-option="wrap" draw:shadow-color="#808080" style:run-through="foreground"/>
    </style:style>
    <style:style style:name="gr51" style:family="graphic">
      <style:graphic-properties draw:stroke="none" draw:fill="none" draw:fill-color="#ffffff" draw:textarea-horizontal-align="justify" draw:textarea-vertical-align="top" draw:auto-grow-height="false" draw:auto-grow-width="true" fo:min-width="0.898cm" fo:padding-top="0cm" fo:padding-bottom="0cm" fo:padding-left="0cm" fo:padding-right="0cm" fo:wrap-option="no-wrap" draw:shadow-color="#808080" style:run-through="foreground"/>
    </style:style>
    <style:style style:name="gr52"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049cm" fo:padding-bottom="0cm" fo:padding-left="0.101cm" fo:padding-right="0.101cm" fo:wrap-option="wrap" draw:shadow-color="#808080" style:run-through="foreground"/>
    </style:style>
    <style:style style:name="gr53"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true" fo:min-width="3.649cm" fo:padding-top="0cm" fo:padding-bottom="0cm" fo:padding-left="0.049cm" fo:padding-right="0.049cm" fo:wrap-option="no-wrap" draw:shadow-color="#808080" style:run-through="foreground"/>
    </style:style>
    <style:style style:name="gr54"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cm" fo:padding-bottom="0cm" fo:padding-left="0.049cm" fo:padding-right="0.049cm" fo:wrap-option="wrap" draw:shadow-color="#808080" style:run-through="foreground"/>
    </style:style>
    <style:style style:name="gr55" style:family="graphic">
      <style:graphic-properties draw:stroke="solid" svg:stroke-width="0.026cm" svg:stroke-color="#000000" draw:stroke-linejoin="miter" svg:stroke-linecap="square" draw:fill="solid" draw:fill-color="#ff99cc" draw:textarea-horizontal-align="justify" draw:textarea-vertical-align="top" draw:auto-grow-height="false" draw:auto-grow-width="false" fo:padding-top="0.101cm" fo:padding-bottom="0cm" fo:padding-left="0.101cm" fo:padding-right="0cm" fo:wrap-option="wrap" draw:shadow-color="#808080" style:run-through="foreground"/>
    </style:style>
    <style:style style:name="gr56" style:family="graphic">
      <style:graphic-properties draw:stroke="solid" svg:stroke-width="0.026cm" svg:stroke-color="#000000" draw:stroke-linejoin="miter" svg:stroke-linecap="square" draw:fill="solid" draw:fill-color="#ffcc99" draw:textarea-horizontal-align="justify" draw:textarea-vertical-align="top" draw:auto-grow-height="false" draw:auto-grow-width="false" fo:padding-top="0cm" fo:padding-bottom="0.101cm" fo:padding-left="0.049cm" fo:padding-right="0cm" fo:wrap-option="wrap" draw:shadow-color="#808080" style:run-through="foreground"/>
    </style:style>
    <style:style style:name="gr57" style:family="graphic">
      <style:graphic-properties draw:stroke="solid" svg:stroke-width="0.026cm" svg:stroke-color="#000000" draw:stroke-linejoin="miter" svg:stroke-linecap="square" draw:fill="solid" draw:fill-color="#ccffff" draw:textarea-horizontal-align="justify" draw:textarea-vertical-align="top" draw:auto-grow-height="false" draw:auto-grow-width="false" fo:padding-top="0.101cm" fo:padding-bottom="0.101cm" fo:padding-left="0.15cm" fo:padding-right="0cm" fo:wrap-option="wrap" draw:shadow-color="#808080" style:run-through="foreground"/>
    </style:style>
    <style:style style:name="gr58" style:family="graphic">
      <style:graphic-properties draw:stroke="solid" svg:stroke-width="0.026cm" svg:stroke-color="#000000" draw:marker-start="msArrowEnd_20_5" draw:marker-start-width="0.212cm" draw:marker-start-center="false" draw:marker-end="msArrowEnd_20_5" draw:marker-end-width="0.212cm" draw:marker-end-center="fals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63cm" draw:start-line-spacing-vertical="0.63cm" draw:end-line-spacing-horizontal="0.63cm" draw:end-line-spacing-vertical="0.63cm" style:run-through="foreground"/>
    </style:style>
    <style:style style:name="gr59" style:family="graphic">
      <style:graphic-properties draw:stroke="solid" svg:stroke-width="0.026cm" svg:stroke-color="#000000" draw:stroke-linejoin="miter" svg:stroke-linecap="square" draw:fill="solid" draw:fill-color="#ffffff" draw:textarea-horizontal-align="justify" draw:textarea-vertical-align="top" draw:auto-grow-height="false" draw:auto-grow-width="false" fo:min-height="0.377cm" fo:min-width="1.134cm" fo:padding-top="0.03cm" fo:padding-bottom="0.03cm" fo:padding-left="0.101cm" fo:padding-right="0cm" fo:wrap-option="wrap"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3">Session management</text:h>
      <text:p text:style-name="Standard"><text:span text:style-name="T1">The default GAE session management is implemented in webapp2 by various modules <text:s/>at </text:span><text:span text:style-name="T2">webapp2_extras. </text:span><text:span text:style-name="T1"><text:s/></text:span></text:p>
      <text:p text:style-name="P1"><text:span text:style-name="T1">The folder structure is puzzling – <text:tab/></text:span><text:span text:style-name="T2">auth</text:span><text:span text:style-name="T1"> and </text:span><text:span text:style-name="T2">sessions</text:span><text:span text:style-name="T1"> are in </text:span><text:span text:style-name="T2">webapp2_extras</text:span></text:p>
      <text:p text:style-name="P2"><text:span text:style-name="T5"><text:s/></text:span><text:span text:style-name="T1"><text:tab/>But <text:tab/></text:span><text:span text:style-name="T2">models</text:span><text:span text:style-name="T1"> <text:tab/><text:tab/>is in </text:span><text:span text:style-name="T2">webapp2_extras.appengine.auth</text:span></text:p>
      <text:p text:style-name="P1"><text:span text:style-name="T1">The </text:span><text:span text:style-name="T2">security</text:span><text:span text:style-name="T1"> module has at least one obvious flaw – it is not secure against timing attacks. Although it provides </text:span><text:span text:style-name="T2">compare_hashes()</text:span><text:span text:style-name="T1"> as a timing-free string comparison function , it fails to use it where it is needed a few lines above at </text:span><text:span text:style-name="T2">check_password_hash().</text:span><text:span text:style-name="T1"> </text:span></text:p>
      <text:p text:style-name="P1"><text:span text:style-name="T1">More generally the design of </text:span><text:span text:style-name="T2">auth, models </text:span><text:span text:style-name="T1">and </text:span><text:span text:style-name="T2">sessions</text:span><text:span text:style-name="T1"> modules seem over-complex and sub-optimal. </text:span></text:p>
      <text:h text:style-name="P107" text:outline-level="4">Cookie-based session management in GAE </text:h>
      <text:p text:style-name="Standard"><text:span text:style-name="T1">For GAE one of the most common complaint is with the pricing threshold for DataStore. Actually only Writes and complex Queries are priced. Most (simple) Reads from DataStore can be completely free -- a </text:span><text:span text:style-name="T2">get()</text:span><text:span text:style-name="T1"> or a </text:span><text:span text:style-name="T2">get_by_id()</text:span><text:span text:style-name="T1"> are classed as Small Operations and these are free and unlimited for billable apps. So we need to avoid complex NDB queries. Its cheaper (but slower) to fetch a larger data set and then write code to filter with Python.</text:span></text:p>
      <text:p text:style-name="P3">Furthermore these two method calls are automatically cached by ndb in MemCache.</text:p>
      <text:h text:style-name="Heading_20_4" text:outline-level="4">What to put in the session cookie.</text:h>
      <text:p text:style-name="Standard">For any session cookie to be secure, you must use the attributes: <text:span text:style-name="T2">secure</text:span> and <text:span text:style-name="T2">httponly</text:span></text:p>
      <text:p text:style-name="P4"/>
      <text:p text:style-name="List_20_Bullet"><text:span text:style-name="T7">SessionId</text:span><text:span text:style-name="T6"> only</text:span></text:p>
      <text:list xml:id="list2580297476824742178" text:style-name="WW8Num5">
        <text:list-item>
          <text:list>
            <text:list-item>
              <text:p text:style-name="P111">B64( Nonce )</text:p>
            </text:list-item>
          </text:list>
        </text:list-item>
      </text:list>
      <text:p text:style-name="P113"><text:span text:style-name="T9">(</text:span><text:span text:style-name="T10"></text:span>server needs to maintain a map from nonce to userId. <text:tab/><text:line-break/><text:span text:style-name="T11">(</text:span><text:span text:style-name="T10"></text:span> secure</text:p>
      <text:list xml:id="list142410505966220" text:continue-numbering="true" text:style-name="WW8Num5">
        <text:list-item>
          <text:list>
            <text:list-item>
              <text:p text:style-name="P111">B64( <text:span text:style-name="T3">userId</text:span> )</text:p>
            </text:list-item>
          </text:list>
        </text:list-item>
      </text:list>
      <text:p text:style-name="P113"><text:span text:style-name="T11">(</text:span><text:span text:style-name="T10"></text:span> no map needed or server state. <text:line-break/><text:span text:style-name="T9">(</text:span><text:span text:style-name="T10"></text:span>But exposing the userId opens us to a session hijacker. <text:s/>All she has to do is register an account and replace her id in the cookie with another valid userId. As the NDB ids are not random and may even be consecutive, there is a good chance of finding a valid one assuming she does not know any. She can investigate by creating several accounts and examining the cookies</text:p>
      <text:list xml:id="list142410422922439" text:continue-numbering="true" text:style-name="WW8Num5">
        <text:list-item>
          <text:list>
            <text:list-item>
              <text:p text:style-name="P111">B64( (userId) + HMAC ) </text:p>
            </text:list-item>
          </text:list>
        </text:list-item>
      </text:list>
      <text:p text:style-name="P113"><text:span text:style-name="T11">(</text:span><text:span text:style-name="T10"></text:span> no map needed or server state </text:p>
      <text:p text:style-name="P31"><text:span text:style-name="T11">(</text:span><text:span text:style-name="T10"></text:span> now the userId is secure because it is readonly as long as the HMAC is secure <text:line-break/>NB you need an expiry date-time in order to limit the window for cracking the HMAC</text:p>
      <text:p text:style-name="List_20_Bullet"><text:span text:style-name="T7">SessionId + Session Data</text:span><text:span text:style-name="T6"><text:line-break/></text:span>There are 2 kinds of session data-</text:p>
      <text:list xml:id="list142410428299063" text:continue-numbering="true" text:style-name="WW8Num5">
        <text:list-item>
          <text:list>
            <text:list-item>
              <text:p text:style-name="P111"><text:span text:style-name="T3">anon-session</text:span> (signed-out)<text:line-break/>EG We need anon-session data for the Rate-Limiter. </text:p>
            </text:list-item>
          </text:list>
        </text:list-item>
      </text:list>
      <text:p text:style-name="P113"><text:span text:style-name="T9">(</text:span><text:span text:style-name="T10"></text:span>It is not safe to store wait-time and attempt-number in a cookie even if it has secure and httponly attributes. <text:s/>See below.</text:p>
      <text:p text:style-name="P113"><text:span text:style-name="T11">(</text:span><text:span text:style-name="T10"></text:span> Perhaps we can usefully store an identifying device token with a structure such as HMAC(nonce) or HMAC(nonce | userId). This is much better than IP address for identification because of shared <text:s/>proxies and IPv6. To avoid delete-regression, we must impose a wait-penalty for a missing token which would also apply on first use, to “initialise the device” </text:p>
      <text:list xml:id="list142409218457764" text:continue-numbering="true" text:style-name="WW8Num5">
        <text:list-item>
          <text:list>
            <text:list-item>
              <text:p text:style-name="P111"><text:span text:style-name="T3">auth-session</text:span> (signed-in)<text:line-break/>We probably don’t need much auth-session data. Note that NDB caches (recent) reads in memcache so Session data is mainly for other data not (yet) in NDB</text:p>
            </text:list-item>
            <text:list-item>
              <text:p text:style-name="P111">And 2 ways to encode Session Data</text:p>
            </text:list-item>
            <text:list-item>
              <text:p text:style-name="P109"><text:span text:style-name="T6">signed token</text:span> (readonly)<text:line-break/>B64(<text:span text:style-name="T3"> (userId + userData) + </text:span>HMAC<text:span text:style-name="T3"> </text:span>) </text:p>
            </text:list-item>
          </text:list>
        </text:list-item>
      </text:list>
      <text:p text:style-name="P114"><text:span text:style-name="T11">(</text:span><text:span text:style-name="T10"></text:span> data is accessible to the Client </text:p>
      <text:p text:style-name="P114"><text:span text:style-name="T11">(</text:span><text:span text:style-name="T10"></text:span> implementation is simpler and slightly quicker </text:p>
      <text:p text:style-name="P114"><text:span text:style-name="T9">(</text:span><text:span text:style-name="T10"></text:span>less secure – but ok if there is no sensitive data. Assume the user has not logged out and so cookie has not been deleted. The cookie will be httponly so can only be read by </text:p>
      <text:list xml:id="list142410471774495" text:continue-numbering="true" text:style-name="WW8Num5">
        <text:list-item>
          <text:list>
            <text:list-item>
              <text:list>
                <text:list-item>
                  <text:list>
                    <text:list-item>
                      <text:p text:style-name="P116"><text:span text:style-name="T4">“</text:span>manually” by another user of same browser eg Internet Cafe Just because its readonly does not mean it cannot be used by someone who has access to the same browser. So we need to be sure data is not too sensitive for this context.</text:p>
                    </text:list-item>
                    <text:list-item>
                      <text:p text:style-name="P116"><text:soft-page-break/>current user already knows his own data but might try to break security to get other users’ data. This will not be possible so long as the HMAC is secure.</text:p>
                    </text:list-item>
                  </text:list>
                </text:list-item>
              </text:list>
            </text:list-item>
            <text:list-item>
              <text:p text:style-name="P109"><text:span text:style-name="T6">signed &amp; encrypted token</text:span><text:line-break/>B64(<text:span text:style-name="T3"> </text:span>Hash<text:span text:style-name="T3">(userId + userData) + </text:span>HMAC<text:span text:style-name="T3"> + </text:span>publicKey <text:span text:style-name="T3"><text:s/></text:span>)</text:p>
            </text:list-item>
          </text:list>
        </text:list-item>
      </text:list>
      <text:p text:style-name="P114"><text:span text:style-name="T9">(</text:span>data is not accessible to the Client</text:p>
      <text:p text:style-name="P114"><text:span text:style-name="T9">(</text:span><text:span text:style-name="T10"></text:span>implementation is more complex and slightly slower</text:p>
      <text:p text:style-name="P114"><text:span text:style-name="T11">(</text:span><text:span text:style-name="T10"></text:span>More secure – sensitive data is ok</text:p>
      <text:p text:style-name="P115"/>
      <text:p text:style-name="P112"><text:span text:style-name="T7">anon-session</text:span><text:span text:style-name="T6"> (rate-limiter data)<text:line-break/></text:span>We need anon-session data for the Rate-Limiter. <text:span text:style-name="T10"></text:span>It is not safe to store wait-time and attempt-number in a cookie even if it has secure and httponly attributes because this will be ineffective against local brute-forcing. In rate-limiting we are increasing the wait time, so the data is inevitably regressive IE previous wait time data are more attractive so a replay is an advantage. Furthermore httponly is no mitigation locally because it is only effective against remote attacks eg XSS. A local attack EG local brute-forcing can always manipulate the cookies on his own local system EG use an old browser that does not support the httponly attribute. <text:s/>The browser will completely ignore the attribute and the attacker can use javascript to speedily overwrite the cookie with a previous value at each password attempt. If the wait time data is held in the token then we are wide open to replay attacks with the older tokens.</text:p>
      <text:p text:style-name="P112">So rate-limit delay and retry count do have to saved on the server. In GAE we want to avoid using NDB for short term data –seconds/a few minutes. MemCache is ideal for this except that it is non-reliable. MemCache flushes are unpredictable. The free memcache resource is shared between apps and flushes are unpredictable resulting from events entirely beyond our control EG a system reset or more often from a memcache memory-buffer overflow, often caused by heavy MemCache use by another app – not ours.</text:p>
      <text:p text:style-name="P112"/>
      <text:h text:style-name="Heading_20_3" text:outline-level="3">Stategy</text:h>
      <text:list xml:id="list142410105381203" text:continue-list="list142410471774495" text:style-name="WW8Num5">
        <text:list-item text:start-value="1">
          <text:p text:style-name="P117">Create and maintain a persistent secure httponly cookie-x, at startup of app (not login) with a new nonce id for each new browser contact. Throttle global cookie-x creation at moderate rate.</text:p>
        </text:list-item>
        <text:list-item>
          <text:p text:style-name="P117">Monitor average frequency of cookie-x creation. Excessively rapid creation (eg 3 x average) indicates probable brute force or DOS attack. If so throttle at reduced rate on global creation of new cookie-x</text:p>
        </text:list-item>
        <text:list-item>
          <text:p text:style-name="P117">Send KeepAlive requests frequently (EG every 0.5 second) that refresh our memcache item. App Engine manages Memcache as follows. When a memcache memory overflow occurs, the memcache items for flushing are chosen from the bottom of a MRU (Read or Write) queue. <text:s/>So we can do a Read - <text:s/><text:span text:style-name="T12">memcache.get()</text:span> and discard the result or Write - <text:span text:style-name="T12">set()</text:span> just to boost the item to the top of the queue, and we do it regularly to keep it consistently away from the bottom, from where it could be flushed at any time.</text:p>
        </text:list-item>
        <text:list-item>
          <text:p text:style-name="P117">Throttle bad-login, forgot and signup requests by saving the time and count in Memcache and in cookie-x. <text:s/>IE we backup every MemCache item in cookie-x (or Task Queue)</text:p>
        </text:list-item>
        <text:list-item>
          <text:p text:style-name="P117">Provide a (constant) fallback value for MemCache?</text:p>
        </text:list-item>
      </text:list>
      <text:p text:style-name="P115"/>
      <text:p text:style-name="P115"/>
      <text:p text:style-name="P115">So subject to these provisos, for general purposes we should use stateless Signed tokens which include sessionData with userId</text:p>
      <text:p text:style-name="List_20_Bullet">HMAC implementation must be sufficiently secure and reliable</text:p>
      <text:p text:style-name="List_20_Bullet">All data must be non-sensitive</text:p>
      <text:p text:style-name="List_20_Bullet">The token cookie must be deleted at logout (<text:span text:style-name="T16">set the cookie on exactly the same name, path and domain, but with a expiry in past or max age of 0 seconds</text:span>)</text:p>
      <text:p text:style-name="List_20_Bullet">In case user fails to logout, there must a short but configurable lifetime ie expiry for a token – <text:line-break/>If tokens are reissued at every server call, this will effectively be the max idle time, after which user has to sign in again</text:p>
      <text:p text:style-name="P3"/>
      <text:p text:style-name="P3"/>
      <text:p text:style-name="Standard"><text:span text:style-name="T1">If the user id can be stored securely directly in a session cookie then we only need a </text:span><text:span text:style-name="T2">get_by_id()</text:span><text:span text:style-name="T1"> to retrieve User data. This is Kryptoken</text:span></text:p>
      <text:p text:style-name="P3"/>
      <text:p text:style-name="P3">WebApp2 <text:s/>uses a session token to store a timestamp which we put in the session cookie</text:p>
      <text:p text:style-name="P3">get_by_auth_id() uses a query on the username(authid) – this is a Read and not cached.</text:p>
      <text:p text:style-name="P3"/>
      <text:p text:style-name="Standard"><text:soft-page-break/><text:span text:style-name="T1">We could implement Sessions either of these ways to avoid using NDB except for a </text:span><text:span text:style-name="T2">get_by_id()</text:span><text:span text:style-name="T1"> to retrieve User data. </text:span></text:p>
      <text:list xml:id="list2846395110230740199" text:style-name="WW8Num9">
        <text:list-item>
          <text:p text:style-name="P77"><text:span text:style-name="T8">secure cookie</text:span><text:span text:style-name="T1"> implemented with Kryptoken – we save user/session data in the cookie but it is both well-encrypted and well-signed with a HMAC<text:line-break/>This is called </text:span><text:a xlink:type="simple" xlink:href="https://en.wikipedia.org/wiki/Authenticated_encryption" text:style-name="Internet_20_link" text:visited-style-name="Visited_20_Internet_20_Link"><text:span text:style-name="Internet_20_link"><text:span text:style-name="T1">authenticated encryption</text:span></text:span></text:a><text:span text:style-name="T1">. See also </text:span><text:a xlink:type="simple" xlink:href="https://spring.io/blog/2014/01/20/exploiting-encrypted-cookies-for-fun-and-profit#modifying-the-decrypted-value" text:style-name="Internet_20_link" text:visited-style-name="Visited_20_Internet_20_Link"><text:span text:style-name="Internet_20_link"><text:span text:style-name="T1">this article</text:span></text:span></text:a></text:p>
        </text:list-item>
        <text:list-item>
          <text:p text:style-name="P77"><text:span text:style-name="T8">standard session cookie</text:span><text:span text:style-name="T1"> This is the classical method - store</text:span><text:span text:style-name="T18"> </text:span><text:span text:style-name="T1">only the nonce as session id in the session cookie. user/session data is stored on the server along with a map from nonce to data.<text:line-break/>In our case we dont want to use NDB for this so we could store in a GAE Pull Queue Task (these lasts up to 30 days max) with the session nonce as the Tag </text:span></text:p>
        </text:list-item>
        <text:list-item>
          <text:p text:style-name="P77"><text:span text:style-name="T1">Sessions in </text:span><text:span text:style-name="T2">webapp2_extras </text:span><text:span text:style-name="T1">which offers 3 modes – memcache, cookie and datastore ....<text:line-break/></text:span></text:p>
        </text:list-item>
      </text:list>
      <text:p text:style-name="P3"/>
      <text:p text:style-name="P3">Compare to 1 Secure Cookie, the Pull Queue solution 2 is </text:p>
      <text:list xml:id="list142409215724883" text:continue-numbering="true" text:style-name="WW8Num9">
        <text:list-item>
          <text:list>
            <text:list-item>
              <text:p text:style-name="P78">safer</text:p>
            </text:list-item>
          </text:list>
        </text:list-item>
      </text:list>
      <text:list xml:id="list5692754888434948996" text:style-name="WW8Num11">
        <text:list-item>
          <text:list>
            <text:list-item>
              <text:list>
                <text:list-item>
                  <text:p text:style-name="P79">nonce is (almost) invulnerable to crypto-attack</text:p>
                </text:list-item>
                <text:list-item>
                  <text:p text:style-name="P79">has hard-logout. With Krytoken logout is soft – server can delete cookie but what if user has pre-saved it?</text:p>
                </text:list-item>
              </text:list>
            </text:list-item>
          </text:list>
        </text:list-item>
      </text:list>
      <text:list xml:id="list902471514402126511" text:style-name="WW8Num7">
        <text:list-item>
          <text:list>
            <text:list-item>
              <text:list>
                <text:list-item>
                  <text:p text:style-name="P80">Simpler to code</text:p>
                </text:list-item>
                <text:list-item>
                  <text:p text:style-name="P80">Probably quicker computationally </text:p>
                </text:list-item>
                <text:list-item>
                  <text:p text:style-name="P80">possibly cheaper – both are likely to be free. Unless computation cost starts to bite (PullQueue would be cheaper) or theres is a lot of data to store IE lots of traffic with large size of data in Session (PullQueue could start to cost more).</text:p>
                </text:list-item>
              </text:list>
            </text:list-item>
          </text:list>
        </text:list-item>
      </text:list>
      <text:p text:style-name="P10"/>
      <text:h text:style-name="P104" text:outline-level="2">How to use a JWT with CSRF token </text:h>
      <text:p text:style-name="P56"><text:span text:style-name="T17">S</text:span><text:span text:style-name="T26">ee the following question and replies at <text:line-break/></text:span><text:a xlink:type="simple" xlink:href="https://security.stackexchange.com/questions/115766/is-a-jwt-usable-as-a-csrf-token" text:style-name="Internet_20_link" text:visited-style-name="Visited_20_Internet_20_Link"><text:span text:style-name="Visited_20_Internet_20_Link"><text:span text:style-name="T31"> https://security.stackexchange.com/questions/115766/is-a-jwt-usable-as-a-csrf-token</text:span></text:span></text:a></text:p>
      <text:p text:style-name="P13">Is there any particular reason to encrypt CSRF tokens? If not, does a JWT suffice?</text:p>
      <text:p text:style-name="P14">Also, the above token pattern includes a nonce. What is the point of the nonce? (The whole point of this pattern is to not store any state server-side. If I'm not storing state, how can I use the nonce during validation in any material manner?)</text:p>
      <text:p text:style-name="P16"/>
      <text:p text:style-name="P17"><text:span text:style-name="T27">There is no need to encrypt the token or to include the nonce. The key properties of a CSRF token are that it is not predictable by an attacker, and, unlike cookies, that it is not added to every request by the browser. A cryptographically secure</text:span><text:span text:style-name="T28"> </text:span><text:a xlink:type="simple" xlink:href="https://en.wikipedia.org/wiki/JSON_Web_Token" text:style-name="Internet_20_link" text:visited-style-name="Visited_20_Internet_20_Link"><text:span text:style-name="Internet_20_link"><text:span text:style-name="T35">JWT</text:span></text:span></text:a><text:span text:style-name="T28"> stored in a hidden field meets both of these properties.</text:span></text:p>
      <text:p text:style-name="P18">Note that you need to use JWT's that have user-unique data in them. Having an empty or generic JWT that isn't specific to the user will not provide you with security.</text:p>
      <text:p text:style-name="P15"><text:a xlink:type="simple" xlink:href="https://security.stackexchange.com/users/10885/neil-smithline" text:style-name="Internet_20_link" text:visited-style-name="Visited_20_Internet_20_Link"><text:span text:style-name="Internet_20_link"><text:span text:style-name="T37">Neil Smithline</text:span></text:span></text:a><text:span text:style-name="T34"><text:line-break/></text:span><text:span text:style-name="T27">TL;DR: yes you can use a user unique JWT as your CSRF token/validation as long as it is not stored in a Cookie.</text:span><text:span text:style-name="T30"> – </text:span><text:a xlink:type="simple" xlink:href="https://security.stackexchange.com/users/81588/scott-jungwirth" text:style-name="Internet_20_link" text:visited-style-name="Visited_20_Internet_20_Link"><text:span text:style-name="Internet_20_link"><text:span text:style-name="T36">Scott Jungwirth</text:span></text:span></text:a><text:span text:style-name="T30"> </text:span><text:a xlink:type="simple" xlink:href="https://security.stackexchange.com/questions/115766/is-a-jwt-usable-as-a-csrf-token#comment225986_115768" text:style-name="Internet_20_link" text:visited-style-name="Visited_20_Internet_20_Link"><text:span text:style-name="Internet_20_link"><text:span text:style-name="T36">May 11 '16 at 17:19</text:span></text:span></text:a></text:p>
      <text:p text:style-name="P57"/>
      <text:p text:style-name="P8"><text:span text:style-name="T23">TL;DR: <text:line-break/></text:span><text:span text:style-name="T48">A JWT, if used without Cookies, negates the need for a CSRF token - BUT! by storing JWT in session/localStorage, you expose your JWT and user's identity</text:span><text:span text:style-name="T49">,</text:span><text:span text:style-name="T48"> if your site has an XSS vulnerability (fairly common). It is better to add a csrfToken key to the JWT and store the JWT in a cookie with </text:span><text:span text:style-name="T50">secure </text:span><text:span text:style-name="T48">and</text:span><text:span text:style-name="T50"> http-only</text:span><text:span text:style-name="T48"> attributes set.</text:span></text:p>
      <text:p text:style-name="Standard"><text:span text:style-name="T66">Read this article with a good description for more info</text:span><text:span text:style-name="T28"> <text:line-break/></text:span><text:a xlink:type="simple" xlink:href="https://stormpath.com/blog/where-to-store-your-jwts-cookies-vs-html5-web-storage" text:style-name="Internet_20_link" text:visited-style-name="Visited_20_Internet_20_Link"><text:span text:style-name="Internet_20_link"><text:span text:style-name="T35">https://stormpath.com/blog/where-to-store-your-jwts-cookies-vs-html5-web-storage</text:span></text:span></text:a></text:p>
      <text:p text:style-name="P58"><text:soft-page-break/><text:span text:style-name="T22">You can make this CSRF protection stateless by including a xsrfToken </text:span><text:span text:style-name="T21">as a </text:span><text:span text:style-name="T22">JWT claim:</text:span></text:p>
      <text:p text:style-name="P59"><text:span text:style-name="HTML_20_Code"><text:span text:style-name="T29">{ "iss": "http://galaxies.com"</text:span></text:span></text:p>
      <text:p text:style-name="P59"><text:span text:style-name="HTML_20_Code"><text:span text:style-name="T29">, "exp": 1300819380</text:span></text:span></text:p>
      <text:p text:style-name="P59"><text:span text:style-name="HTML_20_Code"><text:span text:style-name="T29">, "scopes": ["explorer", "solar-harvester", "seller"]</text:span></text:span></text:p>
      <text:p text:style-name="P59"><text:span text:style-name="HTML_20_Code"><text:span text:style-name="T29">, "sub": </text:span></text:span><text:a xlink:type="simple" xlink:href="mailto:%5C" text:style-name="Internet_20_link" text:visited-style-name="Visited_20_Internet_20_Link"><text:span text:style-name="Internet_20_link"><text:span text:style-name="T32">"tom@andromeda.com"</text:span></text:span></text:a></text:p>
      <text:p text:style-name="P59"><text:span text:style-name="HTML_20_Code"><text:span text:style-name="T29">, "xsrfToken": "d9b9714c-7ac0-42e0-8696-2dae95dbc33e" </text:span></text:span></text:p>
      <text:p text:style-name="P59"><text:span text:style-name="HTML_20_Code"><text:span text:style-name="T29">}</text:span></text:span></text:p>
      <text:p text:style-name="P11"><text:span text:style-name="T45">So you will need to store the csrfToken inside</text:span><text:span text:style-name="T46"> </text:span><text:span text:style-name="T45">the JWT</text:span><text:span text:style-name="T46"> as above </text:span><text:span text:style-name="T45">(</text:span><text:span text:style-name="T46">TWT</text:span><text:span text:style-name="T45"> </text:span><text:span text:style-name="T46">itself </text:span><text:span text:style-name="T45">is stored in a http-only and secure cookie)</text:span><text:span text:style-name="T46">,</text:span><text:span text:style-name="T45"> and </text:span><text:span text:style-name="T46">copy csrfToken also stored </text:span><text:span text:style-name="T45">in local/sessionStorage . Then for csrf protection, </text:span><text:span text:style-name="T46">client sends copy and server should </text:span><text:span text:style-name="T45">verify that the csrf token in the JWT matches the submitted csrf-token header</text:span><text:span text:style-name="T46"> extracted from the </text:span><text:span text:style-name="T45">local/sessionStorage</text:span><text:span text:style-name="T46">.</text:span></text:p>
      <text:p text:style-name="P12"/>
      <text:p text:style-name="P5"/>
      <text:p text:style-name="Standard"><text:span text:style-name="T46">And </text:span><text:a xlink:type="simple" xlink:href="https://security.stackexchange.com/questions/59470/double-submit-cookies-vulnerabilities?noredirect=1&amp;lq=1" text:style-name="Internet_20_link" text:visited-style-name="Visited_20_Internet_20_Link"><text:span text:style-name="Internet_20_link"><text:span text:style-name="T46">this question</text:span></text:span></text:a><text:span text:style-name="T46"> about </text:span><text:span text:style-name="T54">vulnerabilities in the double-submit-cookies pattern</text:span></text:p>
      <text:p text:style-name="P5"/>
      <text:list xml:id="list1754033450378604877" text:style-name="WW8Num6">
        <text:list-item>
          <text:p text:style-name="P81">You must control all sub-domains.</text:p>
        </text:list-item>
        <text:list-item>
          <text:p text:style-name="P82"><text:span text:style-name="T24">You must set the </text:span><text:span text:style-name="HTML_20_Code"><text:span text:style-name="T25">Secure</text:span></text:span><text:span text:style-name="T24"> flag to ensure the cookies are only sent over HTTPS.</text:span></text:p>
        </text:list-item>
        <text:list-item>
          <text:p text:style-name="P83"><text:span text:style-name="T24">you must transition your entire website to HTTPS, set the </text:span><text:a xlink:type="simple" xlink:href="http://en.wikipedia.org/wiki/HTTP_Strict_Transport_Security" text:style-name="Internet_20_link" text:visited-style-name="Visited_20_Internet_20_Link"><text:span text:style-name="Internet_20_link"><text:span text:style-name="T33">HSTS</text:span></text:span></text:a><text:span text:style-name="T24"> header and ensure it </text:span><text:a xlink:type="simple" xlink:href="http://tools.ietf.org/html/rfc6797#section-6.1.2" text:style-name="Internet_20_link" text:visited-style-name="Visited_20_Internet_20_Link"><text:span text:style-name="Internet_20_link"><text:span text:style-name="T33">includes all sub-domains</text:span></text:span></text:a><text:span text:style-name="T24">. At this time, only 58% of browsers </text:span><text:a xlink:type="simple" xlink:href="http://caniuse.com/stricttransportsecurity" text:style-name="Internet_20_link" text:visited-style-name="Visited_20_Internet_20_Link"><text:span text:style-name="Internet_20_link"><text:span text:style-name="T33">support HSTS</text:span></text:span></text:a><text:span text:style-name="T24"> (Internet Explorer being a notable exception). This is </text:span><text:a xlink:type="simple" xlink:href="https://threatpost.com/ie-12-to-support-hsts-encryption-protocol/105266" text:style-name="Internet_20_link" text:visited-style-name="Visited_20_Internet_20_Link"><text:span text:style-name="Internet_20_link"><text:span text:style-name="T33">expected to change</text:span></text:span></text:a><text:span text:style-name="T24"> over the coming year.</text:span></text:p>
        </text:list-item>
      </text:list>
      <text:p text:style-name="P19"><text:span text:style-name="T38">For HSTS see </text:span><text:a xlink:type="simple" xlink:href="https://scotthelme.co.uk/hsts-cheat-sheet/" text:style-name="Internet_20_link" text:visited-style-name="Visited_20_Internet_20_Link"><text:span text:style-name="Internet_20_link"><text:span text:style-name="T40">https://scotthelme.co.uk/hsts-cheat-sheet/</text:span></text:span></text:a><text:span text:style-name="T38"> </text:span></text:p>
      <text:p text:style-name="P19"><text:span text:style-name="T55">A</text:span><text:span text:style-name="T38">nd Deployment Recommendations at </text:span><text:a xlink:type="simple" xlink:href="https://hstspreload.org/" text:style-name="Internet_20_link" text:visited-style-name="Visited_20_Internet_20_Link"><text:span text:style-name="Internet_20_link"><text:span text:style-name="T40">https://hstspreload.org/</text:span></text:span></text:a></text:p>
      <text:p text:style-name="P20"><text:span text:style-name="T55">E</text:span><text:span text:style-name="T38">G: set <text:s/>this request header in the server requesting HSTS for </text:span><text:span text:style-name="T39">2 years, to be preloaded:<text:line-break/></text:span><text:span text:style-name="T41"><text:tab/></text:span><text:span text:style-name="T43">Strict-Transport-Security:</text:span><text:span text:style-name="HTML_20_Typewriter"><text:span text:style-name="T44">max-age=63072000; includeSubDomains; preload</text:span></text:span></text:p>
      <text:p text:style-name="P9"><text:span text:style-name="HTML_20_Typewriter"><text:span text:style-name="T42"/></text:span></text:p>
      <text:p text:style-name="P60"/>
      <text:h text:style-name="Heading_20_3" text:outline-level="3">Javascript Disabled</text:h>
      <text:p text:style-name="P3">Estimates vary but around 1% of users have javascript disabled in most countries and 2% in US.</text:p>
      <text:p text:style-name="P10">The advice used to be to design for all users – first design without JS and then add JS enhancements. But nowadays many websites totally depend on JS including google maps. So we will depend on it too. <text:s/>We will make use of other JS features (eg ajax) for secure login and for secure signup, as well as for map pages. So you simply wont be able to login or signup without it. <text:s/>We just need to detect no-js on all pages and tell the user that she has to have it enabled in order to use DhammaMAP – eg </text:p>
      <text:p text:style-name="P9"><text:a xlink:type="simple" xlink:href="https://support.google.com/maps/answer/6259159?hl=en&amp;authuser=0&amp;p=no_javascript&amp;rd=1" text:style-name="Internet_20_link" text:visited-style-name="Visited_20_Internet_20_Link"><text:span text:style-name="Internet_20_link"><text:span text:style-name="T1">https://support.google.com/maps/answer/6259159?hl=en&amp;authuser=0&amp;p=no_javascript&amp;rd=1</text:span></text:span></text:a></text:p>
      <text:p text:style-name="P10"/>
      <text:h text:style-name="Heading_20_3" text:outline-level="3">Preventing brute force attacks </text:h>
      <text:list xml:id="list4080623369589129722" text:style-name="WW8Num12">
        <text:list-item>
          <text:p text:style-name="P84"><text:span text:style-name="T8">Dictionary attack</text:span><text:span text:style-name="T1"> <text:line-break/>Attempting to find the password for a known username using the login page. The LogIn page needs to be </text:span><text:span text:style-name="T2">rate-limited</text:span><text:span text:style-name="T1"> to prevent brute force attacks. Web servers are designed to cope with high traffic from multiple users. An attacker uses this and can make a brute force attack seem very like legitimate high volume traffic.<text:line-break/></text:span><text:span text:style-name="T56"><text:line-break/></text:span><text:span text:style-name="T8">Dictionary Defence</text:span><text:span text:style-name="T1">: We need to use the Server to throttle requests for failed(?) login attempts. <text:s/>We save the timestamp and username for each login attempt. If the gap is too short between current request and previous one for same user, then we refuse the request. We might increase the minimum gaps eg 1 2 4 8 seconds. After N (5) consecutive failed logins we lock the account for say 24 hours.</text:span></text:p>
        </text:list-item>
        <text:list-item>
          <text:p text:style-name="P84"><text:span text:style-name="T8">Reverse Dictionary attack</text:span><text:span text:style-name="T1"> The 1</text:span><text:span text:style-name="T58">st</text:span><text:span text:style-name="T1"> step is to use login, forgot-password or signup page to enumerate -ie find multiple valid usernames. Then the attacker can proceed to 2nd step. <text:s/>On the login page, trying each commonly used password against the large number of known usernames. <text:s/>The strategy of locking and rate-limiting a user which we use to prevent Dictionary attacks wont work well, since the requests are now for many different users. Even if we index against IP address or cookie, a sophisticated attacker can simulate different browsers and have access to a large number of IP addresses. </text:span></text:p>
        </text:list-item>
      </text:list>
      <text:p text:style-name="P28"><text:soft-page-break/><text:span text:style-name="T1">Therefore we rely on preventing step 1 - Enumeration. </text:span>The vulnerable pages are Login, SignUp, ForgotPassword. <text:span text:style-name="T1">These pages should notnever give away information on validity of the username.</text:span></text:p>
      <text:p text:style-name="P29">Enumeration Defence:</text:p>
      <text:p text:style-name="P30">The signup page must only say that an email has been sent. Not whether the email address is known to the server. However the email can contain this info (its ok because the info only accessible to that email account owner) </text:p>
      <text:list xml:id="list142409295103777" text:continue-numbering="true" text:style-name="WW8Num12">
        <text:list-item>
          <text:p text:style-name="P85"><text:span text:style-name="T6">Replay Attack</text:span> An attacker should be assumed to have complete control over her own browser, and the capability to launch a botnet attack using multiple browsers with somewhat less control, via multiple ip addresses. However for client identification any rate-limiting strategy cannot use client side storage mechanism eg cookies, LocalStorage. Although these are usually the only good way to identify the client, client side mechanisms are subject to replay attack</text:p>
        </text:list-item>
      </text:list>
      <text:list xml:id="list5997852714480257764" text:style-name="WW8Num8">
        <text:list-item>
          <text:p text:style-name="P94">Login</text:p>
        </text:list-item>
      </text:list>
      <text:p text:style-name="P33">The login page must only say if login failed - not whether the username was valid. </text:p>
      <text:p text:style-name="P32"><text:span text:style-name="T1">EG ‘”</text:span><text:span text:style-name="T52">Email or password is wrong</text:span><text:span text:style-name="T1">” OR “</text:span><text:span text:style-name="T52">they dont match</text:span><text:span text:style-name="T1">”</text:span></text:p>
      <text:list xml:id="list142409342904915" text:continue-numbering="true" text:style-name="WW8Num8">
        <text:list-item>
          <text:p text:style-name="P96">Sign-up</text:p>
        </text:list-item>
      </text:list>
      <text:p text:style-name="P32"><text:span text:style-name="T1">UI says - </text:span><text:span text:style-name="T52">“An email has been sent to that address. Please follow the instructions”</text:span></text:p>
      <text:list xml:id="list142410544576819" text:continue-numbering="true" text:style-name="WW8Num8">
        <text:list-item>
          <text:list>
            <text:list-item>
              <text:p text:style-name="P97">Flash Message to user if email address is not valid. <text:s/>However if it nevertheless bounces – do nothing</text:p>
            </text:list-item>
            <text:list-item>
              <text:p text:style-name="P98"><text:span text:style-name="T8">Email AuthKey does not exist</text:span><text:span text:style-name="T1"> <text:s/>(New email address)<text:line-break/>create with signup token<text:line-break/>Email says </text:span><text:span text:style-name="T52">“Please click this link to validate your email address and then complete the sign up form.”<text:line-break/></text:span><text:span text:style-name="T1">SignUp2 Form</text:span></text:p>
            </text:list-item>
            <text:list-item>
              <text:p text:style-name="P97"><text:span text:style-name="T6">Email AuthKey exists but not verified</text:span> – (no User)<text:line-break/>replace previous signup token<text:line-break/>Email says “OK – Lets try again” <text:line-break/>“Please click this link to validate your email address and then complete the sign up form.”<text:line-break/>SignUp2 Form</text:p>
            </text:list-item>
            <text:list-item>
              <text:p text:style-name="P98"><text:span text:style-name="T8">Email AuthKey exists and Verified</text:span><text:span text:style-name="T1"><text:line-break/>Email says </text:span><text:span text:style-name="T52">“An account has already been created for this email address! But if you wanted to edit your account details, please click here” <text:line-break/></text:span><text:span text:style-name="T1">Edit Account Form (just like signup2 but login not verification is needed)</text:span></text:p>
            </text:list-item>
          </text:list>
        </text:list-item>
        <text:list-item>
          <text:p text:style-name="P96">Forgot-password</text:p>
        </text:list-item>
      </text:list>
      <text:p text:style-name="P32"><text:span text:style-name="T1">UI says - </text:span><text:span text:style-name="T52">“An email has been sent to that address. Please follow the instructions”</text:span></text:p>
      <text:list xml:id="list142408765121369" text:continue-numbering="true" text:style-name="WW8Num8">
        <text:list-item>
          <text:list>
            <text:list-item>
              <text:p text:style-name="P97">Flash Message to user if email address is not valid. <text:s/>However if it nevertheless bounces – do nothing</text:p>
            </text:list-item>
            <text:list-item>
              <text:p text:style-name="P98"><text:span text:style-name="T8">Email AuthKey does not exist</text:span><text:span text:style-name="T1"> <text:s/><text:line-break/>Email says “</text:span><text:span text:style-name="T52">Sorry but this account does not exist on DhammaMap. <text:s/>Click here to go to the signup page”</text:span></text:p>
            </text:list-item>
            <text:list-item>
              <text:p text:style-name="P98"><text:span text:style-name="T8">Email AuthKey exists but not verified</text:span><text:span text:style-name="T1"> – (no User)<text:line-break/>Email </text:span><text:span text:style-name="T52">says “Sorry but this account does not exist on DhammaMap. . <text:s/>Click here to go to the signup page”</text:span></text:p>
            </text:list-item>
            <text:list-item>
              <text:p text:style-name="P98"><text:span text:style-name="T8">Email AuthKey exists and Verified</text:span><text:span text:style-name="T1"><text:line-break/>replace new-password token (if there is one)<text:line-break/>Email says </text:span><text:span text:style-name="T52">“click here to proceed to security questions before changing password”<text:line-break/></text:span><text:span text:style-name="T1">Security Question / Captcha<text:line-break/>Change Password Form</text:span></text:p>
            </text:list-item>
          </text:list>
        </text:list-item>
        <text:list-item>
          <text:p text:style-name="P95"><text:span text:style-name="T2">Change-password</text:span><text:span text:style-name="T6"><text:line-break/></text:span>(only for logged in user so Email Verification is not needed?) <text:line-break/>Change Password Form</text:p>
        </text:list-item>
      </text:list>
      <text:p text:style-name="P9"/>
      <text:h text:style-name="P106" text:outline-level="3">Brute force scenarios </text:h>
      <text:h text:style-name="Heading_20_4" text:outline-level="4">Nonces</text:h>
      <text:p text:style-name="Standard"><text:span text:style-name="T3">from </text:span><text:a xlink:type="simple" xlink:href="http://security.stackexchange.com/" text:style-name="Internet_20_link" text:visited-style-name="Visited_20_Internet_20_Link"><text:span text:style-name="Internet_20_link"><text:span text:style-name="T19">http://security.stackexchange.com/</text:span></text:span></text:a></text:p>
      <text:p text:style-name="P39"><text:span text:style-name="T53">Q: </text:span><text:span text:style-name="T51">How long should a random nonce be? Eg for password reset. Assume this is a single-use time-limited URL. It is no longer valid if it is used or after a little while (3 days, say) when it expires.</text:span></text:p>
      <text:p text:style-name="P39"><text:span text:style-name="T53">A: </text:span><text:span text:style-name="T51">An 8-byte nonce is likely more than sufficient, if the 64 bits are crypto-quality randomness.</text:span></text:p>
      <text:p text:style-name="P39"><text:span text:style-name="T53">Reasons:</text:span><text:span text:style-name="T51"> Since a nonce is meaningless except to the server, the only line of attack is to send a 64-bit guess to the server and see how it responds. How many guesses can the attacker try before the nonce expires? Suppose she can make 1000 HTTP requests per second (that's a pretty </text:span><text:span text:style-name="T53">beefy</text:span><text:span text:style-name="T51"> attacker) - so about 1000*3600*24*3 = 2</text:span><text:span text:style-name="T59">28</text:span><text:span text:style-name="T53"> </text:span><text:span text:style-name="T51">guesses within a 3-day period. Each guess has a </text:span><text:span text:style-name="T52">1/2</text:span><text:span text:style-name="T60">6</text:span><text:span text:style-name="T59">4</text:span><text:span text:style-name="T51"> chance of being right. Therefore, the attacker has a </text:span><text:span text:style-name="T52">1/2</text:span><text:span text:style-name="T59">36</text:span><text:span text:style-name="T53"> </text:span><text:span text:style-name="T51">chance of breaking the scheme, about 1 in </text:span><text:span text:style-name="cwcot"><text:span text:style-name="T51">68 billion.</text:span></text:span><text:span text:style-name="T51"> That should be more than secure enough for most settings</text:span><text:span text:style-name="T7"> </text:span></text:p>
      <text:p text:style-name="P40"/>
      <text:p text:style-name="Standard">If “beefy rate” is 1000 per sec <text:tab/>= 1000*3600*24 per day <text:s/></text:p>
      <text:p text:style-name="P41">= 86 400 000<text:tab/>per day <text:s/></text:p>
      <text:p text:style-name="P41">= c 2<text:span text:style-name="T57">26</text:span></text:p>
      <text:p text:style-name="Standard">then a <text:span text:style-name="T2">1 </text:span>day 64 bit nonce has <text:span text:style-name="T3">beefy-breakability</text:span> of c 2<text:span text:style-name="T57">-64+26 <text:s/></text:span>= 2<text:span text:style-name="T57">-38</text:span> = 1 in <text:span text:style-name="T2">200</text:span> billlion and bb-entropy of 38</text:p>
      <text:p text:style-name="Standard"><text:span text:style-name="T4"><text:s text:c="8"/></text:span>a <text:span text:style-name="T2">3 </text:span>day 64 bit nonce has <text:span text:style-name="T3">beefy-breakability</text:span> of c 2<text:span text:style-name="T57">-64+26 <text:s/></text:span>= 2<text:span text:style-name="T57">-36 </text:span>= 1 in <text:s text:c="2"/><text:span text:style-name="T2">70 </text:span>billlion and bb-entropy of 36</text:p>
      <text:p text:style-name="Standard"><text:span text:style-name="T4"><text:s text:c="8"/></text:span>a <text:span text:style-name="T2">7 </text:span>day 64 bit nonce has <text:span text:style-name="T3">beefy-breakability</text:span> of c 2<text:span text:style-name="T57">-64+29 <text:s/></text:span>= 2<text:span text:style-name="T57">-35 </text:span>= 1 in <text:s text:c="2"/><text:span text:style-name="T2">30 </text:span>billlion and bb-entropy of 35</text:p>
      <text:h text:style-name="Heading_20_4" text:outline-level="4">Password Entropy</text:h>
      <text:p text:style-name="P36">Entropy H of a N character <text:span text:style-name="T3">random</text:span> password is easy to calculate: <text:s/></text:p>
      <text:p text:style-name="P43"><text:span text:style-name="T3">H = N.log­</text:span><text:span text:style-name="T63">2</text:span><text:span text:style-name="T3">­C</text:span> where C is the character range.</text:p>
      <text:p text:style-name="P36">EG for the alphanumeric case-sensitive range, each random character has 6 bits of entropy because</text:p>
      <text:p text:style-name="P37"><text:span text:style-name="T3"><text:tab/>C</text:span><text:span text:style-name="T63">azAZ09</text:span><text:span text:style-name="T3"> = 62</text:span> <text:s text:c="2"/>(62 is range because 26x2+10 = 62) </text:p>
      <text:p text:style-name="P37"><text:tab/><text:span text:style-name="T3">H</text:span><text:span text:style-name="T63">1</text:span><text:span text:style-name="T3"> = 1 x log</text:span><text:span text:style-name="T63">2</text:span><text:span text:style-name="T3">C</text:span><text:span text:style-name="T63">azAZ09</text:span><text:span text:style-name="T3"> = log</text:span><text:span text:style-name="T63">2</text:span><text:span text:style-name="T3">62 =~ 6</text:span> <text:s text:c="2"/>(entropy because 64 = 2<text:span text:style-name="T57">6 </text:span>) </text:p>
      <text:p text:style-name="P37"><text:tab/><text:span text:style-name="T3">H</text:span><text:span text:style-name="T63">n </text:span><text:span text:style-name="T3"><text:s/>= ~ 6 x N </text:span>(for N alphanumeric characters)</text:p>
      <text:p text:style-name="P36">But most passwords are far from random – much less random than most people realise. <text:s/>Therefore a dictionary attack on passwords is very different from brute forcing a nonce. There are no absolute facts on the statistics of current password randomness, but we can have a pretty good idea because there have been enough password leaks or dumps into the public domain. Mark Burnett has published 10 million. How popular <text:s/>are the same old favourites? EG Password1 or 123456. You can blame the user for choosing one in the top 10 such as these. <text:s/>But how popular are the next group – say the top 1000? <text:s text:c="2"/>According to him in 2011 at <text:a xlink:type="simple" xlink:href="https://xato.net/10-000-top-passwords-6d6380716fe0#.14wuq54av" text:style-name="Internet_20_link" text:visited-style-name="Visited_20_Internet_20_Link"><text:span text:style-name="Internet_20_link">https://xato.net/10-000-top-passwords-6d6380716fe0#.14wuq54av</text:span></text:a> </text:p>
      <text:list xml:id="list142409986924914" text:continue-list="list142410105381203" text:style-name="WW8Num5">
        <text:list-item>
          <text:list>
            <text:list-item>
              <text:p text:style-name="P110">13.2% of users have a password from the top 1,000 passwords</text:p>
            </text:list-item>
            <text:list-item>
              <text:p text:style-name="P109"><text:span text:style-name="T64">30% of users have a password from the top 10,000 passwords</text:span> </text:p>
            </text:list-item>
          </text:list>
        </text:list-item>
      </text:list>
      <text:p text:style-name="P112">Consequently the entropy of a typical non-random password is very much less. It is rather difficult to assess and most entropy algorithms and password meters are completely wrong - being based purely on simplistic rules such as mixed character sets and minimum length</text:p>
      <text:p text:style-name="P36">Password Entropy may be loosely defined as the log based 2 of the <text:s text:c="2"/>number of guesses needed to discover it using the best methods available. Of course you can be lucky/unlucky so this has to be averaged over a number of attempts on a set of “similar” passwords (eg same number of characters and same character set chosen by people using the same site) </text:p>
      <text:p text:style-name="P112">Therefore an realistic assessment of entropy needs to be based on actual dictionaries and other sources (word-lists and cracking software etc) currently available to crackers. <text:s/>Many of these are open source. <text:s/>For example there is a series of lists of the most popular N passwords, where N is a power of ten from 100 to 10M at github here: <text:s/><text:a xlink:type="simple" xlink:href="https://github.com/danielmiessler/SecLists/tree/master/Passwords" text:style-name="Internet_20_link" text:visited-style-name="Visited_20_Internet_20_Link"><text:span text:style-name="Internet_20_link">https://github.com/danielmiessler/SecLists/tree/master/Passwords</text:span></text:a> </text:p>
      <text:p text:style-name="P36">Lets suppose these ones are the best quality lists available to crackers, then we can use them to calculate entropy as the log<text:span text:style-name="T62">2</text:span> of the length of the shortest list that includes the password.</text:p>
      <text:p text:style-name="P36">EG If my chosen password is on the top 1000 list but not the top 100 list, then its entropy is ~10 <text:line-break/>(log­<text:span text:style-name="T62">2</text:span>1000 = ~10 because 2<text:span text:style-name="T57">10 </text:span>= 1024) </text:p>
      <text:p text:style-name="P36">Many on the 1000 list have 8 or more alphanumeric characters. <text:s/>These 8 chars would give a decent entropy of 40+ if they were random – 8 x 5 bits each (26+10=36 = ~2<text:span text:style-name="T57">5</text:span>) But the non-randomness reduces entropy to a miserable 10. <text:s/>So a dictionary attack on a typical password is far more effective than a pure brute force attack</text:p>
      <text:p text:style-name="Standard"/>
      <text:h text:style-name="Heading_20_3" text:outline-level="3"><text:soft-page-break/>Rate-Limiting &amp; lock-out</text:h>
      <text:p text:style-name="P86">The essential defense to all online brute force and dictionary attacks is rate-limiting in conjunction with other essential defenses such as minimum password complexity. </text:p>
      <text:p text:style-name="P25">Rate-Limit<text:span text:style-name="T70">ing</text:span> means a user <text:span text:style-name="T70">might have</text:span> to <text:span text:style-name="T70">see a </text:span>wait for a few seconds <text:span text:style-name="T72">or even </text:span>minutes before getting a response – the length <text:span text:style-name="T70">of time might be </text:span>configured <text:span text:style-name="T71">as</text:span> a constant or <text:span text:style-name="T71">(better) </text:span>increasing <text:span text:style-name="T70">on each failed attempt</text:span>. <text:s/><text:span text:style-name="T70">The rate-limiting</text:span> c<text:span text:style-name="T70">ould</text:span> be <text:span text:style-name="T70">implemented by </text:span>a deliberately slow server response <text:span text:style-name="T70">eg by calling sleep(n) </text:span>, but <text:span text:style-name="T70">that</text:span> is not good practise because <text:span text:style-name="T70">it is poor use of resources - </text:span>the <text:span text:style-name="T70">web </text:span>server <text:span text:style-name="T70">should always</text:span> respond asap <text:span text:style-name="T70">to requests</text:span>.</text:p>
      <text:p text:style-name="P22">Account Lock-out <text:span text:style-name="T71">is similar – it also </text:span>means the <text:span text:style-name="T67">login (or other user action)</text:span> is delayed <text:span text:style-name="T67">but for hours or days - <text:s/>a much longer period and/or requires some admin action, with</text:span> <text:span text:style-name="T67">more user </text:span>inconvenience. <text:s/><text:span text:style-name="T67">So t</text:span>he UX is different – instead of waiting with a wait-cursor or gif <text:span text:style-name="T72">on</text:span> login, a lockout means that the user gets a locked out message <text:span text:style-name="T67">and has to do something – eg try later, contact admin etc</text:span>. </text:p>
      <text:p text:style-name="P21">Lock-out can take different forms. <text:s/></text:p>
      <text:list xml:id="list3979949865657922457" text:style-name="WW8Num2">
        <text:list-item>
          <text:p text:style-name="P87">she is locked out and has to wait <text:span text:style-name="T71">a stated or unstated </text:span>before trying again. <text:tab/><text:span text:style-name="T11">(</text:span><text:span text:style-name="T10"></text:span>no admin <text:span text:style-name="T71">required</text:span> </text:p>
        </text:list-item>
        <text:list-item>
          <text:p text:style-name="P88">after <text:span text:style-name="T73">a</text:span> set period she might get an email with <text:span text:style-name="T73">an</text:span> unlock link. <text:tab/><text:tab/><text:tab/><text:span text:style-name="T11">(</text:span><text:span text:style-name="T10"></text:span>no admin <text:span text:style-name="T71">required</text:span> </text:p>
        </text:list-item>
        <text:list-item>
          <text:p text:style-name="P87">she might have to contact admin to release <text:span text:style-name="T73">the lock</text:span>. <text:tab/><text:tab/><text:tab/><text:tab/><text:span text:style-name="T9">(</text:span><text:span text:style-name="T10"></text:span>admin -- </text:p>
          <text:p text:style-name="P87"/>
        </text:list-item>
      </text:list>
      <text:p text:style-name="P21">Ge<text:span text:style-name="T72">nerally, rate-limittng and lock-out</text:span> will <text:span text:style-name="T72">be </text:span>use<text:span text:style-name="T72">d together on the same pages, and we use </text:span>the term <text:span text:style-name="T51">throttling</text:span> to <text:span text:style-name="T72">mean both.</text:span></text:p>
      <text:p text:style-name="P24"><text:span text:style-name="T72">Throttling</text:span> should be implemented on</text:p>
      <text:list xml:id="list7694089121755565547" text:style-name="L1">
        <text:list-item>
          <text:p text:style-name="P89"><text:span text:style-name="T51">login</text:span> – preventing online dictionary and bruteforce attacks</text:p>
        </text:list-item>
        <text:list-item>
          <text:p text:style-name="P89"><text:span text:style-name="T51">forgot-pwd, sign-up</text:span> – preventing collecting usernames for reverse dictionary attacks</text:p>
        </text:list-item>
        <text:list-item>
          <text:p text:style-name="P89">any other <text:span text:style-name="T78">external</text:span> surface (not logged in) when user details <text:span text:style-name="T72">could</text:span> leak</text:p>
        </text:list-item>
        <text:list-item>
          <text:p text:style-name="P90">any <text:span text:style-name="T78">internal</text:span> surface <text:span text:style-name="T72">(</text:span>logged in) when details <text:span text:style-name="T72">of other users</text:span> <text:span text:style-name="T72">could</text:span> leak</text:p>
          <text:p text:style-name="P90"/>
        </text:list-item>
      </text:list>
      <text:p text:style-name="P27">The throttling mechanism is also <text:span text:style-name="T73">identifies</text:span> <text:span text:style-name="T77">the </text:span>different types of attack <text:span text:style-name="T77">and a) applies appropriate throttles, b) a</text:span>lert<text:span text:style-name="T77">s</text:span> admin <text:span text:style-name="T77">about the attack. <text:s/>A spike of http requests, might occur in the following ways- </text:span></text:p>
      <text:p text:style-name="P2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7">userID</text:p>
          </table:table-cell>
          <table:table-cell table:style-name="Table1.A1" office:value-type="string">
            <text:p text:style-name="P67">p<text:span text:style-name="T75">w</text:span>d</text:p>
          </table:table-cell>
          <table:table-cell table:style-name="Table1.A1" office:value-type="string">
            <text:p text:style-name="P67">ipa</text:p>
          </table:table-cell>
          <table:table-cell table:style-name="Table1.A1" office:value-type="string">
            <text:p text:style-name="P69">Alert:</text:p>
          </table:table-cell>
          <table:table-cell table:style-name="Table1.E1" office:value-type="string">
            <text:p text:style-name="P68"><text:span text:style-name="T77">Response: apply </text:span>throttle <text:span text:style-name="T77">on:</text:span></text:p>
          </table:table-cell>
        </table:table-row>
        <table:table-row>
          <table:table-cell table:style-name="Table1.A2" office:value-type="string">
            <text:p text:style-name="P65">same</text:p>
          </table:table-cell>
          <table:table-cell table:style-name="Table1.A2" office:value-type="string">
            <text:p text:style-name="P65">different</text:p>
          </table:table-cell>
          <table:table-cell table:style-name="Table1.A2" office:value-type="string">
            <text:p text:style-name="P65">same</text:p>
          </table:table-cell>
          <table:table-cell table:style-name="Table1.A2" office:value-type="string">
            <text:p text:style-name="P65">local password attack </text:p>
          </table:table-cell>
          <table:table-cell table:style-name="Table1.E2" office:value-type="string">
            <text:p text:style-name="P70"><text:span text:style-name="T79">u</text:span>serID / <text:span text:style-name="T76">ipa</text:span></text:p>
          </table:table-cell>
        </table:table-row>
        <table:table-row>
          <table:table-cell table:style-name="Table1.A2" office:value-type="string">
            <text:p text:style-name="P65">same</text:p>
          </table:table-cell>
          <table:table-cell table:style-name="Table1.A2" office:value-type="string">
            <text:p text:style-name="P65">different</text:p>
          </table:table-cell>
          <table:table-cell table:style-name="Table1.A2" office:value-type="string">
            <text:p text:style-name="P65">different</text:p>
          </table:table-cell>
          <table:table-cell table:style-name="Table1.A2" office:value-type="string">
            <text:p text:style-name="P65">dis<text:span text:style-name="T75">t</text:span>ributed password attack </text:p>
          </table:table-cell>
          <table:table-cell table:style-name="Table1.E2" office:value-type="string">
            <text:p text:style-name="P70">userID</text:p>
          </table:table-cell>
        </table:table-row>
        <table:table-row>
          <table:table-cell table:style-name="Table1.A2" office:value-type="string">
            <text:p text:style-name="P65">different</text:p>
          </table:table-cell>
          <table:table-cell table:style-name="Table1.A2" office:value-type="string">
            <text:p text:style-name="P65">same</text:p>
          </table:table-cell>
          <table:table-cell table:style-name="Table1.A2" office:value-type="string">
            <text:p text:style-name="P65">same</text:p>
          </table:table-cell>
          <table:table-cell table:style-name="Table1.A2" office:value-type="string">
            <text:p text:style-name="P65">local <text:span text:style-name="T75">reverse</text:span> attack </text:p>
          </table:table-cell>
          <table:table-cell table:style-name="Table1.E2" office:value-type="string">
            <text:p text:style-name="P70">ipa</text:p>
          </table:table-cell>
        </table:table-row>
        <table:table-row>
          <table:table-cell table:style-name="Table1.A2" office:value-type="string">
            <text:p text:style-name="P65">different</text:p>
          </table:table-cell>
          <table:table-cell table:style-name="Table1.A2" office:value-type="string">
            <text:p text:style-name="P65">same</text:p>
          </table:table-cell>
          <table:table-cell table:style-name="Table1.A2" office:value-type="string">
            <text:p text:style-name="P66">different</text:p>
          </table:table-cell>
          <table:table-cell table:style-name="Table1.A2" office:value-type="string">
            <text:p text:style-name="P66">dis<text:span text:style-name="T75">t</text:span>ributed <text:span text:style-name="T75">reverse</text:span> attack </text:p>
          </table:table-cell>
          <table:table-cell table:style-name="Table1.E2" office:value-type="string">
            <text:p text:style-name="P70">pwd</text:p>
          </table:table-cell>
        </table:table-row>
        <table:table-row>
          <table:table-cell table:style-name="Table1.A2" office:value-type="string">
            <text:p text:style-name="P66">different</text:p>
          </table:table-cell>
          <table:table-cell table:style-name="Table1.A2" office:value-type="string">
            <text:p text:style-name="P66">different</text:p>
          </table:table-cell>
          <table:table-cell table:style-name="Table1.A2" office:value-type="string">
            <text:p text:style-name="P66">different</text:p>
          </table:table-cell>
          <table:table-cell table:style-name="Table1.A2" office:value-type="string">
            <text:p text:style-name="P66">dis<text:span text:style-name="T75">t</text:span>ributed <text:span text:style-name="T75">reverse</text:span> / <text:span text:style-name="T75">DOS </text:span>attack </text:p>
          </table:table-cell>
          <table:table-cell table:style-name="Table1.E2" office:value-type="string">
            <text:p text:style-name="P72">temporary universal throttle?</text:p>
          </table:table-cell>
        </table:table-row>
        <table:table-row>
          <table:table-cell table:style-name="Table1.A2" office:value-type="string">
            <text:p text:style-name="P70"><text:span text:style-name="T74">same</text:span> </text:p>
          </table:table-cell>
          <table:table-cell table:style-name="Table1.A2" office:value-type="string">
            <text:p text:style-name="P66">same</text:p>
          </table:table-cell>
          <table:table-cell table:style-name="Table1.A2" office:value-type="string">
            <text:p text:style-name="P66">same</text:p>
          </table:table-cell>
          <table:table-cell table:style-name="Table1.A2" office:value-type="string">
            <text:p text:style-name="P70">DOS attack</text:p>
          </table:table-cell>
          <table:table-cell table:style-name="Table1.E2" office:value-type="string">
            <text:p text:style-name="P71">ipa</text:p>
          </table:table-cell>
        </table:table-row>
      </table:table>
      <text:p text:style-name="P26"/>
      <text:list xml:id="list7030823527613670272" text:style-name="L2">
        <text:list-header>
          <text:p text:style-name="P91"/>
        </text:list-header>
      </text:list>
      <text:list xml:id="list142408669355471" text:continue-list="list3979949865657922457" text:style-name="WW8Num2">
        <text:list-item>
          <text:list>
            <text:list-item>
              <text:list>
                <text:list-item>
                  <text:p text:style-name="P99">an account <text:span text:style-name="T68">for an </text:span>existing <text:span text:style-name="T68">user-id</text:span> might be locked </text:p>
                </text:list-item>
                <text:list-item>
                  <text:p text:style-name="P100">an account <text:span text:style-name="T68">for non-</text:span>existing <text:span text:style-name="T68">but</text:span> <text:span text:style-name="T68">claimed</text:span> <text:span text:style-name="T68">user-id</text:span> can also be locked</text:p>
                </text:list-item>
                <text:list-item>
                  <text:p text:style-name="P101">IP might be locked. <text:span text:style-name="T68">This</text:span> means that all requests from this IP address will be refused for a period. This is drastic becauseIf a number of bad requests eg for login, occur in a short period using the same email address and from the same ip then this is probably a centralised brute force attack. </text:p>
                  <text:p text:style-name="P102">Distributed Brute Force attacks are more difficult to identify. If the attacker has a list of email addresses (or user-ids) of account holders, then a distributed reverse dictionary attack (many different ip addresses sending login requests with many different user names with common passwords) may be impossible to distinguish from legitimate activity. So we have to protect usernames as much as passwords. </text:p>
                </text:list-item>
              </text:list>
            </text:list-item>
          </text:list>
        </text:list-item>
      </text:list>
      <text:p text:style-name="P45"><text:soft-page-break/>They might be a big spike in bad login activity but how to tell which requests are from the attacker and which are genuine errors from users who happen to be logging on at the same time? We generally have limited information in a request to identify a distributed attack. </text:p>
      <text:p text:style-name="P45">The ip address is the main reliable source but many users might share an IPaddress – eg if using the same wireless network, or from a workplace using same corporate intranet. We can use other data but (unlike ip) its not very reliable eg sophisticated attacker can fake the user-agent string etc.</text:p>
      <text:p text:style-name="P21">Since we are using cookies, a better way is to save a <text:span text:style-name="T6">device cookie</text:span> containing a nonce, (+ user-id?) to identify the source. Its just a persistent cookie which stays on the browser indefinitely. We need to impose a penalty wait time for installing the device cookie in order to deter attackers from erasing the cookie after each or only a few attempts.</text:p>
      <text:p text:style-name="P21">According to the type of attack the lock can be applied to </text:p>
      <text:list xml:id="list142409262311057" text:continue-numbering="true" text:style-name="WW8Num2">
        <text:list-item>
          <text:list>
            <text:list-item>
              <text:p text:style-name="P103">Repeated attempts from Source an for an existing email address – the account might be locked</text:p>
            </text:list-item>
            <text:list-item>
              <text:p text:style-name="P103">a non-existing putative email address can also be locked</text:p>
            </text:list-item>
            <text:list-item>
              <text:p text:style-name="P103">Source might be locked. Source lock-out means that all requests from this Source will be refused for a period. </text:p>
            </text:list-item>
          </text:list>
        </text:list-item>
      </text:list>
      <text:p text:style-name="P46"><text:span text:style-name="T9">(</text:span><text:span text:style-name="T10"></text:span>Source == IP address<text:span text:style-name="T10"><text:line-break/></text:span>This is too drastic because many users might share an IP address – eg if using the same wireless network, or from a workplace using same corporate intranet. </text:p>
      <text:p text:style-name="P46"><text:span text:style-name="T11">(</text:span><text:span text:style-name="T10"></text:span> Source == device cookie</text:p>
      <text:p text:style-name="P21">We monitor the frequency of requests for a vulnerable page (Login, SignUp, ForgotPassword ) from a particular source (IP-address, username) </text:p>
      <text:p text:style-name="P21">The login page should rate-limit and lock out on both <text:s/>IP-address and username.</text:p>
      <text:h text:style-name="P108" text:outline-level="4">Vulnerable pages </text:h>
      <text:p text:style-name="Standard"><text:line-break/>Pages such as Login, SignUp, ForgotPwd are Open Pages - they are not behind the password protection and so are on the attack surface </text:p>
      <text:p text:style-name="P21">These pages must be protected from scourers which extract information </text:p>
      <text:p text:style-name="P21">Eg </text:p>
      <text:list xml:id="list3656195038282096996" text:style-name="WW8Num1">
        <text:list-item>
          <text:p text:style-name="P92">Login scourers collect lists of accounts that exists for a given EmailAddress or UserName</text:p>
        </text:list-item>
        <text:list-item>
          <text:p text:style-name="P92">scourers</text:p>
        </text:list-item>
      </text:list>
      <text:p text:style-name="P21">We must hide it from them and only provide it to the holder of that address. This is done by </text:p>
      <text:list xml:id="list311356616528095531" text:style-name="WW8Num10">
        <text:list-item>
          <text:p text:style-name="P93">sending the result in an email <text:s/>(Only the owner of the email address should be able to read it.)</text:p>
        </text:list-item>
        <text:list-item>
          <text:p text:style-name="P93">send a one-time time-limited token encoded into the link. <text:s/>The server saves the token with the emailID somewhere so that when the server gets the result of their click, it can check that its the right token and therefore the call really is from the email source that we sent the link to – IE its not an old link, or a concocted one, being reused by an attacker </text:p>
        </text:list-item>
        <text:list-item>
          <text:p text:style-name="P93">all conditional processing should using an out-of-band service (TaskQueue) to prevent timing attacks.</text:p>
        </text:list-item>
      </text:list>
      <text:p text:style-name="P21">However the SignUp and Forgot pages need to implement the lock out policy too - if a user is locked out at login page, she should be blocked at all the open pages -- <text:s/>throttling and locking on too many too rapid repeats could be implemented on SignUp, and ForgotPassword. </text:p>
      <text:p text:style-name="P21">scouring could nevertheless be detected and locked too attempted email <text:line-break/>and also need to rate-limit on IP address because the username will be changed each time.</text:p>
      <text:p text:style-name="Standard"/>
      <text:p text:style-name="Standard">We can also use TaskQueue with <text:s/>MemCache to hold the token data against the emailAddress. The token is temporary until the account is verified and created. This saves us from some DataStore writes to create and then delete the token and also from the need for a regular Cron purge of abandoned AuthKey entities beyond a certain expiry age that would otherwise be created, representing as yet unverified IE incomplete SignUps</text:p>
      <text:p text:style-name="Standard"><text:span text:style-name="Heading_20_4_20_Char"><text:span text:style-name="T20">GAE's datastore is good for long term storage but can be pricey. MemCache is free and good for short term use - sometimes items are evicted within minutes by the system. Data can be saved in PullQueue for up to 30 days but might not be available for the first minute or so. So for mid-term storage (up to 30 days max, and mostly reliable) we use the combination of PullQueue and MemCache.</text:span></text:span></text:p>
      <text:p text:style-name="P38"><text:soft-page-break/><text:span text:style-name="Heading_20_4_20_Char"><draw:g text:anchor-type="as-char" svg:y="0cm" draw:z-index="0" draw:name="Canvas 254" draw:style-name="gr1"><draw:rect draw:style-name="gr2" draw:text-style-name="P118" svg:width="17.287cm" svg:height="2.541cm" svg:x="0cm" svg:y="0cm"><text:p/></draw:rect><draw:line draw:name="Line 256" draw:style-name="gr3" draw:text-style-name="P118" svg:x1="2.293cm" svg:y1="0.635cm" svg:x2="4.057cm" svg:y2="0.637cm"><text:p/></draw:line><draw:line draw:name="Line 257" draw:style-name="gr4" draw:text-style-name="P118" svg:x1="2.293cm" svg:y1="0cm" svg:x2="2.295cm" svg:y2="2.223cm"><text:p/></draw:line><draw:line draw:name="Line 258" draw:style-name="gr4" draw:text-style-name="P118" svg:x1="3.704cm" svg:y1="0cm" svg:x2="3.706cm" svg:y2="1.27cm"><text:p/></draw:line><draw:line draw:name="Line 259" draw:style-name="gr4" draw:text-style-name="P118" svg:x1="16.404cm" svg:y1="0.318cm" svg:x2="16.406cm" svg:y2="2.223cm"><text:p/></draw:line><draw:line draw:name="Line 260" draw:style-name="gr4" draw:text-style-name="P118" svg:x1="5.292cm" svg:y1="0cm" svg:x2="5.294cm" svg:y2="1.905cm"><text:p/></draw:line><draw:line draw:name="Line 261" draw:style-name="gr5" draw:text-style-name="P118" svg:x1="4.41cm" svg:y1="0.635cm" svg:x2="6.879cm" svg:y2="0.637cm"><text:p/></draw:line><draw:line draw:name="Line 262" draw:style-name="gr4" draw:text-style-name="P118" svg:x1="3.704cm" svg:y1="1.27cm" svg:x2="3.706cm" svg:y2="1.905cm"><text:p/></draw:line><draw:line draw:name="Line 263" draw:style-name="gr6" draw:text-style-name="P118" svg:x1="4.586cm" svg:y1="1.27cm" svg:x2="16.404cm" svg:y2="1.272cm"><text:p/></draw:line><draw:line draw:name="Line 264" draw:style-name="gr7" draw:text-style-name="P118" svg:x1="2.646cm" svg:y1="1.27cm" svg:x2="4.586cm" svg:y2="1.272cm"><text:p/></draw:line><draw:frame draw:style-name="gr8" draw:text-style-name="P120" svg:width="1.941cm" svg:height="0.318cm" svg:x="0.249cm" svg:y="1.081cm"><draw:text-box><text:p text:style-name="P119"><text:span text:style-name="T80">PullQueue</text:span></text:p></draw:text-box></draw:frame><draw:frame draw:style-name="gr9" draw:text-style-name="P120" svg:width="3.758cm" svg:height="0.435cm" svg:x="2.24cm" svg:y="1.789cm"><draw:text-box><text:p text:style-name="P119"><text:span text:style-name="T80">0 <text:s text:c="11"/>30s <text:s text:c="10"/>60s <text:s text:c="7"/></text:span></text:p></draw:text-box></draw:frame><draw:frame draw:style-name="gr8" draw:text-style-name="P120" svg:width="1.941cm" svg:height="0.317cm" svg:x="0.18cm" svg:y="0.469cm"><draw:text-box><text:p text:style-name="P119"><text:span text:style-name="T80">MemCache</text:span></text:p></draw:text-box></draw:frame><draw:frame draw:style-name="gr10" draw:text-style-name="P120" svg:width="1.239cm" svg:height="0.435cm" svg:x="15.545cm" svg:y="1.914cm"><draw:text-box><text:p text:style-name="P119"><text:span text:style-name="T80">30 days</text:span></text:p></draw:text-box></draw:frame></draw:g></text:span></text:p>
      <text:p text:style-name="P63"><text:span text:style-name="Heading_20_4_20_Char"><text:span text:style-name="T47"/></text:span></text:p>
      <text:p text:style-name="P62"><text:span text:style-name="Heading_20_4_20_Char"><text:span text:style-name="T47">Sign Up</text:span></text:span></text:p>
      <text:p text:style-name="P61"><draw:g text:anchor-type="as-char" svg:y="0cm" draw:z-index="1" draw:name="Canvas 316" draw:style-name="gr11"><draw:rect draw:style-name="gr12" draw:text-style-name="P121" svg:width="17.62cm" svg:height="12.133cm" svg:x="0.002cm" svg:y="0cm"><text:p/></draw:rect><draw:line draw:name="Line 318" draw:style-name="gr13" draw:text-style-name="P118" svg:x1="7.989cm" svg:y1="7.232cm" svg:x2="7.978cm" svg:y2="8.484cm"><text:p/></draw:line><draw:line draw:name="Line 319" draw:style-name="gr14" draw:text-style-name="P118" svg:x1="1.381cm" svg:y1="7.897cm" svg:x2="1.376cm" svg:y2="11.215cm"><text:p/></draw:line><draw:line draw:name="Line 320" draw:style-name="gr15" draw:text-style-name="P118" svg:x1="0.002cm" svg:y1="1.277cm" svg:x2="17.621cm" svg:y2="1.279cm"><text:p/></draw:line><draw:line draw:name="Line 321" draw:style-name="gr16" draw:text-style-name="P118" svg:x1="0.002cm" svg:y1="3.512cm" svg:x2="17.621cm" svg:y2="3.514cm"><text:p/></draw:line><draw:line draw:name="Line 322" draw:style-name="gr17" draw:text-style-name="P118" svg:x1="0.002cm" svg:y1="4.891cm" svg:x2="17.579cm" svg:y2="4.988cm"><text:p/></draw:line><draw:frame draw:style-name="gr18" draw:text-style-name="P123" svg:width="2.306cm" svg:height="1.107cm" svg:x="12.143cm" svg:y="2.872cm"><draw:text-box><text:p text:style-name="P122"><text:span text:style-name="T81">Bad link – try again</text:span></text:p></draw:text-box></draw:frame><draw:line draw:name="Line 324" draw:style-name="gr19" draw:text-style-name="P118" svg:x1="5.678cm" svg:y1="7.663cm" svg:x2="5.676cm" svg:y2="1.916cm"><text:p/></draw:line><draw:line draw:name="Line 325" draw:style-name="gr19" draw:text-style-name="P118" svg:x1="7.61cm" svg:y1="7.22cm" svg:x2="7.599cm" svg:y2="8.472cm"><text:p/></draw:line><draw:frame draw:style-name="gr20" draw:text-style-name="P125" svg:width="3.193cm" svg:height="1.179cm" svg:x="2.566cm" svg:y="0.319cm"><draw:text-box><text:p text:style-name="P119"><text:span text:style-name="T81">You are already in</text:span></text:p><text:p text:style-name="P124"><text:span text:style-name="T80"><text:s/></text:span><text:span text:style-name="T80"><text:tab/></text:span></text:p></draw:text-box></draw:frame><draw:frame draw:style-name="gr21" draw:text-style-name="P127" svg:width="3.555cm" svg:height="0.959cm" svg:x="0.529cm" svg:y="2.872cm"><draw:text-box><text:p text:style-name="P119"><text:span text:style-name="T81">SignUp</text:span><text:span text:style-name="T80">1:</text:span></text:p><text:p text:style-name="P119"><text:span text:style-name="T80"><text:s/></text:span><text:span text:style-name="T80">(ema)</text:span></text:p><text:p text:style-name="P126"><text:span text:style-name="T80"/></text:p></draw:text-box></draw:frame><draw:line draw:name="Line 328" draw:style-name="gr19" draw:text-style-name="P118" svg:x1="0.709cm" svg:y1="3.831cm" svg:x2="0.711cm" svg:y2="4.47cm"><text:p/></draw:line><draw:line draw:name="Line 329" draw:style-name="gr13" draw:text-style-name="P118" svg:x1="8.16cm" svg:y1="9.259cm" svg:x2="8.165cm" svg:y2="9.898cm"><text:p/></draw:line><draw:frame draw:style-name="gr20" draw:text-style-name="P125" svg:width="3.077cm" svg:height="1.093cm" svg:x="3.099cm" svg:y="0.822cm"><draw:text-box><text:p text:style-name="P119"><text:span text:style-name="T81">OK Please Click</text:span><text:span text:style-name="T80"> to continue ... ....signup...</text:span></text:p><text:p text:style-name="P124"><text:span text:style-name="T80"><text:s/></text:span><text:span text:style-name="T80"><text:tab/></text:span><text:span text:style-name="T80"><text:tab/></text:span><text:span text:style-name="T80"><text:tab/></text:span><text:span text:style-name="T80"><text:tab/></text:span><text:span text:style-name="T80">Click link</text:span></text:p></draw:text-box></draw:frame><draw:line draw:name="Line 331" draw:style-name="gr19" draw:text-style-name="P118" svg:x1="7.177cm" svg:y1="1.916cm" svg:x2="7.179cm" svg:y2="2.555cm"><text:p/></draw:line><draw:frame draw:style-name="gr22" draw:text-style-name="P129" svg:width="17.62cm" svg:height="0.959cm" svg:x="0cm" svg:y="10.853cm"><draw:text-box><text:p text:style-name="P128"><text:span text:style-name="T80"><text:tab/></text:span><text:span text:style-name="T80">AuthKey Entity</text:span></text:p><text:p text:style-name="P128"><text:span text:style-name="T80"><text:tab/></text:span><text:span text:style-name="T80">User Entity</text:span></text:p></draw:text-box></draw:frame><draw:frame draw:style-name="gr23" draw:text-style-name="P127" svg:width="5.494cm" svg:height="1.278cm" svg:x="7.003cm" svg:y="2.554cm"><draw:text-box><text:p text:style-name="P119"><text:span text:style-name="T80">SignUp2 (ema, tok)</text:span></text:p><text:p text:style-name="P119"><text:span text:style-name="T80">POST(name, address, pwd, etc)</text:span></text:p></draw:text-box></draw:frame><draw:line draw:name="Line 334" draw:style-name="gr19" draw:text-style-name="P118" svg:x1="8.495cm" svg:y1="3.808cm" svg:x2="8.516cm" svg:y2="4.469cm"><text:p/></draw:line><draw:frame draw:style-name="gr24" draw:text-style-name="P130" svg:width="1.02cm" svg:height="0.38cm" svg:x="16.45cm" svg:y="0.771cm"><draw:text-box><text:p text:style-name="P119"><text:span text:style-name="T80">email</text:span></text:p></draw:text-box></draw:frame><draw:frame draw:style-name="gr24" draw:text-style-name="P130" svg:width="1.303cm" svg:height="0.317cm" svg:x="16.088cm" svg:y="3.014cm"><draw:text-box><text:p text:style-name="P119"><text:span text:style-name="T80">browser</text:span></text:p></draw:text-box></draw:frame><draw:frame draw:style-name="gr24" draw:text-style-name="P130" svg:width="1.281cm" svg:height="0.317cm" svg:x="16.251cm" svg:y="4.554cm"><draw:text-box><text:p text:style-name="P119"><text:span text:style-name="T80">handler</text:span></text:p></draw:text-box></draw:frame><draw:line draw:name="Line 338" draw:style-name="gr19" draw:text-style-name="P118" svg:x1="8.641cm" svg:y1="9.842cm" svg:x2="8.629cm" svg:y2="4.942cm"><text:p/></draw:line><draw:frame draw:style-name="gr25" draw:text-style-name="P131" svg:width="2.668cm" svg:height="0.959cm" svg:x="13.481cm" svg:y="0.956cm"><draw:text-box><text:p text:style-name="P119"><text:span text:style-name="T81">OK now you are signed up!</text:span></text:p></draw:text-box></draw:frame><draw:frame draw:style-name="gr26" draw:text-style-name="P132" svg:width="4.234cm" svg:height="0.451cm" svg:x="8.821cm" svg:y="4.946cm"><draw:text-box><text:p text:style-name="P119"><text:span text:style-name="T80">Check token (ema, tok)</text:span></text:p><text:p text:style-name="P119"><text:span text:style-name="T80"/></text:p></draw:text-box></draw:frame><draw:frame draw:style-name="gr27" draw:text-style-name="P134" svg:width="4.966cm" svg:height="2.11cm" svg:x="1.242cm" svg:y="5.747cm"><draw:text-box><text:p text:style-name="P119"><text:span text:style-name="T82">PushQ</text:span><text:span text:style-name="T80">: SignUp</text:span></text:p><text:p text:style-name="P133"><text:span text:style-name="T80">{ if ema is unused:</text:span></text:p><text:p text:style-name="P124"><text:span text:style-name="T80"><text:tab/></text:span><text:span text:style-name="T80">tok = genSUToken()</text:span></text:p><text:p text:style-name="P124"><text:span text:style-name="T82"><text:tab/></text:span><text:span text:style-name="T82">PullQ</text:span><text:span text:style-name="T80">: addTask (ema, tok)</text:span></text:p><text:p text:style-name="P124"><text:span text:style-name="T80"><text:tab/></text:span><text:span text:style-name="T80">Send Verify (ema, tok) <text:s/>}</text:span></text:p><text:p text:style-name="P119"><text:span text:style-name="T80"/></text:p></draw:text-box></draw:frame><draw:frame draw:style-name="gr20" draw:text-style-name="P125" svg:width="1.775cm" svg:height="0.959cm" svg:x="7.096cm" svg:y="0.956cm"><draw:text-box><text:p text:style-name="P119"><text:span text:style-name="T80">..... clicks </text:span></text:p></draw:text-box></draw:frame><draw:connector draw:name="AutoShape 343" draw:style-name="gr28" draw:text-style-name="P118" svg:x1="0.818cm" svg:y1="5.44cm" svg:x2="1.226cm" svg:y2="6.511cm" svg:d="M818 5440v1097h408v-26" svg:viewBox="0 0 409 1099"><text:p/></draw:connector><draw:frame draw:style-name="gr29" draw:text-style-name="P132" svg:width="4.709cm" svg:height="0.959cm" svg:x="0.614cm" svg:y="4.468cm"><draw:text-box><text:p text:style-name="P119"><text:span text:style-name="T80">RateLimit:</text:span></text:p><text:p text:style-name="P135"><text:span text:style-name="T82">PushQ: </text:span><text:span text:style-name="T80">addTask(SignUp)</text:span></text:p></draw:text-box></draw:frame><draw:connector draw:name="AutoShape 345" draw:style-name="gr28" draw:text-style-name="P118" svg:x1="1.244cm" svg:y1="6.796cm" svg:x2="1.785cm" svg:y2="8.931cm" svg:d="M1244 6796h-637v2135h1178" svg:viewBox="0 0 1180 2136"><text:p/></draw:connector><draw:custom-shape draw:name="AutoShape 346" draw:style-name="gr30" draw:text-style-name="P137" svg:width="1.421cm" svg:height="0.881cm" svg:x="5.854cm" svg:y="0.905cm"><text:p text:style-name="P136"><text:span text:style-name="T83"><text:tab/></text:span><text:span text:style-name="T83">lat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31" draw:text-style-name="P132" svg:width="1.064cm" svg:height="2.354cm" svg:x="7.273cm" svg:y="5.309cm"><draw:text-box><text:p text:style-name="P119"><text:span text:style-name="T80">Init</text:span></text:p><text:p text:style-name="P119"><text:span text:style-name="T81">. . .</text:span></text:p><text:p text:style-name="P119"><text:span text:style-name="T81">wait!</text:span></text:p><text:p text:style-name="P119"><text:span text:style-name="T80"/></text:p></draw:text-box></draw:frame><draw:line draw:name="Line 348" draw:style-name="gr19" draw:text-style-name="P118" svg:x1="7.341cm" svg:y1="3.84cm" svg:x2="7.35cm" svg:y2="5.318cm"><text:p/></draw:line><draw:frame draw:style-name="gr31" draw:text-style-name="P132" svg:width="4.373cm" svg:height="0.639cm" svg:x="7.269cm" svg:y="7.401cm"><draw:text-box><text:p text:style-name="P119"><text:span text:style-name="T80">LeaseByTag (Task (ema)) </text:span></text:p></draw:text-box></draw:frame><draw:connector draw:name="AutoShape 350" draw:style-name="gr32" draw:text-style-name="P118" svg:x1="13.065cm" svg:y1="6.803cm" svg:x2="8.386cm" svg:y2="8.936cm" svg:d="M13065 6803h515v2133h-5194" svg:viewBox="0 0 5196 2134"><text:p/></draw:connector><draw:connector draw:name="AutoShape 351" draw:style-name="gr28" draw:text-style-name="P118" svg:x1="13.067cm" svg:y1="5.754cm" svg:x2="14.159cm" svg:y2="10.853cm" svg:d="M13067 5754v-23h1092v5122" svg:viewBox="0 0 1094 5124"><text:p/></draw:connector><draw:connector draw:name="AutoShape 352" draw:style-name="gr28" draw:text-style-name="P118" svg:x1="12.365cm" svg:y1="6.133cm" svg:x2="14.75cm" svg:y2="1.926cm" svg:d="M12365 6133v9h2385v-4216" svg:viewBox="0 0 2387 4217"><text:p/></draw:connector><draw:frame draw:style-name="gr24" draw:text-style-name="P130" svg:width="0.763cm" svg:height="0.369cm" svg:x="16.711cm" svg:y="10.425cm"><draw:text-box><text:p text:style-name="P119"><text:span text:style-name="T80">NDB</text:span></text:p></draw:text-box></draw:frame><draw:frame draw:style-name="gr26" draw:text-style-name="P132" svg:width="3.888cm" svg:height="0.452cm" svg:x="8.292cm" svg:y="4.475cm"><draw:text-box><text:p text:style-name="P119"><text:span text:style-name="T80">Check MC (ema)</text:span></text:p><text:p text:style-name="P119"><text:span text:style-name="T80"/></text:p></draw:text-box></draw:frame><draw:connector draw:name="AutoShape 355" draw:style-name="gr32" draw:text-style-name="P118" svg:x1="12.779cm" svg:y1="6.521cm" svg:x2="13.122cm" svg:y2="10.215cm" svg:d="M12779 6521v-12h1052v3706h-709" svg:viewBox="0 0 1053 3708"><text:p/></draw:connector><draw:frame draw:style-name="gr33" draw:text-style-name="P138" svg:width="5.541cm" svg:height="0.639cm" svg:x="7.585cm" svg:y="9.897cm"><draw:text-box><text:p text:style-name="P119"><text:span text:style-name="T82">MC</text:span><text:span text:style-name="T80"> (ema, tok)</text:span></text:p></draw:text-box></draw:frame><draw:connector draw:name="AutoShape 357" draw:style-name="gr28" draw:text-style-name="P118" svg:x1="13.055cm" svg:y1="5.172cm" svg:x2="13.377cm" svg:y2="3.986cm" svg:d="M13055 5172h322v-1186" svg:viewBox="0 0 325 1187"><text:p/></draw:connector><draw:connector draw:name="AutoShape 358" draw:style-name="gr34" draw:text-style-name="P118" svg:x1="12.178cm" svg:y1="4.699cm" svg:x2="7.803cm" svg:y2="5.309cm" svg:d="M12178 4699h635v-526h-5010v1136" svg:viewBox="0 0 5011 1138"><text:p/></draw:connector><draw:line draw:name="Line 359" draw:style-name="gr19" draw:text-style-name="P118" svg:x1="7.775cm" svg:y1="9.248cm" svg:x2="7.78cm" svg:y2="9.887cm"><text:p/></draw:line><draw:frame draw:style-name="gr27" draw:text-style-name="P134" svg:width="6.605cm" svg:height="0.959cm" svg:x="1.783cm" svg:y="8.453cm"><draw:text-box><text:p text:style-name="P119"><text:span text:style-name="T82">PullQ</text:span><text:span text:style-name="T80">: <text:s/>ema { </text:span><text:span text:style-name="T80"><text:tab/></text:span><text:span text:style-name="T80">MC.set (tok) </text:span></text:p><text:p text:style-name="P139"><text:span text:style-name="T80">... and retry</text:span><text:span text:style-name="T80"><text:tab/></text:span><text:span text:style-name="T80"> } <text:s/></text:span></text:p><text:p text:style-name="P140"><text:span text:style-name="T80"/></text:p></draw:text-box></draw:frame><draw:frame draw:style-name="gr35" draw:text-style-name="P132" svg:width="4.259cm" svg:height="1.851cm" svg:x="9.047cm" svg:y="5.426cm"><draw:text-box><text:p text:style-name="P119"><text:span text:style-name="T80">Create AuthKey &amp; User</text:span></text:p><text:p text:style-name="P119"><text:span text:style-name="T80">Send OK (ema)</text:span></text:p><text:p text:style-name="P119"><text:span text:style-name="T80">Delete MC </text:span></text:p><text:p text:style-name="P119"><text:span text:style-name="T80">DeletePullQTask(ema)</text:span></text:p><text:p text:style-name="P119"><text:span text:style-name="T80"/></text:p></draw:text-box></draw:frame></draw:g></text:p>
      <text:p text:style-name="P64">Forgot Password</text:p>
      <text:p text:style-name="P23"><text:span text:style-name="Heading_20_4_20_Char"><text:span text:style-name="T69"><draw:g text:anchor-type="as-char" svg:y="-0.647cm" draw:z-index="2" draw:name="Canvas 422" draw:style-name="gr11"><draw:rect draw:style-name="gr12" draw:text-style-name="P141" svg:width="17.627cm" svg:height="12.066cm" svg:x="0.002cm" svg:y="0cm"><text:p/></draw:rect><draw:line draw:name="Line 424" draw:style-name="gr13" draw:text-style-name="P118" svg:x1="7.421cm" svg:y1="6.985cm" svg:x2="7.41cm" svg:y2="8.23cm"><text:p/></draw:line><draw:frame draw:style-name="gr36" draw:text-style-name="P127" svg:width="2.117cm" svg:height="0.72cm" svg:x="8.444cm" svg:y="1.82cm"><draw:text-box><text:p text:style-name="P119"><text:s/><text:span text:style-name="T84">wrong ans!</text:span></text:p></draw:text-box></draw:frame><draw:line draw:name="Line 426" draw:style-name="gr14" draw:text-style-name="P118" svg:x1="1.374cm" svg:y1="7.856cm" svg:x2="1.369cm" svg:y2="11.156cm"><text:p/></draw:line><draw:line draw:name="Line 427" draw:style-name="gr15" draw:text-style-name="P118" svg:x1="0.002cm" svg:y1="1.27cm" svg:x2="17.524cm" svg:y2="1.272cm"><text:p/></draw:line><draw:line draw:name="Line 428" draw:style-name="gr16" draw:text-style-name="P118" svg:x1="0.002cm" svg:y1="3.494cm" svg:x2="17.524cm" svg:y2="3.496cm"><text:p/></draw:line><draw:line draw:name="Line 429" draw:style-name="gr37" draw:text-style-name="P118" svg:x1="0.002cm" svg:y1="5.154cm" svg:x2="17.482cm" svg:y2="5.249cm"><text:p/></draw:line><draw:line draw:name="Line 430" draw:style-name="gr19" draw:text-style-name="P118" svg:x1="4.941cm" svg:y1="7.62cm" svg:x2="4.939cm" svg:y2="1.905cm"><text:p/></draw:line><draw:frame draw:style-name="gr36" draw:text-style-name="P142" svg:width="3.114cm" svg:height="0.546cm" svg:x="7.086cm" svg:y="2.378cm"><draw:text-box><text:p text:style-name="P119"><text:span text:style-name="T84">Bad link – try again</text:span></text:p></draw:text-box></draw:frame><draw:line draw:name="Line 432" draw:style-name="gr19" draw:text-style-name="P118" svg:x1="7.068cm" svg:y1="6.985cm" svg:x2="7.057cm" svg:y2="8.23cm"><text:p/></draw:line><draw:frame draw:style-name="gr38" draw:text-style-name="P125" svg:width="4.285cm" svg:height="1.117cm" svg:x="1.058cm" svg:y="0.316cm"><draw:text-box><text:p text:style-name="P119"><text:span text:style-name="T84">You are not yet signed in !!</text:span></text:p><text:p text:style-name="P119"><text:span text:style-name="T84"/></text:p></draw:text-box></draw:frame><draw:frame draw:style-name="gr39" draw:text-style-name="P127" svg:width="3.705cm" svg:height="0.953cm" svg:x="0.355cm" svg:y="2.858cm"><draw:text-box><text:p text:style-name="P119"><text:span text:style-name="T85">Forgot1:(ema)</text:span></text:p><text:p text:style-name="P119"><text:span text:style-name="T86">please send link</text:span></text:p><text:p text:style-name="P126"><text:span text:style-name="T80"/></text:p></draw:text-box></draw:frame><draw:line draw:name="Line 435" draw:style-name="gr19" draw:text-style-name="P118" svg:x1="0.531cm" svg:y1="3.81cm" svg:x2="0.533cm" svg:y2="4.445cm"><text:p/></draw:line><draw:line draw:name="Line 436" draw:style-name="gr19" draw:text-style-name="P118" svg:x1="7.343cm" svg:y1="9.188cm" svg:x2="7.348cm" svg:y2="9.823cm"><text:p/></draw:line><draw:frame draw:style-name="gr20" draw:text-style-name="P143" svg:width="3.529cm" svg:height="1.172cm" svg:x="2.118cm" svg:y="0.953cm"><draw:text-box><text:p text:style-name="P119"><text:span text:style-name="T84">OK please click to continue ..Click link</text:span></text:p></draw:text-box></draw:frame><draw:line draw:name="Line 438" draw:style-name="gr19" draw:text-style-name="P118" svg:x1="8.326cm" svg:y1="3.718cm" svg:x2="8.347cm" svg:y2="4.376cm"><text:p/></draw:line><draw:frame draw:style-name="gr40" draw:text-style-name="P130" svg:width="0.944cm" svg:height="0.318cm" svg:x="16.478cm" svg:y="0.834cm"><draw:text-box><text:p text:style-name="P119">email</text:p></draw:text-box></draw:frame><draw:frame draw:style-name="gr41" draw:text-style-name="P130" svg:width="1.368cm" svg:height="0.317cm" svg:x="16.101cm" svg:y="3.071cm"><draw:text-box><text:p text:style-name="P119">browser</text:p></draw:text-box></draw:frame><draw:frame draw:style-name="gr42" draw:text-style-name="P130" svg:width="1.274cm" svg:height="0.317cm" svg:x="16.328cm" svg:y="4.761cm"><draw:text-box><text:p text:style-name="P119">handler</text:p></draw:text-box></draw:frame><draw:line draw:name="Line 442" draw:style-name="gr19" draw:text-style-name="P118" svg:x1="8.292cm" svg:y1="10.384cm" svg:x2="8.294cm" svg:y2="4.764cm"><text:p/></draw:line><draw:frame draw:style-name="gr25" draw:text-style-name="P144" svg:width="2.654cm" svg:height="0.953cm" svg:x="13.753cm" svg:y="0.953cm"><draw:text-box><text:p text:style-name="P119"><text:span text:style-name="T84">Pwd changed! signed in!</text:span></text:p></draw:text-box></draw:frame><draw:line draw:name="Line 444" draw:style-name="gr19" draw:text-style-name="P118" svg:x1="7.371cm" svg:y1="4.819cm" svg:x2="7.396cm" svg:y2="6.602cm"><text:p/></draw:line><draw:connector draw:name="AutoShape 445" draw:style-name="gr28" draw:text-style-name="P118" svg:x1="0.466cm" svg:y1="4.113cm" svg:x2="0.873cm" svg:y2="5.18cm" svg:d="M466 3466v1092h407v-25" svg:viewBox="0 0 409 1094"><text:p/></draw:connector><draw:frame draw:style-name="gr43" draw:text-style-name="P145" svg:width="4.506cm" svg:height="0.953cm" svg:x="0.355cm" svg:y="4.445cm"><draw:text-box><text:p text:style-name="P119"><text:span text:style-name="T84">RateLimit:</text:span></text:p><text:p text:style-name="P119"><text:span text:style-name="T84">PushQ: addTask(Forgot)</text:span></text:p></draw:text-box></draw:frame><draw:connector draw:name="AutoShape 447" draw:style-name="gr28" draw:text-style-name="P118" svg:x1="1.718cm" svg:y1="6.359cm" svg:x2="2.113cm" svg:y2="7.439cm" svg:d="M1718 5712v1080h395" svg:viewBox="0 0 397 1081"><text:p/></draw:connector><draw:frame draw:style-name="gr44" draw:text-style-name="P145" svg:width="1.059cm" svg:height="2.555cm" svg:x="6.881cm" svg:y="4.445cm"><draw:text-box><text:p text:style-name="P119"><text:span text:style-name="T84">Init</text:span></text:p><text:p text:style-name="P119"><text:span text:style-name="T84">. . .</text:span></text:p><text:p text:style-name="P119"><text:span text:style-name="T84">wait!</text:span></text:p><text:p text:style-name="P119"><text:span text:style-name="T84"/></text:p></draw:text-box></draw:frame><draw:line draw:name="Line 449" draw:style-name="gr19" draw:text-style-name="P118" svg:x1="7.017cm" svg:y1="3.847cm" svg:x2="7.035cm" svg:y2="4.441cm"><text:p/></draw:line><draw:frame draw:style-name="gr44" draw:text-style-name="P145" svg:width="4.41cm" svg:height="0.636cm" svg:x="6.881cm" svg:y="6.985cm"><draw:text-box><text:p text:style-name="P119"><text:span text:style-name="T84">PullQ: LeaseByTag (ema)</text:span></text:p></draw:text-box></draw:frame><draw:connector draw:name="AutoShape 451" draw:style-name="gr32" draw:text-style-name="P118" svg:x1="12.354cm" svg:y1="4.568cm" svg:x2="7.943cm" svg:y2="7.646cm" svg:d="M12354 3921h512v3078h-4923" svg:viewBox="0 0 4925 3080"><text:p/></draw:connector><draw:connector draw:name="AutoShape 452" draw:style-name="gr32" draw:text-style-name="P118" svg:x1="12.218cm" svg:y1="4.216cm" svg:x2="10.973cm" svg:y2="9.019cm" svg:d="M12218 3569h824v4789h-2069v14" svg:viewBox="0 0 2071 4805"><text:p/></draw:connector><draw:connector draw:name="AutoShape 453" draw:style-name="gr45" draw:text-style-name="P118" svg:x1="9.091cm" svg:y1="5.23cm" svg:x2="8.767cm" svg:y2="4.117cm" svg:d="M9091 4583h-324v-1113" svg:viewBox="0 0 326 1115"><text:p/></draw:connector><draw:connector draw:name="AutoShape 454" draw:style-name="gr46" draw:text-style-name="P118" draw:type="line" svg:x1="6.828cm" svg:y1="0.054cm" svg:x2="6.812cm" svg:y2="1.538cm" svg:d="M6828-594l-16 1485" svg:viewBox="0 0 18 1487"><text:p/></draw:connector><draw:connector draw:name="AutoShape 455" draw:style-name="gr45" draw:text-style-name="P118" svg:x1="11.71cm" svg:y1="5.535cm" svg:x2="11.707cm" svg:y2="9.618cm" svg:d="M11710 4888l-3 4083" svg:viewBox="0 0 5 4085"><text:p/></draw:connector><draw:connector draw:name="AutoShape 456" draw:style-name="gr28" draw:text-style-name="P118" svg:x1="16.044cm" svg:y1="3.707cm" svg:x2="16.041cm" svg:y2="0.608cm" svg:d="M16044 3060v-1549h-3v-1551" svg:viewBox="0 0 5 3101"><text:p/></draw:connector><draw:connector draw:name="AutoShape 457" draw:style-name="gr28" draw:text-style-name="P118" svg:x1="14.194cm" svg:y1="4.574cm" svg:x2="14.19cm" svg:y2="9.453cm" svg:d="M14194 3927v2438h-4v2441" svg:viewBox="0 0 5 4881"><text:p/></draw:connector><draw:frame draw:style-name="gr47" draw:text-style-name="P145" svg:width="2.768cm" svg:height="0.396cm" svg:x="8.124cm" svg:y="4.367cm"><draw:text-box><text:p text:style-name="P119"><text:span text:style-name="T84">Check MC (ema)</text:span></text:p></draw:text-box></draw:frame><draw:connector draw:name="AutoShape 459" draw:style-name="gr28" draw:text-style-name="P118" svg:x1="11.682cm" svg:y1="5.021cm" svg:x2="10.583cm" svg:y2="0.608cm" svg:d="M11682 4374h1549v-4414h-2648" svg:viewBox="0 0 2649 4415"><text:p/></draw:connector><draw:frame draw:style-name="gr48" draw:text-style-name="P142" svg:width="2.98cm" svg:height="0.953cm" svg:x="6.609cm" svg:y="2.858cm"><draw:text-box><text:p text:style-name="P119"><text:span text:style-name="T84">Forgot2 (ema, tok)</text:span></text:p><text:p text:style-name="P119"><text:span text:style-name="T84">secret questions</text:span></text:p><text:p text:style-name="P119"><text:span text:style-name="T84"/></text:p></draw:text-box></draw:frame><draw:line draw:name="Line 461" draw:style-name="gr49" draw:text-style-name="P118" svg:x1="13.926cm" svg:y1="3.845cm" svg:x2="13.94cm" svg:y2="4.748cm"><text:p/></draw:line><draw:frame draw:style-name="gr48" draw:text-style-name="P142" svg:width="2.47cm" svg:height="1.022cm" svg:x="13.4cm" svg:y="2.856cm"><draw:text-box><text:p text:style-name="P119"><text:span text:style-name="T84">Pwd Reset</text:span></text:p><text:p text:style-name="P119"><text:span text:style-name="T84">new password</text:span></text:p><text:p text:style-name="P119"><text:span text:style-name="T84"/></text:p></draw:text-box></draw:frame><draw:frame draw:style-name="gr50" draw:text-style-name="P134" svg:width="4.94cm" svg:height="2.098cm" svg:x="0.884cm" svg:y="5.713cm"><draw:text-box><text:p text:style-name="P119"><text:span text:style-name="T84">PushQ: Forgot</text:span></text:p><text:p text:style-name="P119"><text:span text:style-name="T84">{ if ema found:</text:span></text:p><text:p text:style-name="P119"><text:span text:style-name="T84"><text:s text:c="2"/></text:span><text:span text:style-name="T84">tok = genFGToken()</text:span></text:p><text:p text:style-name="P119"><text:span text:style-name="T84"><text:s text:c="2"/></text:span><text:span text:style-name="T84">PullQ: addTask (ema, tok)</text:span></text:p><text:p text:style-name="P119"><text:span text:style-name="T84"><text:tab/></text:span><text:span text:style-name="T84">Send Verify (ema, tok) <text:s text:c="4"/>}</text:span></text:p><text:p text:style-name="P119"/></draw:text-box></draw:frame><draw:frame draw:style-name="gr50" draw:text-style-name="P146" svg:width="5.822cm" svg:height="0.953cm" svg:x="2.118cm" svg:y="8.255cm"><draw:text-box><text:p text:style-name="P119"><text:span text:style-name="T84">PullQ: <text:s/>ema { MC.set (tok)</text:span></text:p><text:p text:style-name="P119"><text:span text:style-name="T84"><text:s text:c="8"/></text:span><text:span text:style-name="T84">... and retry }</text:span></text:p><text:p text:style-name="P119"><text:span text:style-name="T84"/></text:p></draw:text-box></draw:frame><draw:frame draw:style-name="gr51" draw:text-style-name="P130" svg:width="0.899cm" svg:height="0.317cm" svg:x="16.545cm" svg:y="10.396cm"><draw:text-box><text:p text:style-name="P119">NDB</text:p></draw:text-box></draw:frame><draw:frame draw:style-name="gr52" draw:text-style-name="P145" svg:width="2.823cm" svg:height="1.19cm" svg:x="13.407cm" svg:y="4.763cm"><draw:text-box><text:p text:style-name="P119"><text:span text:style-name="T84">Reset Password</text:span></text:p><text:p text:style-name="P119"><text:span text:style-name="T84">Send OK (ema)</text:span></text:p></draw:text-box></draw:frame><draw:frame draw:style-name="gr53" draw:text-style-name="P145" svg:width="3.749cm" svg:height="0.419cm" svg:x="8.442cm" svg:y="4.784cm"><draw:text-box><text:p text:style-name="P119"><text:span text:style-name="T84">Check token (ema, tok)</text:span></text:p><text:p text:style-name="P119"><text:span text:style-name="T84"/></text:p></draw:text-box></draw:frame><draw:frame draw:style-name="gr54" draw:text-style-name="P145" svg:width="3.774cm" svg:height="0.865cm" svg:x="8.574cm" svg:y="5.223cm"><draw:text-box><text:p text:style-name="P119"><text:span text:style-name="T84">Delete MC </text:span></text:p><text:p text:style-name="P119"><text:span text:style-name="T84">DeletePullQTask(ema)</text:span></text:p><text:p text:style-name="P119"><text:span text:style-name="T84"/></text:p></draw:text-box></draw:frame><draw:connector draw:name="AutoShape 469" draw:style-name="gr34" draw:text-style-name="P118" svg:x1="10.906cm" svg:y1="3.271cm" svg:x2="7.408cm" svg:y2="3.149cm" svg:d="M10906 2624h633v-556h-4131v434" svg:viewBox="0 0 4133 557"><text:p/></draw:connector><draw:connector draw:name="AutoShape 470" draw:style-name="gr28" draw:text-style-name="P118" svg:x1="12.204cm" svg:y1="3.702cm" svg:x2="10.199cm" svg:y2="1.356cm" svg:d="M12204 3055h794v-2346h-2799" svg:viewBox="0 0 2801 2348"><text:p/></draw:connector><draw:connector draw:name="AutoShape 471" draw:style-name="gr28" draw:text-style-name="P118" svg:x1="11.947cm" svg:y1="5.301cm" svg:x2="13.585cm" svg:y2="4.643cm" svg:d="M11947 4654h1647v-658h-9" svg:viewBox="0 0 1649 660"><text:p/></draw:connector><draw:frame draw:style-name="gr55" draw:text-style-name="P148" svg:width="17.627cm" svg:height="0.636cm" svg:x="0cm" svg:y="10.795cm"><draw:text-box><text:p text:style-name="P147"><text:span text:style-name="T84"><text:tab/></text:span><text:span text:style-name="T84">User:</text:span><text:span text:style-name="T84"><text:tab/></text:span><text:span text:style-name="T84">Questions</text:span><text:span text:style-name="T84"><text:tab/></text:span><text:span text:style-name="T84">Password=newPwd</text:span></text:p></draw:text-box></draw:frame><draw:frame draw:style-name="gr56" draw:text-style-name="P145" svg:width="3.61cm" svg:height="0.63cm" svg:x="9.093cm" svg:y="6.207cm"><draw:text-box><text:p text:style-name="P119"><text:span text:style-name="T84">Check questions</text:span></text:p><text:p text:style-name="P119"><text:span text:style-name="T84"/></text:p></draw:text-box></draw:frame><draw:frame draw:style-name="gr57" draw:text-style-name="P149" svg:width="3.772cm" svg:height="0.636cm" svg:x="7.234cm" svg:y="9.843cm"><draw:text-box><text:p text:style-name="P119"><text:span text:style-name="T84">MC (ema, tok)</text:span></text:p></draw:text-box></draw:frame><draw:frame draw:style-name="gr48" draw:text-style-name="P142" svg:width="1.765cm" svg:height="0.953cm" svg:x="10.938cm" svg:y="2.858cm"><draw:text-box><text:p text:style-name="P119"><text:span text:style-name="T84">Security Questions</text:span></text:p><text:p text:style-name="P119"><text:span text:style-name="T84"/></text:p></draw:text-box></draw:frame><draw:connector draw:name="AutoShape 476" draw:style-name="gr58" draw:text-style-name="P118" svg:x1="12.557cm" svg:y1="2.533cm" svg:x2="12.545cm" svg:y2="4.967cm" svg:d="M12557 1886v1217h-12v1217" svg:viewBox="0 0 14 2436"><text:p/></draw:connector><draw:line draw:name="Line 477" draw:style-name="gr13" draw:text-style-name="P118" svg:x1="7.749cm" svg:y1="9.179cm" svg:x2="7.754cm" svg:y2="9.814cm"><text:p/></draw:line><draw:frame draw:style-name="gr20" draw:text-style-name="P143" svg:width="1.765cm" svg:height="0.636cm" svg:x="6.705cm" svg:y="0.953cm"><draw:text-box><text:p text:style-name="P119"><text:span text:style-name="T84">..... clicks </text:span></text:p></draw:text-box></draw:frame><draw:custom-shape draw:name="AutoShape 479" draw:style-name="gr59" draw:text-style-name="P137" svg:width="1.412cm" svg:height="0.876cm" svg:x="5.47cm" svg:y="0.9cm"><text:p text:style-name="P136"><text:span text:style-name="T87"><text:tab/></text:span><text:span text:style-name="T87">later</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span></text:span></text:p>
      <text:p text:style-name="P9"><text:soft-page-break/></text:p>
      <text:p text:style-name="Standard"/>
      <text:p text:style-name="P3">So lets use memcache. A request will set a key with an expiry and then the next request retrieves the key and test the expiry. <text:s/></text:p>
      <text:p text:style-name="Standard"><text:span text:style-name="T1">Naive way is 1</text:span><text:span text:style-name="T58">st</text:span><text:span text:style-name="T1"> request creates the key, subsequent requests test it. </text:span></text:p>
      <text:p text:style-name="P3"><text:tab/> <text:s text:c="3"/></text:p>
      <text:p text:style-name="P44">if memcache.add ( key</text:p>
      <text:p text:style-name="P6"><text:span text:style-name="T65"><text:s text:c="24"/></text:span>, 1 <text:s text:c="16"/># arbitrary value</text:p>
      <text:p text:style-name="P6"><text:span text:style-name="T65"><text:s text:c="24"/></text:span>, time=nSeconds <text:s text:c="4"/># expiry from memcache</text:p>
      <text:p text:style-name="P6"><text:span text:style-name="T65"><text:s text:c="24"/></text:span>):</text:p>
      <text:p text:style-name="P48"># succeed! : key added </text:p>
      <text:p text:style-name="P47"><text:span text:style-name="T14">#<text:tab/>either its the 1</text:span><text:span text:style-name="T61">st</text:span><text:span text:style-name="T14"> request </text:span></text:p>
      <text:p text:style-name="P48"># <text:tab/>or the previous key expired meaning the request was more than nSeconds ago</text:p>
      <text:p text:style-name="P34">else: <text:s/></text:p>
      <text:p text:style-name="Standard"><text:span text:style-name="T15"><text:s text:c="8"/></text:span><text:span text:style-name="T14"><text:tab/># fail! : key found in memcache</text:span></text:p>
      <text:p text:style-name="P48">h.abort(429)</text:p>
      <text:p text:style-name="P48"/>
      <text:p text:style-name="P3">But, memcache data is only semi-durable. <text:s/>The system might have cleared the old key during the previous less than nSeconds - so this naive test will succeed when memcache fails. This could open a security vulnerability because it might be possible for an attacker to create extreme conditions where the memcache is frequently cleared. </text:p>
      <text:p text:style-name="P3"/>
      <text:p text:style-name="Standard"><text:span text:style-name="T1">We need to design the rate-limiter so that the test is failsafe – it must </text:span><text:span text:style-name="T2">fail</text:span><text:span text:style-name="T1"> </text:span></text:p>
      <text:list xml:id="list9018821687752767627" text:style-name="WW8Num4">
        <text:list-item>
          <text:p text:style-name="P73">when memcache fails </text:p>
        </text:list-item>
        <text:list-item>
          <text:p text:style-name="P73">when browser is manipulated </text:p>
          <text:list>
            <text:list-item>
              <text:list>
                <text:list-item>
                  <text:p text:style-name="P73">eg javascript is disabled</text:p>
                </text:list-item>
              </text:list>
            </text:list-item>
          </text:list>
        </text:list-item>
        <text:list-item>
          <text:p text:style-name="P73">when user-agent is faked. <text:s/></text:p>
        </text:list-item>
      </text:list>
      <text:p text:style-name="P3"/>
      <text:p text:style-name="P3">Solution:</text:p>
      <text:list xml:id="list1940317141836372993" text:style-name="WW8Num13">
        <text:list-item>
          <text:p text:style-name="P75"><text:span text:style-name="T1">Browser makes 2 ajax calls</text:span><text:span text:style-name="T6"> </text:span></text:p>
        </text:list-item>
      </text:list>
      <text:list xml:id="list4745164103356892996" text:style-name="WW8Num3">
        <text:list-item>
          <text:list>
            <text:list-item>
              <text:p text:style-name="P76">call<text:span text:style-name="T51"> login</text:span> (<text:span text:style-name="T51">username, password</text:span>)<text:line-break/>then</text:p>
              <text:list>
                <text:list-item>
                  <text:p text:style-name="P76">get response: {<text:span text:style-name="T51">delay</text:span>}</text:p>
                </text:list-item>
                <text:list-item>
                  <text:p text:style-name="P76">simulate a wait for <text:span text:style-name="T51">delay</text:span> seconds with a spinner and ui-block</text:p>
                </text:list-item>
              </text:list>
            </text:list-item>
            <text:list-item>
              <text:p text:style-name="P76">call <text:span text:style-name="T51">login</text:span> (data = {<text:span text:style-name="T51">username, password</text:span>})<text:line-break/></text:p>
            </text:list-item>
          </text:list>
        </text:list-item>
        <text:list-item>
          <text:p text:style-name="P74">Server </text:p>
          <text:list>
            <text:list-item>
              <text:p text:style-name="P76"><text:span text:style-name="T12">def login </text:span><text:span text:style-name="T13">(</text:span><text:span text:style-name="T12">username, password</text:span><text:span text:style-name="T13">):</text:span></text:p>
            </text:list-item>
          </text:list>
        </text:list-item>
      </text:list>
      <text:p text:style-name="P50">delay = 5</text:p>
      <text:p text:style-name="P49"><text:span text:style-name="T13">expiry = memcache.get (key=</text:span><text:span text:style-name="T12">username</text:span><text:span text:style-name="T13">)</text:span></text:p>
      <text:p text:style-name="P51">if expiry is None:</text:p>
      <text:p text:style-name="P41"><text:span text:style-name="T13">memcache.set ( key=</text:span><text:span text:style-name="T12">username</text:span></text:p>
      <text:p text:style-name="P52"><text:tab/> <text:s text:c="6"/>, value=timestampNow() + delay</text:p>
      <text:p text:style-name="P53"><text:span text:style-name="T65"><text:s text:c="7"/></text:span>)</text:p>
      <text:p text:style-name="P7"><text:tab/><text:tab/><text:tab/><text:tab/>return #</text:p>
      <text:p text:style-name="P7"><text:tab/><text:tab/><text:tab/>else:</text:p>
      <text:p text:style-name="P42">now = timestampNow()</text:p>
      <text:p text:style-name="P42">if now &gt; expiry:</text:p>
      <text:p text:style-name="P42"><text:tab/>trylogin (username, password) </text:p>
      <text:p text:style-name="P54">return #ok</text:p>
      <text:p text:style-name="P54"/>
      <text:p text:style-name="P42">h.abort(429) </text:p>
      <text:p text:style-name="P35"><text:tab/><text:tab/><text:tab/>return #too quick!</text:p>
      <text:p text:style-name="P52"/>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Consolas" svg:font-family="Consolas"/>
    <style:font-face style:name="Roboto" svg:font-family="Roboto, 'Liberation Mono'"/>
    <style:font-face style:name="SimSun1" svg:font-family="SimSun"/>
    <style:font-face style:name="Courier New" svg:font-family="'Courier New'" style:font-family-generic="modern"/>
    <style:font-face style:name="Symbol" svg:font-family="Symbol" style:font-family-generic="roman"/>
    <style:font-face style:name="Times New Roman" svg:font-family="'Times New Roman'" style:font-family-generic="roman"/>
    <style:font-face style:name="Arial" svg:font-family="Arial" style:font-family-generic="swiss"/>
    <style:font-face style:name="Arial Unicode MS" svg:font-family="'Arial Unicode MS'" style:font-family-generic="swiss"/>
    <style:font-face style:name="FreeSans2" svg:font-family="FreeSans" style:font-family-generic="swiss"/>
    <style:font-face style:name="Tahoma" svg:font-family="Tahoma" style:font-family-generic="swiss"/>
    <style:font-face style:name="Courier New1" svg:font-family="'Courier New'" style:font-family-generic="modern" style:font-pitch="fixed"/>
    <style:font-face style:name="Noto Sans CJK SC Regular1" svg:font-family="'Noto Sans CJK SC Regular'" style:font-pitch="variable"/>
    <style:font-face style:name="SimSun" svg:font-family="SimSun" style:font-pitch="variable"/>
    <style:font-face style:name="Liberation Serif" svg:font-family="'Liberation Serif'"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1" svg:font-family="'Liberation Serif'" style:font-family-generic="swiss" style:font-pitch="variable"/>
    <style:font-face style:name="Nimbus Sans L" svg:font-family="'Nimbus Sans L'"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120 120" svg:d="M60 0l60 120h-120z"/>
    <draw:stroke-dash draw:name="Dashed_20__28_var_29__20_4" draw:display-name="Dashed (var) 4" draw:style="rect" draw:dots1="1" draw:dots1-length="0.282cm" draw:distance="0.282cm"/>
    <draw:stroke-dash draw:name="Dashed_20__28_var_29__20_5" draw:display-name="Dashed (var) 5" draw:style="rect" draw:dots1="1" draw:dots1-length="0.052cm" draw:distance="0.05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fo:font-size="10pt" fo:language="en" fo:country="GB" style:font-name-asian="SimSun1" style:font-family-asian="SimSun" style:font-size-asian="10pt" style:language-asian="en" style:country-asian="US" style:font-name-complex="Arial" style:font-family-complex="Arial" style:font-family-generic-complex="swiss"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loext:contextual-spacing="false" fo:line-height="173%" fo:keep-together="always"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keep-with-next="always"/>
      <style:text-properties style:text-underline-style="solid" style:text-underline-width="auto" style:text-underline-color="font-color" style:font-name-complex="Times New Roman" style:font-family-complex="'Times New Roman'" style:font-family-generic-complex="roman" style:font-size-complex="11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Bullet_20_2" style:display-name="List Bullet 2" style:family="paragraph" style:parent-style-name="Standard" style:list-style-name="WW8Num5">
      <style:paragraph-properties fo:margin-top="0.071cm" fo:margin-bottom="0.071cm" loext:contextual-spacing="false">
        <style:tab-stops>
          <style:tab-stop style:position="1.27cm"/>
        </style:tab-stops>
      </style:paragraph-properties>
    </style:style>
    <style:style style:name="Normal_20__28_Web_29_" style:display-name="Normal (Web)" style:family="paragraph">
      <style:paragraph-properties fo:margin-left="0cm" fo:margin-right="0cm" fo:margin-top="0.494cm" fo:margin-bottom="0.494cm" loext:contextual-spacing="false" fo:text-align="start" style:justify-single-word="false" fo:orphans="2" fo:widows="2" fo:text-indent="0cm" style:auto-text-indent="false"/>
      <style:text-properties style:use-window-font-color="true" style:font-name="Times New Roman" fo:font-family="'Times New Roman'" style:font-family-generic="roman" fo:font-size="12pt" fo:language="en" fo:country="US" style:letter-kerning="true" style:font-name-asian="SimSun1" style:font-family-asian="SimSun" style:font-size-asian="12pt" style:language-asian="zh" style:country-asian="CN" style:font-name-complex="Times New Roman" style:font-family-complex="'Times New Roman'" style:font-family-generic-complex="roman" style:font-size-complex="12pt" style:language-complex="ar" style:country-complex="none"/>
    </style:style>
    <style:style style:name="List_20_Bullet_20_5" style:display-name="List Bullet 5" style:family="paragraph" style:parent-style-name="Standard" style:list-style-name="WW8Num5">
      <style:paragraph-properties>
        <style:tab-stops>
          <style:tab-stop style:position="3.175cm"/>
        </style:tab-stops>
      </style:paragraph-properties>
    </style:style>
    <style:style style:name="List_20_Bullet_20_3" style:display-name="List Bullet 3" style:family="paragraph" style:parent-style-name="Standard" style:list-style-name="WW8Num5">
      <style:paragraph-properties fo:margin-top="0cm" fo:margin-bottom="0.071cm" loext:contextual-spacing="false">
        <style:tab-stops>
          <style:tab-stop style:position="2.223cm"/>
        </style:tab-stops>
      </style:paragraph-properties>
    </style:style>
    <style:style style:name="List_20_Bullet_20_4" style:display-name="List Bullet 4" style:family="paragraph" style:parent-style-name="Standard" style:list-style-name="WW8Num5">
      <style:paragraph-properties>
        <style:tab-stops>
          <style:tab-stop style:position="2.54cm"/>
        </style:tab-stops>
      </style:paragraph-properties>
    </style:style>
    <style:style style:name="List_20_Bullet" style:display-name="List Bullet" style:family="paragraph" style:parent-style-name="Standard">
      <style:paragraph-properties fo:margin-top="0cm" fo:margin-bottom="0.141cm" loext:contextual-spacing="false"/>
    </style:style>
    <style:style style:name="none" style:family="paragraph" style:parent-style-name="Standard" style:list-style-name="WW8Num5">
      <style:paragraph-properties>
        <style:tab-stops>
          <style:tab-stop style:position="3.8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use-window-font-color="tru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charset="x-symbol" style:font-name-complex="Wingdings" style:font-family-complex="Wingdings" style:font-charset-complex="x-symbol"/>
    </style:style>
    <style:style style:name="WW8Num1z3" style:family="text">
      <style:text-properties style:font-name="Symbol" fo:font-family="Symbol" style:font-family-generic="roman" style:font-name-complex="Symbol" style:font-family-complex="Symbol" style:font-family-generic-complex="roman"/>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 style:font-family-complex="Wingdings" style:font-charset-complex="x-symbol"/>
    </style:style>
    <style:style style:name="WW8Num2z3" style:family="text">
      <style:text-properties style:font-name="Symbol" fo:font-family="Symbol" style:font-family-generic="roman" style:font-name-complex="Symbol" style:font-family-complex="Symbol" style:font-family-generic-complex="roman"/>
    </style:style>
    <style:style style:name="WW8Num3z0" style:family="text">
      <style:text-properties style:use-window-font-color="true" style:font-name="Courier New" fo:font-family="'Courier New'" style:font-family-generic="modern" style:font-name-complex="Courier New" style:font-family-complex="'Courier New'" style:font-family-generic-complex="modern" style:font-weight-complex="bold"/>
    </style:style>
    <style:style style:name="WW8Num3z2" style:family="text">
      <style:text-properties style:font-name="Wingdings" fo:font-family="Wingdings" style:font-charset="x-symbol" style:font-name-complex="Wingdings" style:font-family-complex="Wingdings" style:font-charset-complex="x-symbol"/>
    </style:style>
    <style:style style:name="WW8Num3z3" style:family="text">
      <style:text-properties style:font-name="Symbol" fo:font-family="Symbol" style:font-family-generic="roman" style:font-name-complex="Symbol" style:font-family-complex="Symbol" style:font-family-generic-complex="roman"/>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charset="x-symbol" style:font-name-complex="Wingdings" style:font-family-complex="Wingdings" style:font-charset-complex="x-symbol"/>
    </style:style>
    <style:style style:name="WW8Num4z3" style:family="text">
      <style:text-properties style:font-name="Symbol" fo:font-family="Symbol" style:font-family-generic="roman" style:font-name-complex="Symbol" style:font-family-complex="Symbol" style:font-family-generic-complex="roman"/>
    </style:style>
    <style:style style:name="WW8Num5z0" style:family="text">
      <style:text-properties style:use-window-font-color="true"/>
    </style:style>
    <style:style style:name="WW8Num5z1" style:family="text">
      <style:text-properties style:font-name="Symbol" fo:font-family="Symbol" style:font-family-generic="roman" style:font-name-complex="Times New Roman" style:font-family-complex="'Times New Roman'" style:font-family-generic-complex="roman"/>
    </style:style>
    <style:style style:name="WW8Num6z0"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WW8Num7z0"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use-window-font-color="true"/>
    </style:style>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fo:font-style="italic" style:font-style-asian="italic" style:font-style-complex="italic" style:font-weight-complex="bold"/>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weight-complex="bold"/>
    </style:style>
    <style:style style:name="WW8Num9z1" style:family="text">
      <style:text-properties style:use-window-font-color="true"/>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charset="x-symbol" style:font-name-complex="Wingdings" style:font-family-complex="Wingdings" style:font-charset-complex="x-symbol"/>
    </style:style>
    <style:style style:name="WW8Num10z3" style:family="text">
      <style:text-properties style:font-name="Symbol" fo:font-family="Symbol" style:font-family-generic="roman" style:font-name-complex="Symbol" style:font-family-complex="Symbol" style:font-family-generic-complex="roman"/>
    </style:style>
    <style:style style:name="WW8Num11z0"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use-window-font-color="true"/>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use-window-font-color="true" style:text-outline="false" style:text-line-through-style="none" style:text-line-through-type="none" style:text-position="0% 100%" fo:letter-spacing="normal" fo:font-style="normal" fo:text-shadow="none" style:text-underline-style="none" fo:font-weight="normal" style:letter-kerning="true" fo:background-color="transparent" style:font-style-asian="normal" style:font-weight-asian="normal" style:font-style-complex="normal" style:font-weight-complex="bold" style:text-emphasize="none" style:text-scale="100%"/>
    </style:style>
    <style:style style:name="WW8Num12z1"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use-window-font-color="tru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charset="x-symbol" style:font-name-complex="Wingdings" style:font-family-complex="Wingdings" style:font-charset-complex="x-symbol"/>
    </style:style>
    <style:style style:name="WW8Num13z3" style:family="text">
      <style:text-properties style:font-name="Symbol" fo:font-family="Symbol" style:font-family-generic="roman" style:font-name-complex="Symbol" style:font-family-complex="Symbol" style:font-family-generic-complex="roma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ing_20_4_20_Char" style:display-name="Heading 4 Char" style:family="text" style:parent-style-name="Default_20_Paragraph_20_Font">
      <style:text-properties style:font-name="Arial" fo:font-family="Arial" style:font-family-generic="swiss" fo:language="en" fo:country="GB" style:text-underline-style="solid" style:text-underline-width="auto" style:text-underline-color="font-color" style:language-asian="en" style:country-asian="US" style:font-name-complex="Arial" style:font-family-complex="Arial" style:font-family-generic-complex="swiss" style:font-size-complex="11pt" style:language-complex="ar" style:country-complex="SA"/>
    </style:style>
    <style:style style:name="EmailStyle18" style:family="text" style:parent-style-name="Default_20_Paragraph_20_Font">
      <style:text-properties style:use-window-font-color="true"/>
    </style:style>
    <style:style style:name="cwcot"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4cm" fo:margin-left="0.4cm"/>
        </style:list-level-properties>
        <style:text-properties style:font-name="Liberation Serif"/>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2z1" style:num-suffix="." text:bullet-char="o">
        <style:list-level-properties text:list-level-position-and-space-mode="label-alignment">
          <style:list-level-label-alignment text:label-followed-by="listtab" fo:text-indent="-0.6cm" fo:margin-left="0.20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1.5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2.7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4.0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5.3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6.5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7.8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9.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2.274cm"/>
        </style:list-level-properties>
        <style:text-properties style:font-name="Liberation Serif"/>
      </text:list-level-style-bullet>
      <text:list-level-style-number text:level="2" text:style-name="WW8Num3z0" style:num-suffix="." style:num-format="1">
        <style:list-level-properties text:list-level-position-and-space-mode="label-alignment">
          <style:list-level-label-alignment text:label-followed-by="listtab" fo:text-indent="-0.635cm" fo:margin-left="2.935cm"/>
        </style:list-level-properties>
      </text:list-level-style-number>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o">
        <style:list-level-properties text:list-level-position-and-space-mode="label-alignment">
          <style:list-level-label-alignment text:label-followed-by="listtab" fo:text-indent="-0.6cm" fo:margin-left="0.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fo:text-indent="-0.635cm" fo:margin-left="0.2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1.5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2.7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fo:text-indent="-0.635cm" fo:margin-left="4.0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5.3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6.5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fo:text-indent="-0.635cm" fo:margin-left="7.8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9.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8Num5z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fo:text-indent="-0.635cm" fo:margin-left="2.223cm"/>
        </style:list-level-properties>
        <style:text-properties style:font-name="Symbol"/>
      </text:list-level-style-bullet>
      <text:list-level-style-bullet text:level="4" text:style-name="WW8Num5z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5z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7" text:style-name="WW8Num5z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5z1"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6z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0"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WW8Num6z0"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0"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text:style-name="WW8Num6z0"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811cm"/>
        </style:list-level-properties>
      </text:list-level-style-number>
      <text:list-level-style-bullet text:level="2" text:style-name="WW8Num7z1" style:num-suffix="." text:bullet-char="o">
        <style:list-level-properties text:list-level-position-and-space-mode="label-alignment">
          <style:list-level-label-alignment text:label-followed-by="listtab" fo:text-indent="-0.6cm" fo:margin-left="0.77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0.811cm"/>
        </style:list-level-properties>
        <style:text-properties style:font-name="Liberation Serif"/>
      </text:list-level-style-bullet>
      <text:list-level-style-number text:level="4" text:style-name="WW8Num7z3" style:num-suffix="." style:num-format="1">
        <style:list-level-properties text:list-level-position-and-space-mode="label-alignment">
          <style:list-level-label-alignment text:label-followed-by="listtab" fo:text-indent="-0.635cm" fo:margin-left="4.621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5.891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161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431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9.701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0.9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8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8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8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8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8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0.811cm"/>
        </style:list-level-properties>
      </text:list-level-style-number>
      <text:list-level-style-bullet text:level="2" text:style-name="WW8Num9z1" style:num-suffix="." text:bullet-char="">
        <style:list-level-properties text:list-level-position-and-space-mode="label-alignment">
          <style:list-level-label-alignment text:label-followed-by="listtab" fo:text-indent="-0.635cm" fo:margin-left="0.811cm"/>
        </style:list-level-properties>
        <style:text-properties style:font-name="Liberation Serif"/>
      </text:list-level-style-bullet>
      <text:list-level-style-number text:level="3" text:style-name="WW8Num9z2" style:num-suffix="." style:num-format="i">
        <style:list-level-properties text:list-level-position-and-space-mode="label-alignment" fo:text-align="end">
          <style:list-level-label-alignment text:label-followed-by="listtab" fo:text-indent="-0.318cm" fo:margin-left="3.35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4.62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5.89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16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43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9.70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0.9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fo:text-indent="-0.6cm" fo:margin-left="0.6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fo:text-indent="-0.635cm" fo:margin-left="0.2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1.5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2.7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fo:text-indent="-0.635cm" fo:margin-left="4.0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5.3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6.5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fo:text-indent="-0.635cm" fo:margin-left="7.8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9.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0.811cm"/>
        </style:list-level-properties>
      </text:list-level-style-number>
      <text:list-level-style-bullet text:level="2" text:style-name="WW8Num11z1" style:num-suffix="." text:bullet-char="o">
        <style:list-level-properties text:list-level-position-and-space-mode="label-alignment">
          <style:list-level-label-alignment text:label-followed-by="listtab" fo:text-indent="-0.6cm" fo:margin-left="0.776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27cm" fo:text-indent="-0.635cm" fo:margin-left="1.341cm"/>
        </style:list-level-properties>
        <style:text-properties style:font-name="Liberation Serif"/>
      </text:list-level-style-bullet>
      <text:list-level-style-number text:level="4" text:style-name="WW8Num11z3" style:num-suffix="." style:num-format="1">
        <style:list-level-properties text:list-level-position-and-space-mode="label-alignment">
          <style:list-level-label-alignment text:label-followed-by="listtab" fo:text-indent="-0.635cm" fo:margin-left="4.62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5.89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161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43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9.70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0.9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2z1"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2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2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2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2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fo:text-indent="-0.635cm" fo:margin-left="2.274cm"/>
        </style:list-level-properties>
        <style:text-properties style:font-name="Liberation Serif"/>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824cm" fo:page-height="29.7cm" style:num-format="1" style:print-orientation="portrait" fo:margin-top="1.586cm" fo:margin-bottom="1.268cm" fo:margin-left="1.905cm" fo:margin-right="1.59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de</dc:title>
    <meta:initial-creator>xxx</meta:initial-creator>
    <meta:creation-date>2016-01-16T16:01:00</meta:creation-date>
    <dc:date>2018-04-07T14:24:07.955051532</dc:date>
    <meta:print-date>2016-01-26T14:39:00</meta:print-date>
    <meta:editing-cycles>31</meta:editing-cycles>
    <meta:editing-duration>PT1H5M33S</meta:editing-duration>
    <meta:generator>LibreOffice/5.1.6.2$Linux_X86_64 LibreOffice_project/10m0$Build-2</meta:generator>
    <meta:document-statistic meta:table-count="1" meta:image-count="0" meta:object-count="0" meta:page-count="11" meta:paragraph-count="268" meta:word-count="5022" meta:character-count="29111" meta:non-whitespace-character-count="24112"/>
    <meta:user-defined meta:name="KSOProductBuildVer">2057-10.2.0.5934</meta:user-defined>
  </office:meta>
</office:document-meta>
</file>